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3.95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129.4pt"/>
    </style:style>
    <style:style style:name="co6" style:family="table-column">
      <style:table-column-properties fo:break-before="auto" style:column-width="308.75pt"/>
    </style:style>
    <style:style style:name="co7" style:family="table-column">
      <style:table-column-properties fo:break-before="auto" style:column-width="203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ucc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uccle.F1"/>
      </table:content-validations>
      <table:table table:name="ucc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9071" calcext:value-type="float">
            <text:p>2989071</text:p>
          </table:table-cell>
          <table:table-cell table:style-name="ce2" office:value-type="string" calcext:value-type="string">
            <text:p>Chemin de la Source</text:p>
          </table:table-cell>
          <table:table-cell table:style-name="ce2" office:value-type="string" calcext:value-type="string">
            <text:p>Bronweg</text:p>
          </table:table-cell>
          <table:table-cell table:style-name="ce2" office:value-type="string" calcext:value-type="string">
            <text:p/>
            <text:p/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];&quot;/&quot;;[.B2])" office:value-type="string" office:string-value="https://osm.org/relation/2989071" calcext:value-type="string">
            <text:p>https://osm.org/relation/29890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9832" calcext:value-type="float">
            <text:p>2989832</text:p>
          </table:table-cell>
          <table:table-cell table:style-name="ce2" office:value-type="string" calcext:value-type="string">
            <text:p>Rue Groeselenberg</text:p>
          </table:table-cell>
          <table:table-cell table:style-name="ce2" office:value-type="string" calcext:value-type="string">
            <text:p>Groes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];&quot;/&quot;;[.B3])" office:value-type="string" office:string-value="https://osm.org/relation/2989832" calcext:value-type="string">
            <text:p>https://osm.org/relation/2989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1493" calcext:value-type="float">
            <text:p>2991493</text:p>
          </table:table-cell>
          <table:table-cell table:style-name="ce2" office:value-type="string" calcext:value-type="string">
            <text:p>Avenue Houzeau</text:p>
          </table:table-cell>
          <table:table-cell table:style-name="ce2" office:value-type="string" calcext:value-type="string">
            <text:p>Houzeaulaan</text:p>
          </table:table-cell>
          <table:table-cell table:style-name="ce2" office:value-type="string" calcext:value-type="string">
            <text:p>Q7689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];&quot;/&quot;;[.B4])" office:value-type="string" office:string-value="https://osm.org/relation/2991493" calcext:value-type="string">
            <text:p>https://osm.org/relation/29914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1494" calcext:value-type="float">
            <text:p>2991494</text:p>
          </table:table-cell>
          <table:table-cell table:style-name="ce2" office:value-type="string" calcext:value-type="string">
            <text:p>Carré Dewandeleer</text:p>
          </table:table-cell>
          <table:table-cell table:style-name="ce2" office:value-type="string" calcext:value-type="string">
            <text:p>Dewandeleerblo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];&quot;/&quot;;[.B5])" office:value-type="string" office:string-value="https://osm.org/relation/2991494" calcext:value-type="string">
            <text:p>https://osm.org/relation/29914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3243" calcext:value-type="float">
            <text:p>2993243</text:p>
          </table:table-cell>
          <table:table-cell table:style-name="ce2" office:value-type="string" calcext:value-type="string">
            <text:p>Avenue des Statuaires</text:p>
          </table:table-cell>
          <table:table-cell table:style-name="ce2" office:value-type="string" calcext:value-type="string">
            <text:p>Beeldhouw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];&quot;/&quot;;[.B6])" office:value-type="string" office:string-value="https://osm.org/relation/2993243" calcext:value-type="string">
            <text:p>https://osm.org/relation/29932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439" calcext:value-type="float">
            <text:p>3000439</text:p>
          </table:table-cell>
          <table:table-cell table:style-name="ce2" office:value-type="string" calcext:value-type="string">
            <text:p>Avenue De Fré</text:p>
          </table:table-cell>
          <table:table-cell table:style-name="ce2" office:value-type="string" calcext:value-type="string">
            <text:p>De Frélaan</text:p>
          </table:table-cell>
          <table:table-cell table:style-name="ce2" office:value-type="string" calcext:value-type="string">
            <text:p>Q158788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];&quot;/&quot;;[.B7])" office:value-type="string" office:string-value="https://osm.org/relation/3000439" calcext:value-type="string">
            <text:p>https://osm.org/relation/300043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lation</text:p>
          </table:table-cell>
          <table:table-cell table:style-name="ce2" office:value-type="float" office:value="3003358" calcext:value-type="float">
            <text:p>3003358</text:p>
          </table:table-cell>
          <table:table-cell table:style-name="ce2" office:value-type="string" calcext:value-type="string">
            <text:p>Avenue Kamerdelle</text:p>
          </table:table-cell>
          <table:table-cell table:style-name="ce2" office:value-type="string" calcext:value-type="string">
            <text:p>Kamerdel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8];&quot;/&quot;;[.B8])" office:value-type="string" office:string-value="https://osm.org/relation/3003358" calcext:value-type="string">
            <text:p>https://osm.org/relation/3003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3359" calcext:value-type="float">
            <text:p>3003359</text:p>
          </table:table-cell>
          <table:table-cell table:style-name="ce2" office:value-type="string" calcext:value-type="string">
            <text:p>Avenue Paul Stroobant</text:p>
          </table:table-cell>
          <table:table-cell table:style-name="ce2" office:value-type="string" calcext:value-type="string">
            <text:p>Paul Stroobantlaan</text:p>
          </table:table-cell>
          <table:table-cell table:style-name="ce2" office:value-type="string" calcext:value-type="string">
            <text:p>Q18415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9];&quot;/&quot;;[.B9])" office:value-type="string" office:string-value="https://osm.org/relation/3003359" calcext:value-type="string">
            <text:p>https://osm.org/relation/3003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3360" calcext:value-type="float">
            <text:p>3003360</text:p>
          </table:table-cell>
          <table:table-cell table:style-name="ce2" office:value-type="string" calcext:value-type="string">
            <text:p>Avenue des Archères</text:p>
          </table:table-cell>
          <table:table-cell table:style-name="ce2" office:value-type="string" calcext:value-type="string">
            <text:p>Boogschutterin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0];&quot;/&quot;;[.B10])" office:value-type="string" office:string-value="https://osm.org/relation/3003360" calcext:value-type="string">
            <text:p>https://osm.org/relation/3003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3361" calcext:value-type="float">
            <text:p>3003361</text:p>
          </table:table-cell>
          <table:table-cell table:style-name="ce2" office:value-type="string" calcext:value-type="string">
            <text:p>Avenue du Manoir</text:p>
          </table:table-cell>
          <table:table-cell table:style-name="ce2" office:value-type="string" calcext:value-type="string">
            <text:p>Riddershofsted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1];&quot;/&quot;;[.B11])" office:value-type="string" office:string-value="https://osm.org/relation/3003361" calcext:value-type="string">
            <text:p>https://osm.org/relation/3003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3362" calcext:value-type="float">
            <text:p>3003362</text:p>
          </table:table-cell>
          <table:table-cell table:style-name="ce2" office:value-type="string" calcext:value-type="string">
            <text:p>Avenue du Vieux Cornet</text:p>
          </table:table-cell>
          <table:table-cell table:style-name="ce2" office:value-type="string" calcext:value-type="string">
            <text:p>Hof ten Ho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];&quot;/&quot;;[.B12])" office:value-type="string" office:string-value="https://osm.org/relation/3003362" calcext:value-type="string">
            <text:p>https://osm.org/relation/3003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3363" calcext:value-type="float">
            <text:p>3003363</text:p>
          </table:table-cell>
          <table:table-cell table:style-name="ce2" office:value-type="string" calcext:value-type="string">
            <text:p>Avenue ten Horen</text:p>
          </table:table-cell>
          <table:table-cell table:style-name="ce2" office:value-type="string" calcext:value-type="string">
            <text:p>ten Ho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];&quot;/&quot;;[.B13])" office:value-type="string" office:string-value="https://osm.org/relation/3003363" calcext:value-type="string">
            <text:p>https://osm.org/relation/3003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3364" calcext:value-type="float">
            <text:p>3003364</text:p>
          </table:table-cell>
          <table:table-cell table:style-name="ce2" office:value-type="string" calcext:value-type="string">
            <text:p>Chemin du Crabbegat</text:p>
          </table:table-cell>
          <table:table-cell table:style-name="ce2" office:value-type="string" calcext:value-type="string">
            <text:p>Crabbega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];&quot;/&quot;;[.B14])" office:value-type="string" office:string-value="https://osm.org/relation/3003364" calcext:value-type="string">
            <text:p>https://osm.org/relation/3003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942" calcext:value-type="float">
            <text:p>3006942</text:p>
          </table:table-cell>
          <table:table-cell table:style-name="ce2" office:value-type="string" calcext:value-type="string">
            <text:p>Rue Rouge</text:p>
          </table:table-cell>
          <table:table-cell table:style-name="ce2" office:value-type="string" calcext:value-type="string">
            <text:p>Ro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];&quot;/&quot;;[.B15])" office:value-type="string" office:string-value="https://osm.org/relation/3006942" calcext:value-type="string">
            <text:p>https://osm.org/relation/30069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943" calcext:value-type="float">
            <text:p>3006943</text:p>
          </table:table-cell>
          <table:table-cell table:style-name="ce2" office:value-type="string" calcext:value-type="string">
            <text:p>Square Georges Marlow</text:p>
          </table:table-cell>
          <table:table-cell table:style-name="ce2" office:value-type="string" calcext:value-type="string">
            <text:p>Georges Marlowsquare</text:p>
          </table:table-cell>
          <table:table-cell table:style-name="ce2" office:value-type="string" calcext:value-type="string">
            <text:p>Q181155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6];&quot;/&quot;;[.B16])" office:value-type="string" office:string-value="https://osm.org/relation/3006943" calcext:value-type="string">
            <text:p>https://osm.org/relation/30069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984" calcext:value-type="float">
            <text:p>3006984</text:p>
          </table:table-cell>
          <table:table-cell table:style-name="ce2" office:value-type="string" calcext:value-type="string">
            <text:p>Parvis Saint-Pierre</text:p>
          </table:table-cell>
          <table:table-cell table:style-name="ce2" office:value-type="string" calcext:value-type="string">
            <text:p>Sint-Pietersvoor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7];&quot;/&quot;;[.B17])" office:value-type="string" office:string-value="https://osm.org/relation/3006984" calcext:value-type="string">
            <text:p>https://osm.org/relation/30069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6985" calcext:value-type="float">
            <text:p>3006985</text:p>
          </table:table-cell>
          <table:table-cell table:style-name="ce2" office:value-type="string" calcext:value-type="string">
            <text:p>Rue du Postillon</text:p>
          </table:table-cell>
          <table:table-cell table:style-name="ce2" office:value-type="string" calcext:value-type="string">
            <text:p>Postilj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];&quot;/&quot;;[.B18])" office:value-type="string" office:string-value="https://osm.org/relation/3006985" calcext:value-type="string">
            <text:p>https://osm.org/relation/30069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63" calcext:value-type="float">
            <text:p>3007063</text:p>
          </table:table-cell>
          <table:table-cell table:style-name="ce2" office:value-type="string" calcext:value-type="string">
            <text:p>Place Homère Goossens</text:p>
          </table:table-cell>
          <table:table-cell table:style-name="ce2" office:value-type="string" calcext:value-type="string">
            <text:p>Homère Goossens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19];&quot;/&quot;;[.B19])" office:value-type="string" office:string-value="https://osm.org/relation/3007063" calcext:value-type="string">
            <text:p>https://osm.org/relation/30070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64" calcext:value-type="float">
            <text:p>3007064</text:p>
          </table:table-cell>
          <table:table-cell table:style-name="ce2" office:value-type="string" calcext:value-type="string">
            <text:p>Rue Verhulst</text:p>
          </table:table-cell>
          <table:table-cell table:style-name="ce2" office:value-type="string" calcext:value-type="string">
            <text:p>Verhul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0];&quot;/&quot;;[.B20])" office:value-type="string" office:string-value="https://osm.org/relation/3007064" calcext:value-type="string">
            <text:p>https://osm.org/relation/30070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65" calcext:value-type="float">
            <text:p>3007065</text:p>
          </table:table-cell>
          <table:table-cell table:style-name="ce2" office:value-type="string" calcext:value-type="string">
            <text:p>Rue Xavier De Bue</text:p>
          </table:table-cell>
          <table:table-cell table:style-name="ce2" office:value-type="string" calcext:value-type="string">
            <text:p>Xavier De Buestraat</text:p>
          </table:table-cell>
          <table:table-cell table:style-name="ce2" office:value-type="string" calcext:value-type="string">
            <text:p>Q35706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1];&quot;/&quot;;[.B21])" office:value-type="string" office:string-value="https://osm.org/relation/3007065" calcext:value-type="string">
            <text:p>https://osm.org/relation/3007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66" calcext:value-type="float">
            <text:p>3007066</text:p>
          </table:table-cell>
          <table:table-cell table:style-name="ce2" office:value-type="string" calcext:value-type="string">
            <text:p>Rue des Fidèles</text:p>
          </table:table-cell>
          <table:table-cell table:style-name="ce2" office:value-type="string" calcext:value-type="string">
            <text:p>Gelovi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];&quot;/&quot;;[.B22])" office:value-type="string" office:string-value="https://osm.org/relation/3007066" calcext:value-type="string">
            <text:p>https://osm.org/relation/3007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67" calcext:value-type="float">
            <text:p>3007067</text:p>
          </table:table-cell>
          <table:table-cell table:style-name="ce2" office:value-type="string" calcext:value-type="string">
            <text:p>Rue du Doyenné</text:p>
          </table:table-cell>
          <table:table-cell table:style-name="ce2" office:value-type="string" calcext:value-type="string">
            <text:p>Deken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];&quot;/&quot;;[.B23])" office:value-type="string" office:string-value="https://osm.org/relation/3007067" calcext:value-type="string">
            <text:p>https://osm.org/relation/30070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7068" calcext:value-type="float">
            <text:p>3007068</text:p>
          </table:table-cell>
          <table:table-cell table:style-name="ce2" office:value-type="string" calcext:value-type="string">
            <text:p>Square Coghen</text:p>
          </table:table-cell>
          <table:table-cell table:style-name="ce2" office:value-type="string" calcext:value-type="string">
            <text:p>Coghensquare</text:p>
          </table:table-cell>
          <table:table-cell/>
          <table:table-cell table:content-validation-name="val1"/>
          <table:table-cell table:number-columns-repeated="2"/>
          <table:table-cell table:style-name="ce9" table:formula="of:=CONCATENATE(&quot;https://osm.org/&quot;;[.A24];&quot;/&quot;;[.B24])" office:value-type="string" office:string-value="https://osm.org/relation/3007068" calcext:value-type="string">
            <text:p>https://osm.org/relation/30070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8517" calcext:value-type="float">
            <text:p>3018517</text:p>
          </table:table-cell>
          <table:table-cell table:style-name="ce2" office:value-type="string" calcext:value-type="string">
            <text:p>Avenue des Paysages</text:p>
          </table:table-cell>
          <table:table-cell table:style-name="ce2" office:value-type="string" calcext:value-type="string">
            <text:p>Landschapp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];&quot;/&quot;;[.B25])" office:value-type="string" office:string-value="https://osm.org/relation/3018517" calcext:value-type="string">
            <text:p>https://osm.org/relation/30185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93" calcext:value-type="float">
            <text:p>3061893</text:p>
          </table:table-cell>
          <table:table-cell table:style-name="ce2" office:value-type="string" calcext:value-type="string">
            <text:p>Rue du Roseau</text:p>
          </table:table-cell>
          <table:table-cell table:style-name="ce2" office:value-type="string" calcext:value-type="string">
            <text:p>Ri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];&quot;/&quot;;[.B26])" office:value-type="string" office:string-value="https://osm.org/relation/3061893" calcext:value-type="string">
            <text:p>https://osm.org/relation/30618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8543" calcext:value-type="float">
            <text:p>3078543</text:p>
          </table:table-cell>
          <table:table-cell table:style-name="ce2" office:value-type="string" calcext:value-type="string">
            <text:p>Avenue du Pérou</text:p>
          </table:table-cell>
          <table:table-cell table:style-name="ce2" office:value-type="string" calcext:value-type="string">
            <text:p>Peru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];&quot;/&quot;;[.B27])" office:value-type="string" office:string-value="https://osm.org/relation/3078543" calcext:value-type="string">
            <text:p>https://osm.org/relation/30785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27" calcext:value-type="float">
            <text:p>3145727</text:p>
          </table:table-cell>
          <table:table-cell table:style-name="ce2" office:value-type="string" calcext:value-type="string">
            <text:p>Avenue Den Doorn</text:p>
          </table:table-cell>
          <table:table-cell table:style-name="ce2" office:value-type="string" calcext:value-type="string">
            <text:p>Den Door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];&quot;/&quot;;[.B28])" office:value-type="string" office:string-value="https://osm.org/relation/3145727" calcext:value-type="string">
            <text:p>https://osm.org/relation/31457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28" calcext:value-type="float">
            <text:p>3145728</text:p>
          </table:table-cell>
          <table:table-cell table:style-name="ce2" office:value-type="string" calcext:value-type="string">
            <text:p>Avenue François Folie</text:p>
          </table:table-cell>
          <table:table-cell table:style-name="ce2" office:value-type="string" calcext:value-type="string">
            <text:p>François Folielaan</text:p>
          </table:table-cell>
          <table:table-cell table:style-name="ce2" office:value-type="string" calcext:value-type="string">
            <text:p>Q20988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9];&quot;/&quot;;[.B29])" office:value-type="string" office:string-value="https://osm.org/relation/3145728" calcext:value-type="string">
            <text:p>https://osm.org/relation/31457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29" calcext:value-type="float">
            <text:p>3145729</text:p>
          </table:table-cell>
          <table:table-cell table:style-name="ce2" office:value-type="string" calcext:value-type="string">
            <text:p>Avenue Georges Lecointe</text:p>
          </table:table-cell>
          <table:table-cell table:style-name="ce2" office:value-type="string" calcext:value-type="string">
            <text:p>Georges Lecointelaan</text:p>
          </table:table-cell>
          <table:table-cell table:style-name="ce2" office:value-type="string" calcext:value-type="string">
            <text:p>Q31030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0];&quot;/&quot;;[.B30])" office:value-type="string" office:string-value="https://osm.org/relation/3145729" calcext:value-type="string">
            <text:p>https://osm.org/relation/3145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0" calcext:value-type="float">
            <text:p>3145730</text:p>
          </table:table-cell>
          <table:table-cell table:style-name="ce2" office:value-type="string" calcext:value-type="string">
            <text:p>Avenue Jean et Pierre Carsoel</text:p>
          </table:table-cell>
          <table:table-cell table:style-name="ce2" office:value-type="string" calcext:value-type="string">
            <text:p>Jean en Pierre Carsoel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1];&quot;/&quot;;[.B31])" office:value-type="string" office:string-value="https://osm.org/relation/3145730" calcext:value-type="string">
            <text:p>https://osm.org/relation/31457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1" calcext:value-type="float">
            <text:p>3145731</text:p>
          </table:table-cell>
          <table:table-cell table:style-name="ce2" office:value-type="string" calcext:value-type="string">
            <text:p>Avenue Louis Thévenet</text:p>
          </table:table-cell>
          <table:table-cell table:style-name="ce2" office:value-type="string" calcext:value-type="string">
            <text:p>Louis Thévenetlaan</text:p>
          </table:table-cell>
          <table:table-cell table:style-name="ce2" office:value-type="string" calcext:value-type="string">
            <text:p>Q20320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2];&quot;/&quot;;[.B32])" office:value-type="string" office:string-value="https://osm.org/relation/3145731" calcext:value-type="string">
            <text:p>https://osm.org/relation/31457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2" calcext:value-type="float">
            <text:p>3145732</text:p>
          </table:table-cell>
          <table:table-cell table:style-name="ce2" office:value-type="string" calcext:value-type="string">
            <text:p>Avenue Wolvendael</text:p>
          </table:table-cell>
          <table:table-cell table:style-name="ce2" office:value-type="string" calcext:value-type="string">
            <text:p>Wolvenda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3];&quot;/&quot;;[.B33])" office:value-type="string" office:string-value="https://osm.org/relation/3145732" calcext:value-type="string">
            <text:p>https://osm.org/relation/31457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3" calcext:value-type="float">
            <text:p>3145733</text:p>
          </table:table-cell>
          <table:table-cell table:style-name="ce2" office:value-type="string" calcext:value-type="string">
            <text:p>Avenue de Mercure</text:p>
          </table:table-cell>
          <table:table-cell table:style-name="ce2" office:value-type="string" calcext:value-type="string">
            <text:p>Mercuriu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4];&quot;/&quot;;[.B34])" office:value-type="string" office:string-value="https://osm.org/relation/3145733" calcext:value-type="string">
            <text:p>https://osm.org/relation/3145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4" calcext:value-type="float">
            <text:p>3145734</text:p>
          </table:table-cell>
          <table:table-cell table:style-name="ce2" office:value-type="string" calcext:value-type="string">
            <text:p>Clos du Drossart</text:p>
          </table:table-cell>
          <table:table-cell table:style-name="ce2" office:value-type="string" calcext:value-type="string">
            <text:p>Drossaard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5];&quot;/&quot;;[.B35])" office:value-type="string" office:string-value="https://osm.org/relation/3145734" calcext:value-type="string">
            <text:p>https://osm.org/relation/31457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5" calcext:value-type="float">
            <text:p>3145735</text:p>
          </table:table-cell>
          <table:table-cell table:style-name="ce2" office:value-type="string" calcext:value-type="string">
            <text:p>Rue Colonel Chaltin</text:p>
          </table:table-cell>
          <table:table-cell table:style-name="ce2" office:value-type="string" calcext:value-type="string">
            <text:p>Kolonel Chaltinstraat</text:p>
          </table:table-cell>
          <table:table-cell table:style-name="ce2" office:value-type="string" calcext:value-type="string">
            <text:p>Q5594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36];&quot;/&quot;;[.B36])" office:value-type="string" office:string-value="https://osm.org/relation/3145735" calcext:value-type="string">
            <text:p>https://osm.org/relation/31457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736" calcext:value-type="float">
            <text:p>3145736</text:p>
          </table:table-cell>
          <table:table-cell table:style-name="ce2" office:value-type="string" calcext:value-type="string">
            <text:p>Rue du Repos</text:p>
          </table:table-cell>
          <table:table-cell table:style-name="ce2" office:value-type="string" calcext:value-type="string">
            <text:p>Ru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7];&quot;/&quot;;[.B37])" office:value-type="string" office:string-value="https://osm.org/relation/3145736" calcext:value-type="string">
            <text:p>https://osm.org/relation/314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74" calcext:value-type="float">
            <text:p>3145874</text:p>
          </table:table-cell>
          <table:table-cell table:style-name="ce2" office:value-type="string" calcext:value-type="string">
            <text:p>Ancien Dieweg</text:p>
          </table:table-cell>
          <table:table-cell table:style-name="ce2" office:value-type="string" calcext:value-type="string">
            <text:p>Oude Di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8];&quot;/&quot;;[.B38])" office:value-type="string" office:string-value="https://osm.org/relation/3145874" calcext:value-type="string">
            <text:p>https://osm.org/relation/31458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75" calcext:value-type="float">
            <text:p>3145875</text:p>
          </table:table-cell>
          <table:table-cell table:style-name="ce2" office:value-type="string" calcext:value-type="string">
            <text:p>Avenue Hellevelt</text:p>
          </table:table-cell>
          <table:table-cell table:style-name="ce2" office:value-type="string" calcext:value-type="string">
            <text:p>Hellevel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9];&quot;/&quot;;[.B39])" office:value-type="string" office:string-value="https://osm.org/relation/3145875" calcext:value-type="string">
            <text:p>https://osm.org/relation/3145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76" calcext:value-type="float">
            <text:p>3145876</text:p>
          </table:table-cell>
          <table:table-cell table:style-name="ce2" office:value-type="string" calcext:value-type="string">
            <text:p>Avenue Vanderaey</text:p>
          </table:table-cell>
          <table:table-cell table:style-name="ce2" office:value-type="string" calcext:value-type="string">
            <text:p>Vanderaey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0];&quot;/&quot;;[.B40])" office:value-type="string" office:string-value="https://osm.org/relation/3145876" calcext:value-type="string">
            <text:p>https://osm.org/relation/31458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78" calcext:value-type="float">
            <text:p>3145878</text:p>
          </table:table-cell>
          <table:table-cell table:style-name="ce2" office:value-type="string" calcext:value-type="string">
            <text:p>Avenue d'Overhem</text:p>
          </table:table-cell>
          <table:table-cell table:style-name="ce2" office:value-type="string" calcext:value-type="string">
            <text:p>Overh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1];&quot;/&quot;;[.B41])" office:value-type="string" office:string-value="https://osm.org/relation/3145878" calcext:value-type="string">
            <text:p>https://osm.org/relation/31458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1" calcext:value-type="float">
            <text:p>3145881</text:p>
          </table:table-cell>
          <table:table-cell table:style-name="ce2" office:value-type="string" calcext:value-type="string">
            <text:p>Rue Basse</text:p>
          </table:table-cell>
          <table:table-cell table:style-name="ce2" office:value-type="string" calcext:value-type="string">
            <text:p>Diep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2];&quot;/&quot;;[.B42])" office:value-type="string" office:string-value="https://osm.org/relation/3145881" calcext:value-type="string">
            <text:p>https://osm.org/relation/31458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2" calcext:value-type="float">
            <text:p>3145882</text:p>
          </table:table-cell>
          <table:table-cell table:style-name="ce2" office:value-type="string" calcext:value-type="string">
            <text:p>Rue Henri Van Zuylen</text:p>
          </table:table-cell>
          <table:table-cell table:style-name="ce2" office:value-type="string" calcext:value-type="string">
            <text:p>Henri Van Zuyl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43];&quot;/&quot;;[.B43])" office:value-type="string" office:string-value="https://osm.org/relation/3145882" calcext:value-type="string">
            <text:p>https://osm.org/relation/31458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3" calcext:value-type="float">
            <text:p>3145883</text:p>
          </table:table-cell>
          <table:table-cell table:style-name="ce2" office:value-type="string" calcext:value-type="string">
            <text:p>Rue Klipveld</text:p>
          </table:table-cell>
          <table:table-cell table:style-name="ce2" office:value-type="string" calcext:value-type="string">
            <text:p>Klip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4];&quot;/&quot;;[.B44])" office:value-type="string" office:string-value="https://osm.org/relation/3145883" calcext:value-type="string">
            <text:p>https://osm.org/relation/3145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4" calcext:value-type="float">
            <text:p>3145884</text:p>
          </table:table-cell>
          <table:table-cell table:style-name="ce2" office:value-type="string" calcext:value-type="string">
            <text:p>Rue des Moutons</text:p>
          </table:table-cell>
          <table:table-cell table:style-name="ce2" office:value-type="string" calcext:value-type="string">
            <text:p>Schap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5];&quot;/&quot;;[.B45])" office:value-type="string" office:string-value="https://osm.org/relation/3145884" calcext:value-type="string">
            <text:p>https://osm.org/relation/3145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5" calcext:value-type="float">
            <text:p>3145885</text:p>
          </table:table-cell>
          <table:table-cell table:style-name="ce2" office:value-type="string" calcext:value-type="string">
            <text:p>Rue des Pêcheurs</text:p>
          </table:table-cell>
          <table:table-cell table:style-name="ce2" office:value-type="string" calcext:value-type="string">
            <text:p>Viss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6];&quot;/&quot;;[.B46])" office:value-type="string" office:string-value="https://osm.org/relation/3145885" calcext:value-type="string">
            <text:p>https://osm.org/relation/31458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6" calcext:value-type="float">
            <text:p>3145886</text:p>
          </table:table-cell>
          <table:table-cell table:style-name="ce2" office:value-type="string" calcext:value-type="string">
            <text:p>Rue du Château d'Eau</text:p>
          </table:table-cell>
          <table:table-cell table:style-name="ce2" office:value-type="string" calcext:value-type="string">
            <text:p>Waterkast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7];&quot;/&quot;;[.B47])" office:value-type="string" office:string-value="https://osm.org/relation/3145886" calcext:value-type="string">
            <text:p>https://osm.org/relation/31458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7" calcext:value-type="float">
            <text:p>3145887</text:p>
          </table:table-cell>
          <table:table-cell table:style-name="ce2" office:value-type="string" calcext:value-type="string">
            <text:p>Rue du Coq</text:p>
          </table:table-cell>
          <table:table-cell table:style-name="ce2" office:value-type="string" calcext:value-type="string">
            <text:p>H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8];&quot;/&quot;;[.B48])" office:value-type="string" office:string-value="https://osm.org/relation/3145887" calcext:value-type="string">
            <text:p>https://osm.org/relation/31458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45889" calcext:value-type="float">
            <text:p>3145889</text:p>
          </table:table-cell>
          <table:table-cell table:number-columns-repeated="2" table:style-name="ce2" office:value-type="string" calcext:value-type="string">
            <text:p>Di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49];&quot;/&quot;;[.B49])" office:value-type="string" office:string-value="https://osm.org/relation/3145889" calcext:value-type="string">
            <text:p>https://osm.org/relation/31458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36" calcext:value-type="float">
            <text:p>3225136</text:p>
          </table:table-cell>
          <table:table-cell table:style-name="ce2" office:value-type="string" calcext:value-type="string">
            <text:p>Rue Alphonse Renard</text:p>
          </table:table-cell>
          <table:table-cell table:style-name="ce2" office:value-type="string" calcext:value-type="string">
            <text:p>Alphonse Renardstraat</text:p>
          </table:table-cell>
          <table:table-cell table:style-name="ce2" office:value-type="string" calcext:value-type="string">
            <text:p>Q18935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50];&quot;/&quot;;[.B50])" office:value-type="string" office:string-value="https://osm.org/relation/3225136" calcext:value-type="string">
            <text:p>https://osm.org/relation/32251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5137" calcext:value-type="float">
            <text:p>3225137</text:p>
          </table:table-cell>
          <table:table-cell table:style-name="ce2" office:value-type="string" calcext:value-type="string">
            <text:p>Rue Camille Lemonnier</text:p>
          </table:table-cell>
          <table:table-cell table:style-name="ce2" office:value-type="string" calcext:value-type="string">
            <text:p>Camille Lemonnierstraat</text:p>
          </table:table-cell>
          <table:table-cell table:style-name="ce2" office:value-type="string" calcext:value-type="string">
            <text:p>Q2158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51];&quot;/&quot;;[.B51])" office:value-type="string" office:string-value="https://osm.org/relation/3225137" calcext:value-type="string">
            <text:p>https://osm.org/relation/32251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0954" calcext:value-type="float">
            <text:p>3340954</text:p>
          </table:table-cell>
          <table:table-cell table:style-name="ce2" office:value-type="string" calcext:value-type="string">
            <text:p>Drève Pittoresque</text:p>
          </table:table-cell>
          <table:table-cell table:style-name="ce2" office:value-type="string" calcext:value-type="string">
            <text:p>Schilderachtig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2];&quot;/&quot;;[.B52])" office:value-type="string" office:string-value="https://osm.org/relation/3340954" calcext:value-type="string">
            <text:p>https://osm.org/relation/33409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0955" calcext:value-type="float">
            <text:p>3340955</text:p>
          </table:table-cell>
          <table:table-cell table:style-name="ce2" office:value-type="string" calcext:value-type="string">
            <text:p>Drève Pittoresque</text:p>
          </table:table-cell>
          <table:table-cell table:style-name="ce2" office:value-type="string" calcext:value-type="string">
            <text:p>Schilderachtig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3];&quot;/&quot;;[.B53])" office:value-type="string" office:string-value="https://osm.org/relation/3340955" calcext:value-type="string">
            <text:p>https://osm.org/relation/33409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1363" calcext:value-type="float">
            <text:p>3341363</text:p>
          </table:table-cell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o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4];&quot;/&quot;;[.B54])" office:value-type="string" office:string-value="https://osm.org/relation/3341363" calcext:value-type="string">
            <text:p>https://osm.org/relation/3341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1377" calcext:value-type="float">
            <text:p>3341377</text:p>
          </table:table-cell>
          <table:table-cell table:style-name="ce2" office:value-type="string" calcext:value-type="string">
            <text:p>Chaussée de Waterloo</text:p>
          </table:table-cell>
          <table:table-cell table:style-name="ce2" office:value-type="string" calcext:value-type="string">
            <text:p>Waterloo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5];&quot;/&quot;;[.B55])" office:value-type="string" office:string-value="https://osm.org/relation/3341377" calcext:value-type="string">
            <text:p>https://osm.org/relation/33413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41736" calcext:value-type="float">
            <text:p>3341736</text:p>
          </table:table-cell>
          <table:table-cell table:style-name="ce2" office:value-type="string" calcext:value-type="string">
            <text:p>Avenue Kersbeek</text:p>
          </table:table-cell>
          <table:table-cell table:style-name="ce2" office:value-type="string" calcext:value-type="string">
            <text:p>Kers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6];&quot;/&quot;;[.B56])" office:value-type="string" office:string-value="https://osm.org/relation/3341736" calcext:value-type="string">
            <text:p>https://osm.org/relation/3341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39" calcext:value-type="float">
            <text:p>3368539</text:p>
          </table:table-cell>
          <table:table-cell table:style-name="ce2" office:value-type="string" calcext:value-type="string">
            <text:p>Avenue du Jonc</text:p>
          </table:table-cell>
          <table:table-cell table:style-name="ce2" office:value-type="string" calcext:value-type="string">
            <text:p>Biez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7];&quot;/&quot;;[.B57])" office:value-type="string" office:string-value="https://osm.org/relation/3368539" calcext:value-type="string">
            <text:p>https://osm.org/relation/3368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68540" calcext:value-type="float">
            <text:p>3368540</text:p>
          </table:table-cell>
          <table:table-cell table:style-name="ce2" office:value-type="string" calcext:value-type="string">
            <text:p>Drève d'Anjou</text:p>
          </table:table-cell>
          <table:table-cell table:style-name="ce2" office:value-type="string" calcext:value-type="string">
            <text:p>Anjou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8];&quot;/&quot;;[.B58])" office:value-type="string" office:string-value="https://osm.org/relation/3368540" calcext:value-type="string">
            <text:p>https://osm.org/relation/3368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57" calcext:value-type="float">
            <text:p>4818357</text:p>
          </table:table-cell>
          <table:table-cell table:style-name="ce2" office:value-type="string" calcext:value-type="string">
            <text:p>Chaussée de Ruisbroek</text:p>
          </table:table-cell>
          <table:table-cell table:style-name="ce2" office:value-type="string" calcext:value-type="string">
            <text:p>Ruisbroek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59];&quot;/&quot;;[.B59])" office:value-type="string" office:string-value="https://osm.org/relation/4818357" calcext:value-type="string">
            <text:p>https://osm.org/relation/4818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377" calcext:value-type="float">
            <text:p>4818377</text:p>
          </table:table-cell>
          <table:table-cell table:style-name="ce2" office:value-type="string" calcext:value-type="string">
            <text:p>Rue des Lutins</text:p>
          </table:table-cell>
          <table:table-cell table:style-name="ce2" office:value-type="string" calcext:value-type="string">
            <text:p>Kabou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0];&quot;/&quot;;[.B60])" office:value-type="string" office:string-value="https://osm.org/relation/4818377" calcext:value-type="string">
            <text:p>https://osm.org/relation/48183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8678" calcext:value-type="float">
            <text:p>4818678</text:p>
          </table:table-cell>
          <table:table-cell table:style-name="ce2" office:value-type="string" calcext:value-type="string">
            <text:p>Chaussée de Neerstalle</text:p>
          </table:table-cell>
          <table:table-cell table:style-name="ce2" office:value-type="string" calcext:value-type="string">
            <text:p>Neerstal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1];&quot;/&quot;;[.B61])" office:value-type="string" office:string-value="https://osm.org/relation/4818678" calcext:value-type="string">
            <text:p>https://osm.org/relation/48186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52965" calcext:value-type="float">
            <text:p>4852965</text:p>
          </table:table-cell>
          <table:table-cell table:style-name="ce2" office:value-type="string" calcext:value-type="string">
            <text:p>Rue du Bambou</text:p>
          </table:table-cell>
          <table:table-cell table:style-name="ce2" office:value-type="string" calcext:value-type="string">
            <text:p>Bambo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2];&quot;/&quot;;[.B62])" office:value-type="string" office:string-value="https://osm.org/relation/4852965" calcext:value-type="string">
            <text:p>https://osm.org/relation/4852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054407" calcext:value-type="float">
            <text:p>10054407</text:p>
          </table:table-cell>
          <table:table-cell table:style-name="ce2" office:value-type="string" calcext:value-type="string">
            <text:p>Rue Émile Lecomte</text:p>
          </table:table-cell>
          <table:table-cell table:style-name="ce2" office:value-type="string" calcext:value-type="string">
            <text:p>Émile Lecomtestraat</text:p>
          </table:table-cell>
          <table:table-cell table:style-name="ce2" office:value-type="string" calcext:value-type="string">
            <text:p>Q21933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63];&quot;/&quot;;[.B63])" office:value-type="string" office:string-value="https://osm.org/relation/10054407" calcext:value-type="string">
            <text:p>https://osm.org/relation/100544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256777" calcext:value-type="float">
            <text:p>10256777</text:p>
          </table:table-cell>
          <table:table-cell table:style-name="ce2" office:value-type="string" calcext:value-type="string">
            <text:p>Avenue Oscar Van Goidtsnoven</text:p>
          </table:table-cell>
          <table:table-cell table:style-name="ce2" office:value-type="string" calcext:value-type="string">
            <text:p>Oscar Van Goidtsnov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64];&quot;/&quot;;[.B64])" office:value-type="string" office:string-value="https://osm.org/relation/10256777" calcext:value-type="string">
            <text:p>https://osm.org/relation/102567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275101" calcext:value-type="float">
            <text:p>10275101</text:p>
          </table:table-cell>
          <table:table-cell table:style-name="ce2" office:value-type="string" calcext:value-type="string">
            <text:p>Avenue Oscar Van Goidtsnoven</text:p>
          </table:table-cell>
          <table:table-cell table:style-name="ce2" office:value-type="string" calcext:value-type="string">
            <text:p>Oscar Van Goidtsnov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65];&quot;/&quot;;[.B65])" office:value-type="string" office:string-value="https://osm.org/relation/10275101" calcext:value-type="string">
            <text:p>https://osm.org/relation/10275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560635" calcext:value-type="float">
            <text:p>10560635</text:p>
          </table:table-cell>
          <table:table-cell table:style-name="ce2" office:value-type="string" calcext:value-type="string">
            <text:p>Carré Tillens</text:p>
          </table:table-cell>
          <table:table-cell table:style-name="ce2" office:value-type="string" calcext:value-type="string">
            <text:p>Tillensblo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6];&quot;/&quot;;[.B66])" office:value-type="string" office:string-value="https://osm.org/relation/10560635" calcext:value-type="string">
            <text:p>https://osm.org/relation/105606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178" calcext:value-type="float">
            <text:p>10705178</text:p>
          </table:table-cell>
          <table:table-cell table:style-name="ce2" office:value-type="string" calcext:value-type="string">
            <text:p>Rue du Fossé</text:p>
          </table:table-cell>
          <table:table-cell table:style-name="ce2" office:value-type="string" calcext:value-type="string">
            <text:p>Gra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7];&quot;/&quot;;[.B67])" office:value-type="string" office:string-value="https://osm.org/relation/10705178" calcext:value-type="string">
            <text:p>https://osm.org/relation/107051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183" calcext:value-type="float">
            <text:p>10705183</text:p>
          </table:table-cell>
          <table:table-cell table:style-name="ce2" office:value-type="string" calcext:value-type="string">
            <text:p>Carré Meert</text:p>
          </table:table-cell>
          <table:table-cell table:style-name="ce2" office:value-type="string" calcext:value-type="string">
            <text:p>Meertblok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68];&quot;/&quot;;[.B68])" office:value-type="string" office:string-value="https://osm.org/relation/10705183" calcext:value-type="string">
            <text:p>https://osm.org/relation/107051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5190" calcext:value-type="float">
            <text:p>10705190</text:p>
          </table:table-cell>
          <table:table-cell table:style-name="ce2" office:value-type="string" calcext:value-type="string">
            <text:p>Chemin privé 't Cortenbosch</text:p>
          </table:table-cell>
          <table:table-cell table:style-name="ce2" office:value-type="string" calcext:value-type="string">
            <text:p>Private Weg 't Cortenbosch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69];&quot;/&quot;;[.B69])" office:value-type="string" office:string-value="https://osm.org/relation/10705190" calcext:value-type="string">
            <text:p>https://osm.org/relation/107051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Albert Dasnoy</text:p>
          </table:table-cell>
          <table:table-cell table:style-name="ce2" office:value-type="string" calcext:value-type="string">
            <text:p>Albert Dasnoydreef</text:p>
          </table:table-cell>
          <table:table-cell table:style-name="ce2" office:value-type="string" calcext:value-type="string">
            <text:p>Q28310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0];&quot;,uccle&quot;))" office:value-type="string" office:string-value="https://osm.org/search?query=Allée Albert Dasnoy,uccle" calcext:value-type="string">
            <text:p>https://osm.org/search?query=Allée Albert Dasno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André Franquin</text:p>
          </table:table-cell>
          <table:table-cell table:style-name="ce2" office:value-type="string" calcext:value-type="string">
            <text:p>André Franquindreef</text:p>
          </table:table-cell>
          <table:table-cell table:style-name="ce2" office:value-type="string" calcext:value-type="string">
            <text:p>Q2814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1];&quot;,uccle&quot;))" office:value-type="string" office:string-value="https://osm.org/search?query=Allée André Franquin,uccle" calcext:value-type="string">
            <text:p>https://osm.org/search?query=Allée André Franqu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André Willequet</text:p>
          </table:table-cell>
          <table:table-cell table:style-name="ce2" office:value-type="string" calcext:value-type="string">
            <text:p>André Willequetdreef</text:p>
          </table:table-cell>
          <table:table-cell table:style-name="ce2" office:value-type="string" calcext:value-type="string">
            <text:p>Q5234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2];&quot;,uccle&quot;))" office:value-type="string" office:string-value="https://osm.org/search?query=Allée André Willequet,uccle" calcext:value-type="string">
            <text:p>https://osm.org/search?query=Allée André Willeque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Bob De Moor</text:p>
          </table:table-cell>
          <table:table-cell table:style-name="ce2" office:value-type="string" calcext:value-type="string">
            <text:p>Bob De Moordreef</text:p>
          </table:table-cell>
          <table:table-cell table:style-name="ce2" office:value-type="string" calcext:value-type="string">
            <text:p>Q2624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3];&quot;,uccle&quot;))" office:value-type="string" office:string-value="https://osm.org/search?query=Allée Bob De Moor,uccle" calcext:value-type="string">
            <text:p>https://osm.org/search?query=Allée Bob De Moo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Charles Viane</text:p>
          </table:table-cell>
          <table:table-cell table:style-name="ce2" office:value-type="string" calcext:value-type="string">
            <text:p>Charles Viane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4];&quot;,uccle&quot;))" office:value-type="string" office:string-value="https://osm.org/search?query=Allée Charles Viane,uccle" calcext:value-type="string">
            <text:p>https://osm.org/search?query=Allée Charles Via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Claude Lyr</text:p>
          </table:table-cell>
          <table:table-cell table:style-name="ce2" office:value-type="string" calcext:value-type="string">
            <text:p>Claude Lyr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5];&quot;,uccle&quot;))" office:value-type="string" office:string-value="https://osm.org/search?query=Allée Claude Lyr,uccle" calcext:value-type="string">
            <text:p>https://osm.org/search?query=Allée Claude Ly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Estelle Juste</text:p>
          </table:table-cell>
          <table:table-cell table:style-name="ce2" office:value-type="string" calcext:value-type="string">
            <text:p>Estelle Justedreef</text:p>
          </table:table-cell>
          <table:table-cell table:style-name="ce2" office:value-type="string" calcext:value-type="string">
            <text:p>Q38031104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76];&quot;,uccle&quot;))" office:value-type="string" office:string-value="https://osm.org/search?query=Allée Estelle Juste,uccle" calcext:value-type="string">
            <text:p>https://osm.org/search?query=Allée Estelle Jus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Fernand Dineur</text:p>
          </table:table-cell>
          <table:table-cell table:style-name="ce2" office:value-type="string" calcext:value-type="string">
            <text:p>Fernand Dineurdreef</text:p>
          </table:table-cell>
          <table:table-cell table:style-name="ce2" office:value-type="string" calcext:value-type="string">
            <text:p>Q3771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7];&quot;,uccle&quot;))" office:value-type="string" office:string-value="https://osm.org/search?query=Allée Fernand Dineur,uccle" calcext:value-type="string">
            <text:p>https://osm.org/search?query=Allée Fernand Dine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Gaston Bertrand</text:p>
          </table:table-cell>
          <table:table-cell table:style-name="ce2" office:value-type="string" calcext:value-type="string">
            <text:p>Gaston Bertranddreef</text:p>
          </table:table-cell>
          <table:table-cell table:style-name="ce2" office:value-type="string" calcext:value-type="string">
            <text:p>Q14955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8];&quot;,uccle&quot;))" office:value-type="string" office:string-value="https://osm.org/search?query=Allée Gaston Bertrand,uccle" calcext:value-type="string">
            <text:p>https://osm.org/search?query=Allée Gaston Bertran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Henri Quittelier</text:p>
          </table:table-cell>
          <table:table-cell table:style-name="ce2" office:value-type="string" calcext:value-type="string">
            <text:p>Henri Quittelierdreef</text:p>
          </table:table-cell>
          <table:table-cell table:style-name="ce2" office:value-type="string" calcext:value-type="string">
            <text:p>Q31318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79];&quot;,uccle&quot;))" office:value-type="string" office:string-value="https://osm.org/search?query=Allée Henri Quittelier,uccle" calcext:value-type="string">
            <text:p>https://osm.org/search?query=Allée Henri Quitteli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Henri Roidot</text:p>
          </table:table-cell>
          <table:table-cell table:style-name="ce2" office:value-type="string" calcext:value-type="string">
            <text:p>Henri Roidotdreef</text:p>
          </table:table-cell>
          <table:table-cell table:style-name="ce2" office:value-type="string" calcext:value-type="string">
            <text:p>Q521562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0];&quot;,uccle&quot;))" office:value-type="string" office:string-value="https://osm.org/search?query=Allée Henri Roidot,uccle" calcext:value-type="string">
            <text:p>https://osm.org/search?query=Allée Henri Roido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Hergé</text:p>
          </table:table-cell>
          <table:table-cell table:style-name="ce2" office:value-type="string" calcext:value-type="string">
            <text:p>Hergédreef</text:p>
          </table:table-cell>
          <table:table-cell table:style-name="ce2" office:value-type="string" calcext:value-type="string">
            <text:p>Q529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1];&quot;,uccle&quot;))" office:value-type="string" office:string-value="https://osm.org/search?query=Allée Hergé,uccle" calcext:value-type="string">
            <text:p>https://osm.org/search?query=Allée Herg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Irène Vanderlinden</text:p>
          </table:table-cell>
          <table:table-cell table:style-name="ce2" office:value-type="string" calcext:value-type="string">
            <text:p>Irène Vanderlindendreef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82];&quot;,uccle&quot;))" office:value-type="string" office:string-value="https://osm.org/search?query=Allée Irène Vanderlinden,uccle" calcext:value-type="string">
            <text:p>https://osm.org/search?query=Allée Irène Vanderlinde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acques Brel</text:p>
          </table:table-cell>
          <table:table-cell table:style-name="ce2" office:value-type="string" calcext:value-type="string">
            <text:p>Jacques Breldreef</text:p>
          </table:table-cell>
          <table:table-cell table:style-name="ce2" office:value-type="string" calcext:value-type="string">
            <text:p>Q16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3];&quot;,uccle&quot;))" office:value-type="string" office:string-value="https://osm.org/search?query=Allée Jacques Brel,uccle" calcext:value-type="string">
            <text:p>https://osm.org/search?query=Allée Jacques Br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ean de La Fontaine</text:p>
          </table:table-cell>
          <table:table-cell table:style-name="ce2" office:value-type="string" calcext:value-type="string">
            <text:p>Jean de la Fontainelaan</text:p>
          </table:table-cell>
          <table:table-cell table:style-name="ce2" office:value-type="string" calcext:value-type="string">
            <text:p>Q494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4];&quot;,uccle&quot;))" office:value-type="string" office:string-value="https://osm.org/search?query=Allée Jean de La Fontaine,uccle" calcext:value-type="string">
            <text:p>https://osm.org/search?query=Allée Jean de La Fontai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ean-Michel Charlier</text:p>
          </table:table-cell>
          <table:table-cell table:style-name="ce2" office:value-type="string" calcext:value-type="string">
            <text:p>Jean-Michel Charlierdreef</text:p>
          </table:table-cell>
          <table:table-cell table:style-name="ce2" office:value-type="string" calcext:value-type="string">
            <text:p>Q7152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5];&quot;,uccle&quot;))" office:value-type="string" office:string-value="https://osm.org/search?query=Allée Jean-Michel Charlier,uccle" calcext:value-type="string">
            <text:p>https://osm.org/search?query=Allée Jean-Michel Charli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ef Dutillieu</text:p>
          </table:table-cell>
          <table:table-cell table:style-name="ce2" office:value-type="string" calcext:value-type="string">
            <text:p>Jef Dutillieudreef</text:p>
          </table:table-cell>
          <table:table-cell table:style-name="ce2" office:value-type="string" calcext:value-type="string">
            <text:p>Q29295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6];&quot;,uccle&quot;))" office:value-type="string" office:string-value="https://osm.org/search?query=Allée Jef Dutillieu,uccle" calcext:value-type="string">
            <text:p>https://osm.org/search?query=Allée Jef Dutillieu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ohn Cluysenaar</text:p>
          </table:table-cell>
          <table:table-cell table:style-name="ce2" office:value-type="string" calcext:value-type="string">
            <text:p>John Cluysenaardreef</text:p>
          </table:table-cell>
          <table:table-cell table:style-name="ce2" office:value-type="string" calcext:value-type="string">
            <text:p>Q16996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7];&quot;,uccle&quot;))" office:value-type="string" office:string-value="https://osm.org/search?query=Allée John Cluysenaar,uccle" calcext:value-type="string">
            <text:p>https://osm.org/search?query=Allée John Cluysenaa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ohn Wiggin</text:p>
          </table:table-cell>
          <table:table-cell table:style-name="ce2" office:value-type="string" calcext:value-type="string">
            <text:p>John Wiggin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8];&quot;,uccle&quot;))" office:value-type="string" office:string-value="https://osm.org/search?query=Allée John Wiggin,uccle" calcext:value-type="string">
            <text:p>https://osm.org/search?query=Allée John Wigg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os Albert</text:p>
          </table:table-cell>
          <table:table-cell table:style-name="ce2" office:value-type="string" calcext:value-type="string">
            <text:p>Jos Albertdreef</text:p>
          </table:table-cell>
          <table:table-cell table:style-name="ce2" office:value-type="string" calcext:value-type="string">
            <text:p>Q1601022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89];&quot;,uccle&quot;))" office:value-type="string" office:string-value="https://osm.org/search?query=Allée Jos Albert,uccle" calcext:value-type="string">
            <text:p>https://osm.org/search?query=Allée Jos Alb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José Dierickx</text:p>
          </table:table-cell>
          <table:table-cell table:style-name="ce2" office:value-type="string" calcext:value-type="string">
            <text:p>José Dierickxdreef</text:p>
          </table:table-cell>
          <table:table-cell table:style-name="ce2" office:value-type="string" calcext:value-type="string">
            <text:p>Q1621937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0];&quot;,uccle&quot;))" office:value-type="string" office:string-value="https://osm.org/search?query=Allée José Dierickx,uccle" calcext:value-type="string">
            <text:p>https://osm.org/search?query=Allée José Dierick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Kurt Peiser</text:p>
          </table:table-cell>
          <table:table-cell table:style-name="ce2" office:value-type="string" calcext:value-type="string">
            <text:p>Kurt Peiserdreef</text:p>
          </table:table-cell>
          <table:table-cell table:style-name="ce2" office:value-type="string" calcext:value-type="string">
            <text:p>Q25367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1];&quot;,uccle&quot;))" office:value-type="string" office:string-value="https://osm.org/search?query=Allée Kurt Peiser,uccle" calcext:value-type="string">
            <text:p>https://osm.org/search?query=Allée Kurt Peis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Laura Turner</text:p>
          </table:table-cell>
          <table:table-cell table:style-name="ce2" office:value-type="string" calcext:value-type="string">
            <text:p>Laura Turnerdreef</text:p>
          </table:table-cell>
          <table:table-cell table:style-name="ce2" office:value-type="string" calcext:value-type="string">
            <text:p>Q5123034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92];&quot;,uccle&quot;))" office:value-type="string" office:string-value="https://osm.org/search?query=Allée Laura Turner,uccle" calcext:value-type="string">
            <text:p>https://osm.org/search?query=Allée Laura Turn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Louisa Haerens</text:p>
          </table:table-cell>
          <table:table-cell table:style-name="ce2" office:value-type="string" calcext:value-type="string">
            <text:p>Louisa Haerensdreef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93];&quot;,uccle&quot;))" office:value-type="string" office:string-value="https://osm.org/search?query=Allée Louisa Haerens,uccle" calcext:value-type="string">
            <text:p>https://osm.org/search?query=Allée Louisa Haere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Léandre Grandmoulin</text:p>
          </table:table-cell>
          <table:table-cell table:style-name="ce2" office:value-type="string" calcext:value-type="string">
            <text:p>Léandre Grandmoulindreef</text:p>
          </table:table-cell>
          <table:table-cell table:style-name="ce2" office:value-type="string" calcext:value-type="string">
            <text:p>Q327005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4];&quot;,uccle&quot;))" office:value-type="string" office:string-value="https://osm.org/search?query=Allée Léandre Grandmoulin,uccle" calcext:value-type="string">
            <text:p>https://osm.org/search?query=Allée Léandre Grandmoul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Léon Londot</text:p>
          </table:table-cell>
          <table:table-cell table:style-name="ce2" office:value-type="string" calcext:value-type="string">
            <text:p>Léon Londotdreef</text:p>
          </table:table-cell>
          <table:table-cell table:style-name="ce2" office:value-type="string" calcext:value-type="string">
            <text:p>Q25566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5];&quot;,uccle&quot;))" office:value-type="string" office:string-value="https://osm.org/search?query=Allée Léon Londot,uccle" calcext:value-type="string">
            <text:p>https://osm.org/search?query=Allée Léon Londo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Maud Frère</text:p>
          </table:table-cell>
          <table:table-cell table:style-name="ce2" office:value-type="string" calcext:value-type="string">
            <text:p>Maud Frèredreef</text:p>
          </table:table-cell>
          <table:table-cell table:style-name="ce2" office:value-type="string" calcext:value-type="string">
            <text:p>Q330009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96];&quot;,uccle&quot;))" office:value-type="string" office:string-value="https://osm.org/search?query=Allée Maud Frère,uccle" calcext:value-type="string">
            <text:p>https://osm.org/search?query=Allée Maud Fr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Nardo Lenaerts</text:p>
          </table:table-cell>
          <table:table-cell table:style-name="ce2" office:value-type="string" calcext:value-type="string">
            <text:p>Nardo Lenaerts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7];&quot;,uccle&quot;))" office:value-type="string" office:string-value="https://osm.org/search?query=Allée Nardo Lenaerts,uccle" calcext:value-type="string">
            <text:p>https://osm.org/search?query=Allée Nardo Lenaer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Nicolas de Staël</text:p>
          </table:table-cell>
          <table:table-cell table:style-name="ce2" office:value-type="string" calcext:value-type="string">
            <text:p>Nicolas de Staëldreef</text:p>
          </table:table-cell>
          <table:table-cell table:style-name="ce2" office:value-type="string" calcext:value-type="string">
            <text:p>Q4705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8];&quot;,uccle&quot;))" office:value-type="string" office:string-value="https://osm.org/search?query=Allée Nicolas de Staël,uccle" calcext:value-type="string">
            <text:p>https://osm.org/search?query=Allée Nicolas de Staë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Omer Dierickx</text:p>
          </table:table-cell>
          <table:table-cell table:style-name="ce2" office:value-type="string" calcext:value-type="string">
            <text:p>Omer Dierickxdreef</text:p>
          </table:table-cell>
          <table:table-cell table:style-name="ce2" office:value-type="string" calcext:value-type="string">
            <text:p>Q182254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99];&quot;,uccle&quot;))" office:value-type="string" office:string-value="https://osm.org/search?query=Allée Omer Dierickx,uccle" calcext:value-type="string">
            <text:p>https://osm.org/search?query=Allée Omer Dierick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Paul Auguste Masui</text:p>
          </table:table-cell>
          <table:table-cell table:style-name="ce2" office:value-type="string" calcext:value-type="string">
            <text:p>Paul Auguste Masuidreef</text:p>
          </table:table-cell>
          <table:table-cell table:style-name="ce2" office:value-type="string" calcext:value-type="string">
            <text:p>Q222361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0];&quot;,uccle&quot;))" office:value-type="string" office:string-value="https://osm.org/search?query=Allée Paul Auguste Masui,uccle" calcext:value-type="string">
            <text:p>https://osm.org/search?query=Allée Paul Auguste Masu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Paul Craps</text:p>
          </table:table-cell>
          <table:table-cell table:style-name="ce2" office:value-type="string" calcext:value-type="string">
            <text:p>Paul Crapsdreef</text:p>
          </table:table-cell>
          <table:table-cell table:style-name="ce2" office:value-type="string" calcext:value-type="string">
            <text:p>Q146550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1];&quot;,uccle&quot;))" office:value-type="string" office:string-value="https://osm.org/search?query=Allée Paul Craps,uccle" calcext:value-type="string">
            <text:p>https://osm.org/search?query=Allée Paul Crap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Peyo</text:p>
          </table:table-cell>
          <table:table-cell table:style-name="ce2" office:value-type="string" calcext:value-type="string">
            <text:p>Peyodreef</text:p>
          </table:table-cell>
          <table:table-cell table:style-name="ce2" office:value-type="string" calcext:value-type="string">
            <text:p>Q3099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2];&quot;,uccle&quot;))" office:value-type="string" office:string-value="https://osm.org/search?query=Allée Peyo,uccle" calcext:value-type="string">
            <text:p>https://osm.org/search?query=Allée Pey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Philibert Cockx</text:p>
          </table:table-cell>
          <table:table-cell table:style-name="ce2" office:value-type="string" calcext:value-type="string">
            <text:p>Philibert Cockxdreef</text:p>
          </table:table-cell>
          <table:table-cell table:style-name="ce2" office:value-type="string" calcext:value-type="string">
            <text:p>Q24508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3];&quot;,uccle&quot;))" office:value-type="string" office:string-value="https://osm.org/search?query=Allée Philibert Cockx,uccle" calcext:value-type="string">
            <text:p>https://osm.org/search?query=Allée Philibert Cock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Pierre Culliford dit Peyo</text:p>
          </table:table-cell>
          <table:table-cell table:style-name="ce2" office:value-type="string" calcext:value-type="string">
            <text:p>Pierre Culliford dit Peyo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en.wikipedia.org/wiki/Peyo" xlink:type="simple">https://en.wikipedia.org/wiki/Peyo</text:a></text:p>
          </table:table-cell>
          <table:table-cell table:style-name="ce2" office:value-type="string" calcext:value-type="string">
            <text:p>No Q number</text:p>
          </table:table-cell>
          <table:table-cell table:style-name="ce10" table:formula="of:=HYPERLINK(CONCATENATE(&quot;https://osm.org/search?query=&quot;; [.C104];&quot;,uccle&quot;))" office:value-type="string" office:string-value="https://osm.org/search?query=Allée Pierre Culliford dit Peyo,uccle" calcext:value-type="string">
            <text:p>https://osm.org/search?query=Allée Pierre Culliford dit Pey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Pierre Scoupreman</text:p>
          </table:table-cell>
          <table:table-cell table:style-name="ce2" office:value-type="string" calcext:value-type="string">
            <text:p>Pierre Scoupremandreef</text:p>
          </table:table-cell>
          <table:table-cell table:style-name="ce2" office:value-type="string" calcext:value-type="string">
            <text:p>Q220095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5];&quot;,uccle&quot;))" office:value-type="string" office:string-value="https://osm.org/search?query=Allée Pierre Scoupreman,uccle" calcext:value-type="string">
            <text:p>https://osm.org/search?query=Allée Pierre Scouprema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Raymond Dierickx</text:p>
          </table:table-cell>
          <table:table-cell table:style-name="ce2" office:value-type="string" calcext:value-type="string">
            <text:p>Raymond Dierickxdreef</text:p>
          </table:table-cell>
          <table:table-cell table:style-name="ce2" office:value-type="string" calcext:value-type="string">
            <text:p>Q557698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6];&quot;,uccle&quot;))" office:value-type="string" office:string-value="https://osm.org/search?query=Allée Raymond Dierickx,uccle" calcext:value-type="string">
            <text:p>https://osm.org/search?query=Allée Raymond Dierick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Suzanne Cocq</text:p>
          </table:table-cell>
          <table:table-cell table:style-name="ce2" office:value-type="string" calcext:value-type="string">
            <text:p>Suzanne Cocqdreef</text:p>
          </table:table-cell>
          <table:table-cell table:style-name="ce2" office:value-type="string" calcext:value-type="string">
            <text:p>Q2164508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107];&quot;,uccle&quot;))" office:value-type="string" office:string-value="https://osm.org/search?query=Allée Suzanne Cocq,uccle" calcext:value-type="string">
            <text:p>https://osm.org/search?query=Allée Suzanne Cocq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Victor Hubinon</text:p>
          </table:table-cell>
          <table:table-cell table:style-name="ce2" office:value-type="string" calcext:value-type="string">
            <text:p>Victor Hubinondreef</text:p>
          </table:table-cell>
          <table:table-cell table:style-name="ce2" office:value-type="string" calcext:value-type="string">
            <text:p>Q6598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08];&quot;,uccle&quot;))" office:value-type="string" office:string-value="https://osm.org/search?query=Allée Victor Hubinon,uccle" calcext:value-type="string">
            <text:p>https://osm.org/search?query=Allée Victor Hubin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'Alsemberg</text:p>
          </table:table-cell>
          <table:table-cell table:style-name="ce2" office:value-type="string" calcext:value-type="string">
            <text:p>Alsemberg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09];&quot;,uccle&quot;))" office:value-type="string" office:string-value="https://osm.org/search?query=Chaussée d'Alsemberg,uccle" calcext:value-type="string">
            <text:p>https://osm.org/search?query=Chaussée d'Alsem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's Heren Huys</text:p>
          </table:table-cell>
          <table:table-cell table:style-name="ce2" office:value-type="string" calcext:value-type="string">
            <text:p>s Heren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10];&quot;,uccle&quot;))" office:value-type="string" office:string-value="https://osm.org/search?query=Avenue 's Heren Huys,uccle" calcext:value-type="string">
            <text:p>https://osm.org/search?query=Avenue 's Heren Huy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chille Reisdorff</text:p>
          </table:table-cell>
          <table:table-cell table:style-name="ce2" office:value-type="string" calcext:value-type="string">
            <text:p>Achille Reisdorf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11];&quot;,uccle&quot;))" office:value-type="string" office:string-value="https://osm.org/search?query=Avenue Achille Reisdorff,uccle" calcext:value-type="string">
            <text:p>https://osm.org/search?query=Avenue Achille Reisdorff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dolphe Dupuich</text:p>
          </table:table-cell>
          <table:table-cell table:style-name="ce2" office:value-type="string" calcext:value-type="string">
            <text:p>Adolphe Dupuich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112];&quot;,uccle&quot;))" office:value-type="string" office:string-value="https://osm.org/search?query=Avenue Adolphe Dupuich,uccle" calcext:value-type="string">
            <text:p>https://osm.org/search?query=Avenue Adolphe Dupuich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dolphe Wansart</text:p>
          </table:table-cell>
          <table:table-cell table:style-name="ce2" office:value-type="string" calcext:value-type="string">
            <text:p>Adolphe Wansartlaan</text:p>
          </table:table-cell>
          <table:table-cell table:style-name="ce2" office:value-type="string" calcext:value-type="string">
            <text:p>Q185076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dolphe_Wansart" xlink:type="simple">https://fr.wikipedia.org/wiki/Adolphe_Wansart</text:a></text:p>
          </table:table-cell>
          <table:table-cell/>
          <table:table-cell table:style-name="ce10" table:formula="of:=HYPERLINK(CONCATENATE(&quot;https://osm.org/search?query=&quot;; [.C113];&quot;,uccle&quot;))" office:value-type="string" office:string-value="https://osm.org/search?query=Avenue Adolphe Wansart,uccle" calcext:value-type="string">
            <text:p>https://osm.org/search?query=Avenue Adolphe Wansa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lbert</text:p>
          </table:table-cell>
          <table:table-cell table:style-name="ce2" office:value-type="string" calcext:value-type="string">
            <text:p>Albertlaan</text:p>
          </table:table-cell>
          <table:table-cell table:style-name="ce2" office:value-type="string" calcext:value-type="string">
            <text:p>Q5770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14];&quot;,uccle&quot;))" office:value-type="string" office:string-value="https://osm.org/search?query=Avenue Albert,uccle" calcext:value-type="string">
            <text:p>https://osm.org/search?query=Avenue Alb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lbert Lancaster</text:p>
          </table:table-cell>
          <table:table-cell table:style-name="ce2" office:value-type="string" calcext:value-type="string">
            <text:p>Albert Lancasterlaan</text:p>
          </table:table-cell>
          <table:table-cell table:style-name="ce2" office:value-type="string" calcext:value-type="string">
            <text:p>Q593330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15];&quot;,uccle&quot;))" office:value-type="string" office:string-value="https://osm.org/search?query=Avenue Albert Lancaster,uccle" calcext:value-type="string">
            <text:p>https://osm.org/search?query=Avenue Albert Lancast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lphonse XIII</text:p>
          </table:table-cell>
          <table:table-cell table:style-name="ce2" office:value-type="string" calcext:value-type="string">
            <text:p>Alphonse XIII laan</text:p>
          </table:table-cell>
          <table:table-cell table:style-name="ce2" office:value-type="string" calcext:value-type="string">
            <text:p>Q183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www.wikidata.org/wiki/Q18363" xlink:type="simple">https://www.wikidata.org/wiki/Q18363</text:a></text:p>
          </table:table-cell>
          <table:table-cell/>
          <table:table-cell table:style-name="ce10" table:formula="of:=HYPERLINK(CONCATENATE(&quot;https://osm.org/search?query=&quot;; [.C116];&quot;,uccle&quot;))" office:value-type="string" office:string-value="https://osm.org/search?query=Avenue Alphonse XIII,uccle" calcext:value-type="string">
            <text:p>https://osm.org/search?query=Avenue Alphonse XII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ndré Ryckmans</text:p>
          </table:table-cell>
          <table:table-cell table:style-name="ce2" office:value-type="string" calcext:value-type="string">
            <text:p>André Ryckmanslaan</text:p>
          </table:table-cell>
          <table:table-cell table:style-name="ce2" office:value-type="string" calcext:value-type="string">
            <text:p>Q178348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17];&quot;,uccle&quot;))" office:value-type="string" office:string-value="https://osm.org/search?query=Avenue André Ryckmans,uccle" calcext:value-type="string">
            <text:p>https://osm.org/search?query=Avenue André Ryckma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Arnold Delvaux</text:p>
          </table:table-cell>
          <table:table-cell table:style-name="ce2" office:value-type="string" calcext:value-type="string">
            <text:p>Arnold Delva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180/bruxelles-1180-avenue-arnold-delvaux.html" xlink:type="simple">http://www.ebru.be/Streets/streets1180/bruxelles-1180-avenue-arnold-delvaux.html</text:a></text:p>
          </table:table-cell>
          <table:table-cell/>
          <table:table-cell table:style-name="ce10" table:formula="of:=HYPERLINK(CONCATENATE(&quot;https://osm.org/search?query=&quot;; [.C118];&quot;,uccle&quot;))" office:value-type="string" office:string-value="https://osm.org/search?query=Avenue Arnold Delvaux,uccle" calcext:value-type="string">
            <text:p>https://osm.org/search?query=Avenue Arnold Delvau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eau-Séjour</text:p>
          </table:table-cell>
          <table:table-cell table:style-name="ce2" office:value-type="string" calcext:value-type="string">
            <text:p>Schoon Verblij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19];&quot;,uccle&quot;))" office:value-type="string" office:string-value="https://osm.org/search?query=Avenue Beau-Séjour,uccle" calcext:value-type="string">
            <text:p>https://osm.org/search?query=Avenue Beau-Séjo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el-Air</text:p>
          </table:table-cell>
          <table:table-cell table:style-name="ce2" office:value-type="string" calcext:value-type="string">
            <text:p>Schoon Uitzi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20];&quot;,uccle&quot;))" office:value-type="string" office:string-value="https://osm.org/search?query=Avenue Bel-Air,uccle" calcext:value-type="string">
            <text:p>https://osm.org/search?query=Avenue Bel-Ai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lücher</text:p>
          </table:table-cell>
          <table:table-cell table:style-name="ce2" office:value-type="string" calcext:value-type="string">
            <text:p>Blüch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Bl%C3%BCcher" xlink:type="simple">https://fr.wikipedia.org/wiki/Bl%C3%BCcher</text:a></text:p>
          </table:table-cell>
          <table:table-cell/>
          <table:table-cell table:style-name="ce10" table:formula="of:=HYPERLINK(CONCATENATE(&quot;https://osm.org/search?query=&quot;; [.C121];&quot;,uccle&quot;))" office:value-type="string" office:string-value="https://osm.org/search?query=Avenue Blücher,uccle" calcext:value-type="string">
            <text:p>https://osm.org/search?query=Avenue Blüch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onaparte</text:p>
          </table:table-cell>
          <table:table-cell table:style-name="ce2" office:value-type="string" calcext:value-type="string">
            <text:p>Bonapartelaan</text:p>
          </table:table-cell>
          <table:table-cell table:style-name="ce2" office:value-type="string" calcext:value-type="string">
            <text:p>Q5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22];&quot;,uccle&quot;))" office:value-type="string" office:string-value="https://osm.org/search?query=Avenue Bonaparte,uccle" calcext:value-type="string">
            <text:p>https://osm.org/search?query=Avenue Bonapar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ourgmestre Jean Herinckx</text:p>
          </table:table-cell>
          <table:table-cell table:style-name="ce2" office:value-type="string" calcext:value-type="string">
            <text:p>Burgemeester Jean Herinck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23];&quot;,uccle&quot;))" office:value-type="string" office:string-value="https://osm.org/search?query=Avenue Bourgmestre Jean Herinckx,uccle" calcext:value-type="string">
            <text:p>https://osm.org/search?query=Avenue Bourgmestre Jean Herinck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rugmann</text:p>
          </table:table-cell>
          <table:table-cell table:style-name="ce2" office:value-type="string" calcext:value-type="string">
            <text:p>Brugmannlaan</text:p>
          </table:table-cell>
          <table:table-cell table:style-name="ce2"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family name</text:p>
          </table:table-cell>
          <table:table-cell/>
          <table:table-cell table:style-name="ce10" table:formula="of:=HYPERLINK(CONCATENATE(&quot;https://osm.org/search?query=&quot;; [.C124];&quot;,uccle&quot;))" office:value-type="string" office:string-value="https://osm.org/search?query=Avenue Brugmann,uccle" calcext:value-type="string">
            <text:p>https://osm.org/search?query=Avenue Brugman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runard</text:p>
          </table:table-cell>
          <table:table-cell table:style-name="ce2" office:value-type="string" calcext:value-type="string">
            <text:p>Brunardlaan</text:p>
          </table:table-cell>
          <table:table-cell table:style-name="ce2" office:value-type="string" calcext:value-type="string">
            <text:p>Q31419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25];&quot;,uccle&quot;))" office:value-type="string" office:string-value="https://osm.org/search?query=Avenue Brunard,uccle" calcext:value-type="string">
            <text:p>https://osm.org/search?query=Avenue Brunar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uysdelle</text:p>
          </table:table-cell>
          <table:table-cell table:style-name="ce2" office:value-type="string" calcext:value-type="string">
            <text:p>Buysdel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26];&quot;,uccle&quot;))" office:value-type="string" office:string-value="https://osm.org/search?query=Avenue Buysdelle,uccle" calcext:value-type="string">
            <text:p>https://osm.org/search?query=Avenue Buysde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asalta</text:p>
          </table:table-cell>
          <table:table-cell table:style-name="ce2" office:value-type="string" calcext:value-type="string">
            <text:p>Casaltalaan</text:p>
          </table:table-cell>
          <table:table-cell table:style-name="ce2" office:value-type="string" calcext:value-type="string">
            <text:p>Q159676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000/bruxelles-1000e-avenue-casalta.html" xlink:type="simple">http://www.ebru.be/Streets/streets1000/bruxelles-1000e-avenue-casalta.html</text:a></text:p>
          </table:table-cell>
          <table:table-cell/>
          <table:table-cell table:style-name="ce10" table:formula="of:=HYPERLINK(CONCATENATE(&quot;https://osm.org/search?query=&quot;; [.C127];&quot;,uccle&quot;))" office:value-type="string" office:string-value="https://osm.org/search?query=Avenue Casalta,uccle" calcext:value-type="string">
            <text:p>https://osm.org/search?query=Avenue Casalt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antemerle</text:p>
          </table:table-cell>
          <table:table-cell table:style-name="ce2" office:value-type="string" calcext:value-type="string">
            <text:p>Chantemer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28];&quot;,uccle&quot;))" office:value-type="string" office:string-value="https://osm.org/search?query=Avenue Chantemerle,uccle" calcext:value-type="string">
            <text:p>https://osm.org/search?query=Avenue Chantemer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hâteau de Walzin</text:p>
          </table:table-cell>
          <table:table-cell table:style-name="ce2" office:value-type="string" calcext:value-type="string">
            <text:p>Kasteel de Walz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29];&quot;,uccle&quot;))" office:value-type="string" office:string-value="https://osm.org/search?query=Avenue Château de Walzin,uccle" calcext:value-type="string">
            <text:p>https://osm.org/search?query=Avenue Château de Walz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irculaire</text:p>
          </table:table-cell>
          <table:table-cell table:style-name="ce2" office:value-type="string" calcext:value-type="string">
            <text:p>Ri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30];&quot;,uccle&quot;))" office:value-type="string" office:string-value="https://osm.org/search?query=Avenue Circulaire,uccle" calcext:value-type="string">
            <text:p>https://osm.org/search?query=Avenue Circulai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oghen</text:p>
          </table:table-cell>
          <table:table-cell table:style-name="ce2" office:value-type="string" calcext:value-type="string">
            <text:p>Coghenlaan</text:p>
          </table:table-cell>
          <table:table-cell table:style-name="ce2" office:value-type="string" calcext:value-type="string">
            <text:p>Q24124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31];&quot;,uccle&quot;))" office:value-type="string" office:string-value="https://osm.org/search?query=Avenue Coghen,uccle" calcext:value-type="string">
            <text:p>https://osm.org/search?query=Avenue Coghe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octeur Decroly</text:p>
          </table:table-cell>
          <table:table-cell table:style-name="ce2" office:value-type="string" calcext:value-type="string">
            <text:p>Dokter Decrolylaan</text:p>
          </table:table-cell>
          <table:table-cell table:style-name="ce2" office:value-type="string" calcext:value-type="string">
            <text:p>Q4510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32];&quot;,uccle&quot;))" office:value-type="string" office:string-value="https://osm.org/search?query=Avenue Docteur Decroly,uccle" calcext:value-type="string">
            <text:p>https://osm.org/search?query=Avenue Docteur Decrol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olez</text:p>
          </table:table-cell>
          <table:table-cell table:style-name="ce2" office:value-type="string" calcext:value-type="string">
            <text:p>Dolezlaan</text:p>
          </table:table-cell>
          <table:table-cell table:style-name="ce2" office:value-type="string" calcext:value-type="string">
            <text:p>Q214115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33];&quot;,uccle&quot;))" office:value-type="string" office:string-value="https://osm.org/search?query=Avenue Dolez,uccle" calcext:value-type="string">
            <text:p>https://osm.org/search?query=Avenue Dolez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ond'Roy</text:p>
          </table:table-cell>
          <table:table-cell table:style-name="ce2" office:value-type="string" calcext:value-type="string">
            <text:p>Vronerod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34];&quot;,uccle&quot;))" office:value-type="string" office:string-value="https://osm.org/search?query=Avenue Fond'Roy,uccle" calcext:value-type="string">
            <text:p>https://osm.org/search?query=Avenue Fond'Ro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ranklin Roosevelt</text:p>
          </table:table-cell>
          <table:table-cell table:style-name="ce2" office:value-type="string" calcext:value-type="string">
            <text:p>Franklin Rooseveltlaan</text:p>
          </table:table-cell>
          <table:table-cell table:style-name="ce2" office:value-type="string" calcext:value-type="string">
            <text:p>Q80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35];&quot;,uccle&quot;))" office:value-type="string" office:string-value="https://osm.org/search?query=Avenue Franklin Roosevelt,uccle" calcext:value-type="string">
            <text:p>https://osm.org/search?query=Avenue Franklin Roosevel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François Englert</text:p>
          </table:table-cell>
          <table:table-cell table:style-name="ce2" office:value-type="string" calcext:value-type="string">
            <text:p>François Englertlaan</text:p>
          </table:table-cell>
          <table:table-cell table:style-name="ce2" office:value-type="string" calcext:value-type="string">
            <text:p>Q1517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36];&quot;,uccle&quot;))" office:value-type="string" office:string-value="https://osm.org/search?query=Avenue François Englert,uccle" calcext:value-type="string">
            <text:p>https://osm.org/search?query=Avenue François Engl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roelstveld</text:p>
          </table:table-cell>
          <table:table-cell table:style-name="ce2" office:value-type="string" calcext:value-type="string">
            <text:p>Groelstveld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180/bruxelles-1180-avenue-groelstveld.html" xlink:type="simple">http://www.ebru.be/Streets/streets1180/bruxelles-1180-avenue-groelstveld.html</text:a></text:p>
          </table:table-cell>
          <table:table-cell/>
          <table:table-cell table:style-name="ce10" table:formula="of:=HYPERLINK(CONCATENATE(&quot;https://osm.org/search?query=&quot;; [.C137];&quot;,uccle&quot;))" office:value-type="string" office:string-value="https://osm.org/search?query=Avenue Groelstveld,uccle" calcext:value-type="string">
            <text:p>https://osm.org/search?query=Avenue Groelstvel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uillaume Herinckx</text:p>
          </table:table-cell>
          <table:table-cell table:style-name="ce2" office:value-type="string" calcext:value-type="string">
            <text:p>Guillaume Herinck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10" table:formula="of:=HYPERLINK(CONCATENATE(&quot;https://osm.org/search?query=&quot;; [.C138];&quot;,uccle&quot;))" office:value-type="string" office:string-value="https://osm.org/search?query=Avenue Guillaume Herinckx,uccle" calcext:value-type="string">
            <text:p>https://osm.org/search?query=Avenue Guillaume Herinck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amoir</text:p>
          </table:table-cell>
          <table:table-cell table:style-name="ce2" office:value-type="string" calcext:value-type="string">
            <text:p>Hamoi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180/bruxelles-1180-avenue-hamoir.html" xlink:type="simple">http://www.ebru.be/Streets/streets1180/bruxelles-1180-avenue-hamoir.html</text:a></text:p>
          </table:table-cell>
          <table:table-cell/>
          <table:table-cell table:style-name="ce10" table:formula="of:=HYPERLINK(CONCATENATE(&quot;https://osm.org/search?query=&quot;; [.C139];&quot;,uccle&quot;))" office:value-type="string" office:string-value="https://osm.org/search?query=Avenue Hamoir,uccle" calcext:value-type="string">
            <text:p>https://osm.org/search?query=Avenue Hamoi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enri Elleboudt</text:p>
          </table:table-cell>
          <table:table-cell table:style-name="ce2" office:value-type="string" calcext:value-type="string">
            <text:p>Henri Elleboud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10" table:formula="of:=HYPERLINK(CONCATENATE(&quot;https://osm.org/search?query=&quot;; [.C140];&quot;,uccle&quot;))" office:value-type="string" office:string-value="https://osm.org/search?query=Avenue Henri Elleboudt,uccle" calcext:value-type="string">
            <text:p>https://osm.org/search?query=Avenue Henri Elleboud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enri Pirenne</text:p>
          </table:table-cell>
          <table:table-cell table:style-name="ce2" office:value-type="string" calcext:value-type="string">
            <text:p>Henri Pirennelaan</text:p>
          </table:table-cell>
          <table:table-cell table:style-name="ce2" office:value-type="string" calcext:value-type="string">
            <text:p>Q3125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1];&quot;,uccle&quot;))" office:value-type="string" office:string-value="https://osm.org/search?query=Avenue Henri Pirenne,uccle" calcext:value-type="string">
            <text:p>https://osm.org/search?query=Avenue Henri Piren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ippolyte Boulenger</text:p>
          </table:table-cell>
          <table:table-cell table:style-name="ce2" office:value-type="string" calcext:value-type="string">
            <text:p>Hippolyte Boulengerlaan</text:p>
          </table:table-cell>
          <table:table-cell table:style-name="ce2" office:value-type="string" calcext:value-type="string">
            <text:p>Q16200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2];&quot;,uccle&quot;))" office:value-type="string" office:string-value="https://osm.org/search?query=Avenue Hippolyte Boulenger,uccle" calcext:value-type="string">
            <text:p>https://osm.org/search?query=Avenue Hippolyte Bouleng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oche</text:p>
          </table:table-cell>
          <table:table-cell table:style-name="ce2" office:value-type="string" calcext:value-type="string">
            <text:p>Hoch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3];&quot;,uccle&quot;))" office:value-type="string" office:string-value="https://osm.org/search?query=Avenue Hoche,uccle" calcext:value-type="string">
            <text:p>https://osm.org/search?query=Avenue Hoch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Ilya Prigogine</text:p>
          </table:table-cell>
          <table:table-cell table:style-name="ce2" office:value-type="string" calcext:value-type="string">
            <text:p>Ilya Prigoginelaan</text:p>
          </table:table-cell>
          <table:table-cell table:style-name="ce2" office:value-type="string" calcext:value-type="string">
            <text:p>Q1835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4];&quot;,uccle&quot;))" office:value-type="string" office:string-value="https://osm.org/search?query=Avenue Ilya Prigogine,uccle" calcext:value-type="string">
            <text:p>https://osm.org/search?query=Avenue Ilya Prigogi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acqueline Harpman</text:p>
          </table:table-cell>
          <table:table-cell table:style-name="ce2" office:value-type="string" calcext:value-type="string">
            <text:p>Jacqueline Harpmanlaan</text:p>
          </table:table-cell>
          <table:table-cell table:style-name="ce2" office:value-type="string" calcext:value-type="string">
            <text:p>Q371922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145];&quot;,uccle&quot;))" office:value-type="string" office:string-value="https://osm.org/search?query=Avenue Jacqueline Harpman,uccle" calcext:value-type="string">
            <text:p>https://osm.org/search?query=Avenue Jacqueline Harpma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acques Pastur</text:p>
          </table:table-cell>
          <table:table-cell table:style-name="ce2" office:value-type="string" calcext:value-type="string">
            <text:p>Jacques Pasturlaan</text:p>
          </table:table-cell>
          <table:table-cell table:style-name="ce2" office:value-type="string" calcext:value-type="string">
            <text:p>Q31597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6];&quot;,uccle&quot;))" office:value-type="string" office:string-value="https://osm.org/search?query=Avenue Jacques Pastur,uccle" calcext:value-type="string">
            <text:p>https://osm.org/search?query=Avenue Jacques Past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ean Burgers</text:p>
          </table:table-cell>
          <table:table-cell table:style-name="ce2" office:value-type="string" calcext:value-type="string">
            <text:p>Jean Burgerslaan</text:p>
          </table:table-cell>
          <table:table-cell table:style-name="ce2" office:value-type="string" calcext:value-type="string">
            <text:p>Q31710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7];&quot;,uccle&quot;))" office:value-type="string" office:string-value="https://osm.org/search?query=Avenue Jean Burgers,uccle" calcext:value-type="string">
            <text:p>https://osm.org/search?query=Avenue Jean Burg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seph Divoort</text:p>
          </table:table-cell>
          <table:table-cell table:style-name="ce2" office:value-type="string" calcext:value-type="string">
            <text:p>Joseph Divoortlaan</text:p>
          </table:table-cell>
          <table:table-cell table:style-name="ce3" office:value-type="string" calcext:value-type="string">
            <text:p>Q31848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8];&quot;,uccle&quot;))" office:value-type="string" office:string-value="https://osm.org/search?query=Avenue Joseph Divoort,uccle" calcext:value-type="string">
            <text:p>https://osm.org/search?query=Avenue Joseph Divoo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oseph Jongen</text:p>
          </table:table-cell>
          <table:table-cell table:style-name="ce2" office:value-type="string" calcext:value-type="string">
            <text:p>Joseph Jongenlaan</text:p>
          </table:table-cell>
          <table:table-cell table:style-name="ce2" office:value-type="string" calcext:value-type="string">
            <text:p>Q5612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9];&quot;,uccle&quot;))" office:value-type="string" office:string-value="https://osm.org/search?query=Avenue Joseph Jongen,uccle" calcext:value-type="string">
            <text:p>https://osm.org/search?query=Avenue Joseph Jonge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uliette</text:p>
          </table:table-cell>
          <table:table-cell table:style-name="ce2" office:value-type="string" calcext:value-type="string">
            <text:p>Juliett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150];&quot;,uccle&quot;))" office:value-type="string" office:string-value="https://osm.org/search?query=Avenue Juliette,uccle" calcext:value-type="string">
            <text:p>https://osm.org/search?query=Avenue Juliet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atérale</text:p>
          </table:table-cell>
          <table:table-cell table:style-name="ce2" office:value-type="string" calcext:value-type="string">
            <text:p>Z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10" table:formula="of:=HYPERLINK(CONCATENATE(&quot;https://osm.org/search?query=&quot;; [.C151];&quot;,uccle&quot;))" office:value-type="string" office:string-value="https://osm.org/search?query=Avenue Latérale,uccle" calcext:value-type="string">
            <text:p>https://osm.org/search?query=Avenue Latéra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egrand</text:p>
          </table:table-cell>
          <table:table-cell table:style-name="ce2" office:value-type="string" calcext:value-type="string">
            <text:p>Legrandlaan</text:p>
          </table:table-cell>
          <table:table-cell/>
          <table:table-cell table:style-name="ce2" table:content-validation-name="val1"/>
          <table:table-cell table:style-name="ce2" office:value-type="string" calcext:value-type="string">
            <text:p>N</text:p>
          </table:table-cell>
          <table:table-cell/>
          <table:table-cell table:style-name="ce10" table:formula="of:=HYPERLINK(CONCATENATE(&quot;https://osm.org/search?query=&quot;; [.C152];&quot;,uccle&quot;))" office:value-type="string" office:string-value="https://osm.org/search?query=Avenue Legrand,uccle" calcext:value-type="string">
            <text:p>https://osm.org/search?query=Avenue Legran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éo Errera</text:p>
          </table:table-cell>
          <table:table-cell table:style-name="ce2" office:value-type="string" calcext:value-type="string">
            <text:p>Léo Erreralaan</text:p>
          </table:table-cell>
          <table:table-cell table:style-name="ce2" office:value-type="string" calcext:value-type="string">
            <text:p>Q187938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53];&quot;,uccle&quot;))" office:value-type="string" office:string-value="https://osm.org/search?query=Avenue Léo Errera,uccle" calcext:value-type="string">
            <text:p>https://osm.org/search?query=Avenue Léo Errer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réchal Joffre</text:p>
          </table:table-cell>
          <table:table-cell table:style-name="ce2" office:value-type="string" calcext:value-type="string">
            <text:p>Maarschalk Joff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54];&quot;,uccle&quot;))" office:value-type="string" office:string-value="https://osm.org/search?query=Avenue Maréchal Joffre,uccle" calcext:value-type="string">
            <text:p>https://osm.org/search?query=Avenue Maréchal Joff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réchal Ney</text:p>
          </table:table-cell>
          <table:table-cell table:style-name="ce2" office:value-type="string" calcext:value-type="string">
            <text:p>Maarschalk Ney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10" table:formula="of:=HYPERLINK(CONCATENATE(&quot;https://osm.org/search?query=&quot;; [.C155];&quot;,uccle&quot;))" office:value-type="string" office:string-value="https://osm.org/search?query=Avenue Maréchal Ney,uccle" calcext:value-type="string">
            <text:p>https://osm.org/search?query=Avenue Maréchal Ne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xime Van Praag</text:p>
          </table:table-cell>
          <table:table-cell table:style-name="ce2" office:value-type="string" calcext:value-type="string">
            <text:p>Maxime Van Praaglaan</text:p>
          </table:table-cell>
          <table:table-cell table:style-name="ce2" office:value-type="string" calcext:value-type="string">
            <text:p>Q162443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56];&quot;,uccle&quot;))" office:value-type="string" office:string-value="https://osm.org/search?query=Avenue Maxime Van Praag,uccle" calcext:value-type="string">
            <text:p>https://osm.org/search?query=Avenue Maxime Van Praa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lière</text:p>
          </table:table-cell>
          <table:table-cell table:style-name="ce2" office:value-type="string" calcext:value-type="string">
            <text:p>Molièrelaan</text:p>
          </table:table-cell>
          <table:table-cell table:style-name="ce2" office:value-type="string" calcext:value-type="string">
            <text:p>Q6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57];&quot;,uccle&quot;))" office:value-type="string" office:string-value="https://osm.org/search?query=Avenue Molière,uccle" calcext:value-type="string">
            <text:p>https://osm.org/search?query=Avenue Moli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ntana</text:p>
          </table:table-cell>
          <table:table-cell table:style-name="ce2" office:value-type="string" calcext:value-type="string">
            <text:p>Montan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58];&quot;,uccle&quot;))" office:value-type="string" office:string-value="https://osm.org/search?query=Avenue Montana,uccle" calcext:value-type="string">
            <text:p>https://osm.org/search?query=Avenue Montan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ntjoie</text:p>
          </table:table-cell>
          <table:table-cell table:style-name="ce2" office:value-type="string" calcext:value-type="string">
            <text:p>Montjoi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59];&quot;,uccle&quot;))" office:value-type="string" office:string-value="https://osm.org/search?query=Avenue Montjoie,uccle" calcext:value-type="string">
            <text:p>https://osm.org/search?query=Avenue Montjo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scicki</text:p>
          </table:table-cell>
          <table:table-cell table:style-name="ce2" office:value-type="string" calcext:value-type="string">
            <text:p>Moscicki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family name</text:p>
          </table:table-cell>
          <table:table-cell/>
          <table:table-cell table:style-name="ce10" table:formula="of:=HYPERLINK(CONCATENATE(&quot;https://osm.org/search?query=&quot;; [.C160];&quot;,uccle&quot;))" office:value-type="string" office:string-value="https://osm.org/search?query=Avenue Moscicki,uccle" calcext:value-type="string">
            <text:p>https://osm.org/search?query=Avenue Moscick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ozart</text:p>
          </table:table-cell>
          <table:table-cell table:style-name="ce2" office:value-type="string" calcext:value-type="string">
            <text:p>Mozartlaan</text:p>
          </table:table-cell>
          <table:table-cell table:style-name="ce2" office:value-type="string" calcext:value-type="string">
            <text:p>Q2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1];&quot;,uccle&quot;))" office:value-type="string" office:string-value="https://osm.org/search?query=Avenue Mozart,uccle" calcext:value-type="string">
            <text:p>https://osm.org/search?query=Avenue Moza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Napoléon</text:p>
          </table:table-cell>
          <table:table-cell table:style-name="ce2" office:value-type="string" calcext:value-type="string">
            <text:p>Napoléonlaan</text:p>
          </table:table-cell>
          <table:table-cell table:style-name="ce2" office:value-type="string" calcext:value-type="string">
            <text:p>Q5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2];&quot;,uccle&quot;))" office:value-type="string" office:string-value="https://osm.org/search?query=Avenue Napoléon,uccle" calcext:value-type="string">
            <text:p>https://osm.org/search?query=Avenue Napolé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ierre d'Union</text:p>
          </table:table-cell>
          <table:table-cell table:style-name="ce2" office:value-type="string" calcext:value-type="string">
            <text:p>Pierre d'Unio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3];&quot;,uccle&quot;))" office:value-type="string" office:string-value="https://osm.org/search?query=Avenue Pierre d'Union,uccle" calcext:value-type="string">
            <text:p>https://osm.org/search?query=Avenue Pierre d'Uni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rince de Ligne</text:p>
          </table:table-cell>
          <table:table-cell table:style-name="ce2" office:value-type="string" calcext:value-type="string">
            <text:p>Prins de Lign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4];&quot;,uccle&quot;))" office:value-type="string" office:string-value="https://osm.org/search?query=Avenue Prince de Ligne,uccle" calcext:value-type="string">
            <text:p>https://osm.org/search?query=Avenue Prince de Lig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tolémée</text:p>
          </table:table-cell>
          <table:table-cell table:style-name="ce2" office:value-type="string" calcext:value-type="string">
            <text:p>Ptolemeelaan</text:p>
          </table:table-cell>
          <table:table-cell table:style-name="ce4" office:value-type="string" calcext:value-type="string">
            <text:p>Q349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5];&quot;,uccle&quot;))" office:value-type="string" office:string-value="https://osm.org/search?query=Avenue Ptolémée,uccle" calcext:value-type="string">
            <text:p>https://osm.org/search?query=Avenue Ptolémé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inaert de Vos</text:p>
          </table:table-cell>
          <table:table-cell table:style-name="ce2" office:value-type="string" calcext:value-type="string">
            <text:p>Reinaert de Voslaan</text:p>
          </table:table-cell>
          <table:table-cell table:style-name="ce4" office:value-type="string" calcext:value-type="string">
            <text:p>Q50519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6];&quot;,uccle&quot;))" office:value-type="string" office:string-value="https://osm.org/search?query=Avenue Reinaert de Vos,uccle" calcext:value-type="string">
            <text:p>https://osm.org/search?query=Avenue Reinaert de Vo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né Gobert</text:p>
          </table:table-cell>
          <table:table-cell table:style-name="ce2" office:value-type="string" calcext:value-type="string">
            <text:p>René Gobertlaan</text:p>
          </table:table-cell>
          <table:table-cell table:style-name="ce4" office:value-type="string" calcext:value-type="string">
            <text:p>Q594174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7];&quot;,uccle&quot;))" office:value-type="string" office:string-value="https://osm.org/search?query=Avenue René Gobert,uccle" calcext:value-type="string">
            <text:p>https://osm.org/search?query=Avenue René Gob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ené Lyr</text:p>
          </table:table-cell>
          <table:table-cell table:style-name="ce2" office:value-type="string" calcext:value-type="string">
            <text:p>René Lyrlaan</text:p>
          </table:table-cell>
          <table:table-cell table:style-name="ce4" office:value-type="string" calcext:value-type="string">
            <text:p>Q342657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68];&quot;,uccle&quot;))" office:value-type="string" office:string-value="https://osm.org/search?query=Avenue René Lyr,uccle" calcext:value-type="string">
            <text:p>https://osm.org/search?query=Avenue René Ly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an Bever</text:p>
          </table:table-cell>
          <table:table-cell table:style-name="ce2" office:value-type="string" calcext:value-type="string">
            <text:p>Van Beverlaan</text:p>
          </table:table-cell>
          <table:table-cell table:style-name="ce2" office:value-type="string" calcext:value-type="string">
            <text:p>no wikipage</text:p>
          </table:table-cell>
          <table:table-cell table:content-validation-name="val1"/>
          <table:table-cell/>
          <table:table-cell table:style-name="ce2" office:value-type="string" calcext:value-type="string">
            <text:p>naam van de familie die eigenaar was van het terrein</text:p>
          </table:table-cell>
          <table:table-cell table:style-name="ce10" table:formula="of:=HYPERLINK(CONCATENATE(&quot;https://osm.org/search?query=&quot;; [.C169];&quot;,uccle&quot;))" office:value-type="string" office:string-value="https://osm.org/search?query=Avenue Van Bever,uccle" calcext:value-type="string">
            <text:p>https://osm.org/search?query=Avenue Van Bev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-Emmanuel III</text:p>
          </table:table-cell>
          <table:table-cell table:style-name="ce2" office:value-type="string" calcext:value-type="string">
            <text:p>Victor-Emmanuel III laan</text:p>
          </table:table-cell>
          <table:table-cell table:style-name="ce4" office:value-type="string" calcext:value-type="string">
            <text:p>Q1506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70];&quot;,uccle&quot;))" office:value-type="string" office:string-value="https://osm.org/search?query=Avenue Victor-Emmanuel III,uccle" calcext:value-type="string">
            <text:p>https://osm.org/search?query=Avenue Victor-Emmanuel II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Wellington</text:p>
          </table:table-cell>
          <table:table-cell table:style-name="ce2" office:value-type="string" calcext:value-type="string">
            <text:p>Wellingtonlaan</text:p>
          </table:table-cell>
          <table:table-cell table:style-name="ce4" office:value-type="string" calcext:value-type="string">
            <text:p>Q1316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71];&quot;,uccle&quot;))" office:value-type="string" office:string-value="https://osm.org/search?query=Avenue Wellington,uccle" calcext:value-type="string">
            <text:p>https://osm.org/search?query=Avenue Wellingt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Winston Churchill</text:p>
          </table:table-cell>
          <table:table-cell table:style-name="ce2" office:value-type="string" calcext:value-type="string">
            <text:p>Winston Churchilllaan</text:p>
          </table:table-cell>
          <table:table-cell table:style-name="ce2" office:value-type="string" calcext:value-type="string">
            <text:p>Q80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72];&quot;,uccle&quot;))" office:value-type="string" office:string-value="https://osm.org/search?query=Avenue Winston Churchill,uccle" calcext:value-type="string">
            <text:p>https://osm.org/search?query=Avenue Winston Churchil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Andrimont</text:p>
          </table:table-cell>
          <table:table-cell table:style-name="ce2" office:value-type="string" calcext:value-type="string">
            <text:p>Andrimo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3];&quot;,uccle&quot;))" office:value-type="string" office:string-value="https://osm.org/search?query=Avenue d'Andrimont,uccle" calcext:value-type="string">
            <text:p>https://osm.org/search?query=Avenue d'Andrimon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Homborchveld</text:p>
          </table:table-cell>
          <table:table-cell table:style-name="ce2" office:value-type="string" calcext:value-type="string">
            <text:p>Homborch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4];&quot;,uccle&quot;))" office:value-type="string" office:string-value="https://osm.org/search?query=Avenue d'Homborchveld,uccle" calcext:value-type="string">
            <text:p>https://osm.org/search?query=Avenue d'Homborchvel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Hougoumont</text:p>
          </table:table-cell>
          <table:table-cell table:style-name="ce2" office:value-type="string" calcext:value-type="string">
            <text:p>Hougoumo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5];&quot;,uccle&quot;))" office:value-type="string" office:string-value="https://osm.org/search?query=Avenue d'Hougoumont,uccle" calcext:value-type="string">
            <text:p>https://osm.org/search?query=Avenue d'Hougoumon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'Orbaix</text:p>
          </table:table-cell>
          <table:table-cell table:style-name="ce2" office:value-type="string" calcext:value-type="string">
            <text:p>D'Orbaixlaan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7" office:value-type="string" calcext:value-type="string">
            <text:p>écrivain et poète</text:p>
          </table:table-cell>
          <table:table-cell table:style-name="ce10" table:formula="of:=HYPERLINK(CONCATENATE(&quot;https://osm.org/search?query=&quot;; [.C176];&quot;,uccle&quot;))" office:value-type="string" office:string-value="https://osm.org/search?query=Avenue d'Orbaix,uccle" calcext:value-type="string">
            <text:p>https://osm.org/search?query=Avenue d'Orbai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eersel</text:p>
          </table:table-cell>
          <table:table-cell table:style-name="ce2" office:value-type="string" calcext:value-type="string">
            <text:p>Beers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7];&quot;,uccle&quot;))" office:value-type="string" office:string-value="https://osm.org/search?query=Avenue de Beersel,uccle" calcext:value-type="string">
            <text:p>https://osm.org/search?query=Avenue de Beers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eloeil</text:p>
          </table:table-cell>
          <table:table-cell table:style-name="ce2" office:value-type="string" calcext:value-type="string">
            <text:p>Beloei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8];&quot;,uccle&quot;))" office:value-type="string" office:string-value="https://osm.org/search?query=Avenue de Beloeil,uccle" calcext:value-type="string">
            <text:p>https://osm.org/search?query=Avenue de Beloei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oetendael</text:p>
          </table:table-cell>
          <table:table-cell table:style-name="ce2" office:value-type="string" calcext:value-type="string">
            <text:p>Boetenda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79];&quot;,uccle&quot;))" office:value-type="string" office:string-value="https://osm.org/search?query=Avenue de Boetendael,uccle" calcext:value-type="string">
            <text:p>https://osm.org/search?query=Avenue de Boete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Castonier</text:p>
          </table:table-cell>
          <table:table-cell table:style-name="ce2" office:value-type="string" calcext:value-type="string">
            <text:p>de Castonierlaan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/>
          <table:table-cell table:style-name="ce7" office:value-type="string" calcext:value-type="string">
            <text:p>Alice de Castonnier (1847-1935), épouse de Hubert Dolez</text:p>
          </table:table-cell>
          <table:table-cell table:style-name="ce10" table:formula="of:=HYPERLINK(CONCATENATE(&quot;https://osm.org/search?query=&quot;; [.C180];&quot;,uccle&quot;))" office:value-type="string" office:string-value="https://osm.org/search?query=Avenue de Castonier,uccle" calcext:value-type="string">
            <text:p>https://osm.org/search?query=Avenue de Castoni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Diane</text:p>
          </table:table-cell>
          <table:table-cell table:style-name="ce2" office:value-type="string" calcext:value-type="string">
            <text:p>Dianalaan</text:p>
          </table:table-cell>
          <table:table-cell table:style-name="ce4" office:value-type="string" calcext:value-type="string">
            <text:p>Q13254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181];&quot;,uccle&quot;))" office:value-type="string" office:string-value="https://osm.org/search?query=Avenue de Diane,uccle" calcext:value-type="string">
            <text:p>https://osm.org/search?query=Avenue de Dia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Floréal</text:p>
          </table:table-cell>
          <table:table-cell table:style-name="ce2" office:value-type="string" calcext:value-type="string">
            <text:p>Floré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2];&quot;,uccle&quot;))" office:value-type="string" office:string-value="https://osm.org/search?query=Avenue de Floréal,uccle" calcext:value-type="string">
            <text:p>https://osm.org/search?query=Avenue de Floré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Foestraets</text:p>
          </table:table-cell>
          <table:table-cell table:style-name="ce2" office:value-type="string" calcext:value-type="string">
            <text:p>de Foestraetslaan</text:p>
          </table:table-cell>
          <table:table-cell table:style-name="ce4" office:value-type="string" calcext:value-type="string">
            <text:p>Q229551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83];&quot;,uccle&quot;))" office:value-type="string" office:string-value="https://osm.org/search?query=Avenue de Foestraets,uccle" calcext:value-type="string">
            <text:p>https://osm.org/search?query=Avenue de Foestrae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Messidor</text:p>
          </table:table-cell>
          <table:table-cell table:style-name="ce2" office:value-type="string" calcext:value-type="string">
            <text:p>Messido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4];&quot;,uccle&quot;))" office:value-type="string" office:string-value="https://osm.org/search?query=Avenue de Messidor,uccle" calcext:value-type="string">
            <text:p>https://osm.org/search?query=Avenue de Messido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Saint-Job</text:p>
          </table:table-cell>
          <table:table-cell table:style-name="ce2" office:value-type="string" calcext:value-type="string">
            <text:p>Sint-Jobselaan</text:p>
          </table:table-cell>
          <table:table-cell table:style-name="ce4" office:value-type="string" calcext:value-type="string">
            <text:p>Q1799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85];&quot;,uccle&quot;))" office:value-type="string" office:string-value="https://osm.org/search?query=Avenue de Saint-Job,uccle" calcext:value-type="string">
            <text:p>https://osm.org/search?query=Avenue de Saint-Job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Saturne</text:p>
          </table:table-cell>
          <table:table-cell table:style-name="ce2" office:value-type="string" calcext:value-type="string">
            <text:p>Saturn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6];&quot;,uccle&quot;))" office:value-type="string" office:string-value="https://osm.org/search?query=Avenue de Saturne,uccle" calcext:value-type="string">
            <text:p>https://osm.org/search?query=Avenue de Satur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Sumatra</text:p>
          </table:table-cell>
          <table:table-cell table:style-name="ce2" office:value-type="string" calcext:value-type="string">
            <text:p>Sumatr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7];&quot;,uccle&quot;))" office:value-type="string" office:string-value="https://osm.org/search?query=Avenue de Sumatra,uccle" calcext:value-type="string">
            <text:p>https://osm.org/search?query=Avenue de Sumatr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Agneau</text:p>
          </table:table-cell>
          <table:table-cell table:style-name="ce2" office:value-type="string" calcext:value-type="string">
            <text:p>La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88];&quot;,uccle&quot;))" office:value-type="string" office:string-value="https://osm.org/search?query=Avenue de l'Agneau,uccle" calcext:value-type="string">
            <text:p>https://osm.org/search?query=Avenue de l'Agneau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Aiglon</text:p>
          </table:table-cell>
          <table:table-cell table:style-name="ce2" office:value-type="string" calcext:value-type="string">
            <text:p>Aiglonlaan</text:p>
          </table:table-cell>
          <table:table-cell table:style-name="ce4" office:value-type="string" calcext:value-type="string">
            <text:p>Q333594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89];&quot;,uccle&quot;))" office:value-type="string" office:string-value="https://osm.org/search?query=Avenue de l'Aiglon,uccle" calcext:value-type="string">
            <text:p>https://osm.org/search?query=Avenue de l'Aigl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Aulne</text:p>
          </table:table-cell>
          <table:table-cell table:style-name="ce2" office:value-type="string" calcext:value-type="string">
            <text:p>Elzeboo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0];&quot;,uccle&quot;))" office:value-type="string" office:string-value="https://osm.org/search?query=Avenue de l'Aulne,uccle" calcext:value-type="string">
            <text:p>https://osm.org/search?query=Avenue de l'Aul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Hippodrome</text:p>
          </table:table-cell>
          <table:table-cell table:style-name="ce2" office:value-type="string" calcext:value-type="string">
            <text:p>Renbaa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1];&quot;,uccle&quot;))" office:value-type="string" office:string-value="https://osm.org/search?query=Avenue de l'Hippodrome,uccle" calcext:value-type="string">
            <text:p>https://osm.org/search?query=Avenue de l'Hippodrom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Hélianthe</text:p>
          </table:table-cell>
          <table:table-cell table:style-name="ce2" office:value-type="string" calcext:value-type="string">
            <text:p>Zonneblo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2];&quot;,uccle&quot;))" office:value-type="string" office:string-value="https://osm.org/search?query=Avenue de l'Hélianthe,uccle" calcext:value-type="string">
            <text:p>https://osm.org/search?query=Avenue de l'Hélianth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Observatoire</text:p>
          </table:table-cell>
          <table:table-cell table:style-name="ce2" office:value-type="string" calcext:value-type="string">
            <text:p>Sterrewa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3];&quot;,uccle&quot;))" office:value-type="string" office:string-value="https://osm.org/search?query=Avenue de l'Observatoire,uccle" calcext:value-type="string">
            <text:p>https://osm.org/search?query=Avenue de l'Observatoi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Échevinage</text:p>
          </table:table-cell>
          <table:table-cell table:style-name="ce2" office:value-type="string" calcext:value-type="string">
            <text:p>Schepen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4];&quot;,uccle&quot;))" office:value-type="string" office:string-value="https://osm.org/search?query=Avenue de l'Échevinage,uccle" calcext:value-type="string">
            <text:p>https://osm.org/search?query=Avenue de l'Échevinag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Belle Alliance</text:p>
          </table:table-cell>
          <table:table-cell table:style-name="ce2" office:value-type="string" calcext:value-type="string">
            <text:p>Belle Allianc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5];&quot;,uccle&quot;))" office:value-type="string" office:string-value="https://osm.org/search?query=Avenue de la Belle Alliance,uccle" calcext:value-type="string">
            <text:p>https://osm.org/search?query=Avenue de la Belle Allianc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hênaie</text:p>
          </table:table-cell>
          <table:table-cell table:style-name="ce2" office:value-type="string" calcext:value-type="string">
            <text:p>Eiken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6];&quot;,uccle&quot;))" office:value-type="string" office:string-value="https://osm.org/search?query=Avenue de la Chênaie,uccle" calcext:value-type="string">
            <text:p>https://osm.org/search?query=Avenue de la Chêna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lairière</text:p>
          </table:table-cell>
          <table:table-cell table:style-name="ce2" office:value-type="string" calcext:value-type="string">
            <text:p>Bosple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7];&quot;,uccle&quot;))" office:value-type="string" office:string-value="https://osm.org/search?query=Avenue de la Clairière,uccle" calcext:value-type="string">
            <text:p>https://osm.org/search?query=Avenue de la Clairi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Colombie</text:p>
          </table:table-cell>
          <table:table-cell table:style-name="ce2" office:value-type="string" calcext:value-type="string">
            <text:p>Colombi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98];&quot;,uccle&quot;))" office:value-type="string" office:string-value="https://osm.org/search?query=Avenue de la Colombie,uccle" calcext:value-type="string">
            <text:p>https://osm.org/search?query=Avenue de la Colomb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Ferme Rose</text:p>
          </table:table-cell>
          <table:table-cell table:style-name="ce2" office:value-type="string" calcext:value-type="string">
            <text:p>Roze Hoevelaan</text:p>
          </table:table-cell>
          <table:table-cell table:style-name="ce3"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199];&quot;,uccle&quot;))" office:value-type="string" office:string-value="https://osm.org/search?query=Avenue de la Ferme Rose,uccle" calcext:value-type="string">
            <text:p>https://osm.org/search?query=Avenue de la Ferme Ros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Floride</text:p>
          </table:table-cell>
          <table:table-cell table:style-name="ce2" office:value-type="string" calcext:value-type="string">
            <text:p>Florid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0];&quot;,uccle&quot;))" office:value-type="string" office:string-value="https://osm.org/search?query=Avenue de la Floride,uccle" calcext:value-type="string">
            <text:p>https://osm.org/search?query=Avenue de la Florid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Gazelle</text:p>
          </table:table-cell>
          <table:table-cell table:style-name="ce2" office:value-type="string" calcext:value-type="string">
            <text:p>Gazel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1];&quot;,uccle&quot;))" office:value-type="string" office:string-value="https://osm.org/search?query=Avenue de la Gazelle,uccle" calcext:value-type="string">
            <text:p>https://osm.org/search?query=Avenue de la Gaze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Lisière</text:p>
          </table:table-cell>
          <table:table-cell table:style-name="ce2" office:value-type="string" calcext:value-type="string">
            <text:p>Boskan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2];&quot;,uccle&quot;))" office:value-type="string" office:string-value="https://osm.org/search?query=Avenue de la Lisière,uccle" calcext:value-type="string">
            <text:p>https://osm.org/search?query=Avenue de la Lisi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Petite Espinette</text:p>
          </table:table-cell>
          <table:table-cell table:style-name="ce2" office:value-type="string" calcext:value-type="string">
            <text:p>Kleine Hu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203];&quot;,uccle&quot;))" office:value-type="string" office:string-value="https://osm.org/search?query=Avenue de la Petite Espinette,uccle" calcext:value-type="string">
            <text:p>https://osm.org/search?query=Avenue de la Petite Espinet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Pinède</text:p>
          </table:table-cell>
          <table:table-cell table:style-name="ce2" office:value-type="string" calcext:value-type="string">
            <text:p>Pijn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4];&quot;,uccle&quot;))" office:value-type="string" office:string-value="https://osm.org/search?query=Avenue de la Pinède,uccle" calcext:value-type="string">
            <text:p>https://osm.org/search?query=Avenue de la Pinèd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Princesse Paola</text:p>
          </table:table-cell>
          <table:table-cell table:style-name="ce2" office:value-type="string" calcext:value-type="string">
            <text:p>Prinses Paola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205];&quot;,uccle&quot;))" office:value-type="string" office:string-value="https://osm.org/search?query=Avenue de la Princesse Paola,uccle" calcext:value-type="string">
            <text:p>https://osm.org/search?query=Avenue de la Princesse Paol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Ramée</text:p>
          </table:table-cell>
          <table:table-cell table:style-name="ce2" office:value-type="string" calcext:value-type="string">
            <text:p>Loo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6];&quot;,uccle&quot;))" office:value-type="string" office:string-value="https://osm.org/search?query=Avenue de la Ramée,uccle" calcext:value-type="string">
            <text:p>https://osm.org/search?query=Avenue de la Ramé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a Sapinière</text:p>
          </table:table-cell>
          <table:table-cell table:style-name="ce2" office:value-type="string" calcext:value-type="string">
            <text:p>Denne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7];&quot;,uccle&quot;))" office:value-type="string" office:string-value="https://osm.org/search?query=Avenue de la Sapinière,uccle" calcext:value-type="string">
            <text:p>https://osm.org/search?query=Avenue de la Sapini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lisiers</text:p>
          </table:table-cell>
          <table:table-cell table:style-name="ce2" office:value-type="string" calcext:value-type="string">
            <text:p>Meelbe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8];&quot;,uccle&quot;))" office:value-type="string" office:string-value="https://osm.org/search?query=Avenue des Alisiers,uccle" calcext:value-type="string">
            <text:p>https://osm.org/search?query=Avenue des Alisi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Aubépines</text:p>
          </table:table-cell>
          <table:table-cell table:style-name="ce2" office:value-type="string" calcext:value-type="string">
            <text:p>Hagedoor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09];&quot;,uccle&quot;))" office:value-type="string" office:string-value="https://osm.org/search?query=Avenue des Aubépines,uccle" calcext:value-type="string">
            <text:p>https://osm.org/search?query=Avenue des Aubépin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Belettes</text:p>
          </table:table-cell>
          <table:table-cell table:style-name="ce2" office:value-type="string" calcext:value-type="string">
            <text:p>Wezel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0];&quot;,uccle&quot;))" office:value-type="string" office:string-value="https://osm.org/search?query=Avenue des Belettes,uccle" calcext:value-type="string">
            <text:p>https://osm.org/search?query=Avenue des Belett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Biches</text:p>
          </table:table-cell>
          <table:table-cell table:style-name="ce2" office:value-type="string" calcext:value-type="string">
            <text:p>Hin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1];&quot;,uccle&quot;))" office:value-type="string" office:string-value="https://osm.org/search?query=Avenue des Biches,uccle" calcext:value-type="string">
            <text:p>https://osm.org/search?query=Avenue des Bich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hâlets</text:p>
          </table:table-cell>
          <table:table-cell table:style-name="ce2" office:value-type="string" calcext:value-type="string">
            <text:p>Kasteelt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2];&quot;,uccle&quot;))" office:value-type="string" office:string-value="https://osm.org/search?query=Avenue des Châlets,uccle" calcext:value-type="string">
            <text:p>https://osm.org/search?query=Avenue des Châle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hênes</text:p>
          </table:table-cell>
          <table:table-cell table:style-name="ce2" office:value-type="string" calcext:value-type="string">
            <text:p>Ei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3];&quot;,uccle&quot;))" office:value-type="string" office:string-value="https://osm.org/search?query=Avenue des Chênes,uccle" calcext:value-type="string">
            <text:p>https://osm.org/search?query=Avenue des Chên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occinelles</text:p>
          </table:table-cell>
          <table:table-cell table:style-name="ce2" office:value-type="string" calcext:value-type="string">
            <text:p>Heersbeest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4];&quot;,uccle&quot;))" office:value-type="string" office:string-value="https://osm.org/search?query=Avenue des Coccinelles,uccle" calcext:value-type="string">
            <text:p>https://osm.org/search?query=Avenue des Coccinell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Cytises</text:p>
          </table:table-cell>
          <table:table-cell table:style-name="ce2" office:value-type="string" calcext:value-type="string">
            <text:p>Goudenreg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5];&quot;,uccle&quot;))" office:value-type="string" office:string-value="https://osm.org/search?query=Avenue des Cytises,uccle" calcext:value-type="string">
            <text:p>https://osm.org/search?query=Avenue des Cytis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Faons</text:p>
          </table:table-cell>
          <table:table-cell table:style-name="ce2" office:value-type="string" calcext:value-type="string">
            <text:p>Reebok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6];&quot;,uccle&quot;))" office:value-type="string" office:string-value="https://osm.org/search?query=Avenue des Faons,uccle" calcext:value-type="string">
            <text:p>https://osm.org/search?query=Avenue des Fao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Hespérides</text:p>
          </table:table-cell>
          <table:table-cell table:style-name="ce2" office:value-type="string" calcext:value-type="string">
            <text:p>Hesperi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7];&quot;,uccle&quot;))" office:value-type="string" office:string-value="https://osm.org/search?query=Avenue des Hespérides,uccle" calcext:value-type="string">
            <text:p>https://osm.org/search?query=Avenue des Hespérid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Hospices</text:p>
          </table:table-cell>
          <table:table-cell table:style-name="ce2" office:value-type="string" calcext:value-type="string">
            <text:p>Godshuiz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8];&quot;,uccle&quot;))" office:value-type="string" office:string-value="https://osm.org/search?query=Avenue des Hospices,uccle" calcext:value-type="string">
            <text:p>https://osm.org/search?query=Avenue des Hospic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auves</text:p>
          </table:table-cell>
          <table:table-cell table:style-name="ce2" office:value-type="string" calcext:value-type="string">
            <text:p>Maluw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19];&quot;,uccle&quot;))" office:value-type="string" office:string-value="https://osm.org/search?query=Avenue des Mauves,uccle" calcext:value-type="string">
            <text:p>https://osm.org/search?query=Avenue des Mauv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uses</text:p>
          </table:table-cell>
          <table:table-cell table:style-name="ce2" office:value-type="string" calcext:value-type="string">
            <text:p>Muz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0];&quot;,uccle&quot;))" office:value-type="string" office:string-value="https://osm.org/search?query=Avenue des Muses,uccle" calcext:value-type="string">
            <text:p>https://osm.org/search?query=Avenue des Mus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yrtilles</text:p>
          </table:table-cell>
          <table:table-cell table:style-name="ce2" office:value-type="string" calcext:value-type="string">
            <text:p>Kraakbezië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1];&quot;,uccle&quot;))" office:value-type="string" office:string-value="https://osm.org/search?query=Avenue des Myrtilles,uccle" calcext:value-type="string">
            <text:p>https://osm.org/search?query=Avenue des Myrtill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ûres</text:p>
          </table:table-cell>
          <table:table-cell table:style-name="ce2" office:value-type="string" calcext:value-type="string">
            <text:p>Braambezië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2];&quot;,uccle&quot;))" office:value-type="string" office:string-value="https://osm.org/search?query=Avenue des Mûres,uccle" calcext:value-type="string">
            <text:p>https://osm.org/search?query=Avenue des Mûr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Narcisses</text:p>
          </table:table-cell>
          <table:table-cell table:style-name="ce2" office:value-type="string" calcext:value-type="string">
            <text:p>Narcisbloe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3];&quot;,uccle&quot;))" office:value-type="string" office:string-value="https://osm.org/search?query=Avenue des Narcisses,uccle" calcext:value-type="string">
            <text:p>https://osm.org/search?query=Avenue des Narciss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Ormeaux</text:p>
          </table:table-cell>
          <table:table-cell table:style-name="ce2" office:value-type="string" calcext:value-type="string">
            <text:p>Olmp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4];&quot;,uccle&quot;))" office:value-type="string" office:string-value="https://osm.org/search?query=Avenue des Ormeaux,uccle" calcext:value-type="string">
            <text:p>https://osm.org/search?query=Avenue des Ormeau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Pâturins</text:p>
          </table:table-cell>
          <table:table-cell table:style-name="ce2" office:value-type="string" calcext:value-type="string">
            <text:p>Beemdgra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5];&quot;,uccle&quot;))" office:value-type="string" office:string-value="https://osm.org/search?query=Avenue des Pâturins,uccle" calcext:value-type="string">
            <text:p>https://osm.org/search?query=Avenue des Pâturi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Ronces</text:p>
          </table:table-cell>
          <table:table-cell table:style-name="ce2" office:value-type="string" calcext:value-type="string">
            <text:p>Braamstrui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6];&quot;,uccle&quot;))" office:value-type="string" office:string-value="https://osm.org/search?query=Avenue des Ronces,uccle" calcext:value-type="string">
            <text:p>https://osm.org/search?query=Avenue des Ronc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ept Bonniers</text:p>
          </table:table-cell>
          <table:table-cell table:style-name="ce2" office:value-type="string" calcext:value-type="string">
            <text:p>Zevenbund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7];&quot;,uccle&quot;))" office:value-type="string" office:string-value="https://osm.org/search?query=Avenue des Sept Bonniers,uccle" calcext:value-type="string">
            <text:p>https://osm.org/search?query=Avenue des Sept Bonni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ophoras</text:p>
          </table:table-cell>
          <table:table-cell table:style-name="ce2" office:value-type="string" calcext:value-type="string">
            <text:p>Sophora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8];&quot;,uccle&quot;))" office:value-type="string" office:string-value="https://osm.org/search?query=Avenue des Sophoras,uccle" calcext:value-type="string">
            <text:p>https://osm.org/search?query=Avenue des Sophora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Sorbiers</text:p>
          </table:table-cell>
          <table:table-cell table:style-name="ce2" office:value-type="string" calcext:value-type="string">
            <text:p>Lijsterbesse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29];&quot;,uccle&quot;))" office:value-type="string" office:string-value="https://osm.org/search?query=Avenue des Sorbiers,uccle" calcext:value-type="string">
            <text:p>https://osm.org/search?query=Avenue des Sorbi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Tilleuls</text:p>
          </table:table-cell>
          <table:table-cell table:style-name="ce2" office:value-type="string" calcext:value-type="string">
            <text:p>Lind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0];&quot;,uccle&quot;))" office:value-type="string" office:string-value="https://osm.org/search?query=Avenue des Tilleuls,uccle" calcext:value-type="string">
            <text:p>https://osm.org/search?query=Avenue des Tilleul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Églantiers</text:p>
          </table:table-cell>
          <table:table-cell table:style-name="ce2" office:value-type="string" calcext:value-type="string">
            <text:p>Wilderoselaa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1];&quot;,uccle&quot;))" office:value-type="string" office:string-value="https://osm.org/search?query=Avenue des Églantiers,uccle" calcext:value-type="string">
            <text:p>https://osm.org/search?query=Avenue des Églanti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Directoire</text:p>
          </table:table-cell>
          <table:table-cell table:style-name="ce2" office:value-type="string" calcext:value-type="string">
            <text:p>Directoir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2];&quot;,uccle&quot;))" office:value-type="string" office:string-value="https://osm.org/search?query=Avenue du Directoire,uccle" calcext:value-type="string">
            <text:p>https://osm.org/search?query=Avenue du Directoi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Feuillage</text:p>
          </table:table-cell>
          <table:table-cell table:style-name="ce2" office:value-type="string" calcext:value-type="string">
            <text:p>Gebladert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3];&quot;,uccle&quot;))" office:value-type="string" office:string-value="https://osm.org/search?query=Avenue du Feuillage,uccle" calcext:value-type="string">
            <text:p>https://osm.org/search?query=Avenue du Feuillag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Fort-Jaco</text:p>
          </table:table-cell>
          <table:table-cell table:style-name="ce2" office:value-type="string" calcext:value-type="string">
            <text:p>Fort-Jaco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4];&quot;,uccle&quot;))" office:value-type="string" office:string-value="https://osm.org/search?query=Avenue du Fort-Jaco,uccle" calcext:value-type="string">
            <text:p>https://osm.org/search?query=Avenue du Fort-Jac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Furet</text:p>
          </table:table-cell>
          <table:table-cell table:style-name="ce2" office:value-type="string" calcext:value-type="string">
            <text:p>Fre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5];&quot;,uccle&quot;))" office:value-type="string" office:string-value="https://osm.org/search?query=Avenue du Furet,uccle" calcext:value-type="string">
            <text:p>https://osm.org/search?query=Avenue du Fure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Globe</text:p>
          </table:table-cell>
          <table:table-cell table:style-name="ce2" office:value-type="string" calcext:value-type="string">
            <text:p>Glob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6];&quot;,uccle&quot;))" office:value-type="string" office:string-value="https://osm.org/search?query=Avenue du Globe,uccle" calcext:value-type="string">
            <text:p>https://osm.org/search?query=Avenue du Glob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Gui</text:p>
          </table:table-cell>
          <table:table-cell table:style-name="ce2" office:value-type="string" calcext:value-type="string">
            <text:p>Mareta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7];&quot;,uccle&quot;))" office:value-type="string" office:string-value="https://osm.org/search?query=Avenue du Gui,uccle" calcext:value-type="string">
            <text:p>https://osm.org/search?query=Avenue du Gu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Hoef</text:p>
          </table:table-cell>
          <table:table-cell table:style-name="ce2" office:value-type="string" calcext:value-type="string">
            <text:p>Hoe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8];&quot;,uccle&quot;))" office:value-type="string" office:string-value="https://osm.org/search?query=Avenue du Hoef,uccle" calcext:value-type="string">
            <text:p>https://osm.org/search?query=Avenue du Hoef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Hérisson</text:p>
          </table:table-cell>
          <table:table-cell table:style-name="ce2" office:value-type="string" calcext:value-type="string">
            <text:p>Eg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39];&quot;,uccle&quot;))" office:value-type="string" office:string-value="https://osm.org/search?query=Avenue du Hérisson,uccle" calcext:value-type="string">
            <text:p>https://osm.org/search?query=Avenue du Hériss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Lycée Français</text:p>
          </table:table-cell>
          <table:table-cell table:style-name="ce2" office:value-type="string" calcext:value-type="string">
            <text:p>Frans Lyceu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240];&quot;,uccle&quot;))" office:value-type="string" office:string-value="https://osm.org/search?query=Avenue du Lycée Français,uccle" calcext:value-type="string">
            <text:p>https://osm.org/search?query=Avenue du Lycée França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Maréchal</text:p>
          </table:table-cell>
          <table:table-cell table:style-name="ce2" office:value-type="string" calcext:value-type="string">
            <text:p>Maarschalklaan</text:p>
          </table:table-cell>
          <table:table-cell/>
          <table:table-cell table:style-name="ce2" table:content-validation-name="val1"/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241];&quot;,uccle&quot;))" office:value-type="string" office:string-value="https://osm.org/search?query=Avenue du Maréchal,uccle" calcext:value-type="string">
            <text:p>https://osm.org/search?query=Avenue du Maréch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rince d'Orange</text:p>
          </table:table-cell>
          <table:table-cell table:style-name="ce2" office:value-type="string" calcext:value-type="string">
            <text:p>Prins van Oranj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180/bruxelles-1180-avenue-du-prince-d-orange.html" xlink:type="simple">http://www.ebru.be/Streets/streets1180/bruxelles-1180-avenue-du-prince-d-orange.html</text:a></text:p>
          </table:table-cell>
          <table:table-cell/>
          <table:table-cell table:style-name="ce10" table:formula="of:=HYPERLINK(CONCATENATE(&quot;https://osm.org/search?query=&quot;; [.C242];&quot;,uccle&quot;))" office:value-type="string" office:string-value="https://osm.org/search?query=Avenue du Prince d'Orange,uccle" calcext:value-type="string">
            <text:p>https://osm.org/search?query=Avenue du Prince d'Orang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rince de Ligne</text:p>
          </table:table-cell>
          <table:table-cell table:style-name="ce2" office:value-type="string" calcext:value-type="string">
            <text:p>Prins de Lign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180/bruxelles-1180-avenue-prince-de-ligne.html" xlink:type="simple">http://www.ebru.be/Streets/streets1180/bruxelles-1180-avenue-prince-de-ligne.html</text:a></text:p>
          </table:table-cell>
          <table:table-cell/>
          <table:table-cell table:style-name="ce10" table:formula="of:=HYPERLINK(CONCATENATE(&quot;https://osm.org/search?query=&quot;; [.C243];&quot;,uccle&quot;))" office:value-type="string" office:string-value="https://osm.org/search?query=Avenue Prince de Ligne,uccle" calcext:value-type="string">
            <text:p>https://osm.org/search?query=Avenue Prince de Lig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Racing</text:p>
          </table:table-cell>
          <table:table-cell table:style-name="ce2" office:value-type="string" calcext:value-type="string">
            <text:p>Raci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44];&quot;,uccle&quot;))" office:value-type="string" office:string-value="https://osm.org/search?query=Avenue du Racing,uccle" calcext:value-type="string">
            <text:p>https://osm.org/search?query=Avenue du Racin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Silence</text:p>
          </table:table-cell>
          <table:table-cell table:style-name="ce2" office:value-type="string" calcext:value-type="string">
            <text:p>Stil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45];&quot;,uccle&quot;))" office:value-type="string" office:string-value="https://osm.org/search?query=Avenue du Silence,uccle" calcext:value-type="string">
            <text:p>https://osm.org/search?query=Avenue du Silenc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al Fleuri</text:p>
          </table:table-cell>
          <table:table-cell table:style-name="ce2" office:value-type="string" calcext:value-type="string">
            <text:p>Val Fleuri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46];&quot;,uccle&quot;))" office:value-type="string" office:string-value="https://osm.org/search?query=Avenue du Val Fleuri,uccle" calcext:value-type="string">
            <text:p>https://osm.org/search?query=Avenue du Val Fleur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ert Chasseur</text:p>
          </table:table-cell>
          <table:table-cell table:style-name="ce2" office:value-type="string" calcext:value-type="string">
            <text:p>Groene Ja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47];&quot;,uccle&quot;))" office:value-type="string" office:string-value="https://osm.org/search?query=Avenue du Vert Chasseur,uccle" calcext:value-type="string">
            <text:p>https://osm.org/search?query=Avenue du Vert Chasse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ivier d'Oie</text:p>
          </table:table-cell>
          <table:table-cell table:style-name="ce2" office:value-type="string" calcext:value-type="string">
            <text:p>Diesdell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48];&quot;,uccle&quot;))" office:value-type="string" office:string-value="https://osm.org/search?query=Avenue du Vivier d'Oie,uccle" calcext:value-type="string">
            <text:p>https://osm.org/search?query=Avenue du Vivier d'O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Vossegat</text:p>
          </table:table-cell>
          <table:table-cell table:style-name="ce2" office:value-type="string" calcext:value-type="string">
            <text:p>Vossega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49];&quot;,uccle&quot;))" office:value-type="string" office:string-value="https://osm.org/search?query=Avenue du Vossegat,uccle" calcext:value-type="string">
            <text:p>https://osm.org/search?query=Avenue du Vossega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Beersel</text:p>
          </table:table-cell>
          <table:table-cell table:style-name="ce2" office:value-type="string" calcext:value-type="string">
            <text:p>Beers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50];&quot;,uccle&quot;))" office:value-type="string" office:string-value="https://osm.org/search?query=Avenue de Beersel,uccle" calcext:value-type="string">
            <text:p>https://osm.org/search?query=Avenue de Beers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oesdaal</text:p>
          </table:table-cell>
          <table:table-cell table:style-name="ce2" office:value-type="string" calcext:value-type="string">
            <text:p>Boesda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251];&quot;,uccle&quot;))" office:value-type="string" office:string-value="https://osm.org/search?query=Avenue Boesdaal,uccle" calcext:value-type="string">
            <text:p>https://osm.org/search?query=Avenue Boesda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é Cassimans</text:p>
          </table:table-cell>
          <table:table-cell table:style-name="ce2" office:value-type="string" calcext:value-type="string">
            <text:p>Cassimansblok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252];&quot;,uccle&quot;))" office:value-type="string" office:string-value="https://osm.org/search?query=Carré Cassimans,uccle" calcext:value-type="string">
            <text:p>https://osm.org/search?query=Carré Cassima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é Pauwels</text:p>
          </table:table-cell>
          <table:table-cell table:style-name="ce2" office:value-type="string" calcext:value-type="string">
            <text:p>Pauwelsblok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082/bruxelles-1082-rue-mathieu-pauwels.html" xlink:type="simple">http://www.ebru.be/Streets/streets1082/bruxelles-1082-rue-mathieu-pauwels.html</text:a></text:p>
          </table:table-cell>
          <table:table-cell/>
          <table:table-cell table:style-name="ce10" table:formula="of:=HYPERLINK(CONCATENATE(&quot;https://osm.org/search?query=&quot;; [.C253];&quot;,uccle&quot;))" office:value-type="string" office:string-value="https://osm.org/search?query=Carré Pauwels,uccle" calcext:value-type="string">
            <text:p>https://osm.org/search?query=Carré Pauwel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é Peeters</text:p>
          </table:table-cell>
          <table:table-cell table:style-name="ce2" office:value-type="string" calcext:value-type="string">
            <text:p>Peetersblok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://www.ebru.be/Streets/streets1180/bruxelles-1180-carre-peeters.html" xlink:type="simple">http://www.ebru.be/Streets/streets1180/bruxelles-1180-carre-peeters.html</text:a></text:p>
          </table:table-cell>
          <table:table-cell/>
          <table:table-cell table:style-name="ce10" table:formula="of:=HYPERLINK(CONCATENATE(&quot;https://osm.org/search?query=&quot;; [.C254];&quot;,uccle&quot;))" office:value-type="string" office:string-value="https://osm.org/search?query=Carré Peeters,uccle" calcext:value-type="string">
            <text:p>https://osm.org/search?query=Carré Peet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é Sersté</text:p>
          </table:table-cell>
          <table:table-cell table:style-name="ce2" office:value-type="string" calcext:value-type="string">
            <text:p>Serstéblok</text:p>
          </table:table-cell>
          <table:table-cell/>
          <table:table-cell table:content-validation-name="val1"/>
          <table:table-cell/>
          <table:table-cell table:style-name="ce2" office:value-type="string" calcext:value-type="string">
            <text:p>N</text:p>
          </table:table-cell>
          <table:table-cell table:style-name="ce10" table:formula="of:=HYPERLINK(CONCATENATE(&quot;https://osm.org/search?query=&quot;; [.C255];&quot;,uccle&quot;))" office:value-type="string" office:string-value="https://osm.org/search?query=Carré Sersté,uccle" calcext:value-type="string">
            <text:p>https://osm.org/search?query=Carré Serst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é Stevens</text:p>
          </table:table-cell>
          <table:table-cell table:style-name="ce2" office:value-type="string" calcext:value-type="string">
            <text:p>Stevensblok</text:p>
          </table:table-cell>
          <table:table-cell table:style-name="ce3" office:value-type="string" calcext:value-type="string">
            <text:p>Q7738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256];&quot;,uccle&quot;))" office:value-type="string" office:string-value="https://osm.org/search?query=Carré Stevens,uccle" calcext:value-type="string">
            <text:p>https://osm.org/search?query=Carré Steve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Cauter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57];&quot;,uccle&quot;))" office:value-type="string" office:string-value="https://osm.org/search?query=Cauter,uccle" calcext:value-type="string">
            <text:p>https://osm.org/search?query=Caut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'Alsemberg</text:p>
          </table:table-cell>
          <table:table-cell table:style-name="ce2" office:value-type="string" calcext:value-type="string">
            <text:p>Alsemberg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58];&quot;,uccle&quot;))" office:value-type="string" office:string-value="https://osm.org/search?query=Chaussée d'Alsemberg,uccle" calcext:value-type="string">
            <text:p>https://osm.org/search?query=Chaussée d'Alsem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'Alsemberg</text:p>
          </table:table-cell>
          <table:table-cell table:style-name="ce2" office:value-type="string" calcext:value-type="string">
            <text:p>Alsemberg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59];&quot;,uccle&quot;))" office:value-type="string" office:string-value="https://osm.org/search?query=Chaussée d'Alsemberg,uccle" calcext:value-type="string">
            <text:p>https://osm.org/search?query=Chaussée d'Alsem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Drogenbos</text:p>
          </table:table-cell>
          <table:table-cell table:style-name="ce2" office:value-type="string" calcext:value-type="string">
            <text:p>Drogenbos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0];&quot;,uccle&quot;))" office:value-type="string" office:string-value="https://osm.org/search?query=Chaussée de Drogenbos,uccle" calcext:value-type="string">
            <text:p>https://osm.org/search?query=Chaussée de Drogenbo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La Hulpe</text:p>
          </table:table-cell>
          <table:table-cell table:style-name="ce2" office:value-type="string" calcext:value-type="string">
            <text:p>Terhulp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1];&quot;,uccle&quot;))" office:value-type="string" office:string-value="https://osm.org/search?query=Chaussée de La Hulpe,uccle" calcext:value-type="string">
            <text:p>https://osm.org/search?query=Chaussée de La Hulp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Neerstalle</text:p>
          </table:table-cell>
          <table:table-cell table:style-name="ce2" office:value-type="string" calcext:value-type="string">
            <text:p>Neerstall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2];&quot;,uccle&quot;))" office:value-type="string" office:string-value="https://osm.org/search?query=Chaussée de Neerstalle,uccle" calcext:value-type="string">
            <text:p>https://osm.org/search?query=Chaussée de Neersta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Saint-Job</text:p>
          </table:table-cell>
          <table:table-cell table:style-name="ce2" office:value-type="string" calcext:value-type="string">
            <text:p>Sint-Jobsesteenweg</text:p>
          </table:table-cell>
          <table:table-cell table:style-name="ce4" office:value-type="string" calcext:value-type="string">
            <text:p>Q457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263];&quot;,uccle&quot;))" office:value-type="string" office:string-value="https://osm.org/search?query=Chaussée de Saint-Job,uccle" calcext:value-type="string">
            <text:p>https://osm.org/search?query=Chaussée de Saint-Job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Avijl</text:p>
          </table:table-cell>
          <table:table-cell table:style-name="ce2" office:value-type="string" calcext:value-type="string">
            <text:p>Avijl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4];&quot;,uccle&quot;))" office:value-type="string" office:string-value="https://osm.org/search?query=Chemin Avijl,uccle" calcext:value-type="string">
            <text:p>https://osm.org/search?query=Chemin Avij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Berckmans</text:p>
          </table:table-cell>
          <table:table-cell table:style-name="ce2" office:value-type="string" calcext:value-type="string">
            <text:p>Berckmansweg</text:p>
          </table:table-cell>
          <table:table-cell/>
          <table:table-cell table:content-validation-name="val1"/>
          <table:table-cell table:number-columns-repeated="2"/>
          <table:table-cell table:style-name="ce10" table:formula="of:=HYPERLINK(CONCATENATE(&quot;https://osm.org/search?query=&quot;; [.C265];&quot;,uccle&quot;))" office:value-type="string" office:string-value="https://osm.org/search?query=Chemin Berckmans,uccle" calcext:value-type="string">
            <text:p>https://osm.org/search?query=Chemin Berckma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'Ecureuil</text:p>
          </table:table-cell>
          <table:table-cell table:style-name="ce2" office:value-type="string" calcext:value-type="string">
            <text:p>Eekhoor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6];&quot;,uccle&quot;))" office:value-type="string" office:string-value="https://osm.org/search?query=Chemin de l'Ecureuil,uccle" calcext:value-type="string">
            <text:p>https://osm.org/search?query=Chemin de l'Ecureui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a Forêt</text:p>
          </table:table-cell>
          <table:table-cell table:style-name="ce2" office:value-type="string" calcext:value-type="string">
            <text:p>Wou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7];&quot;,uccle&quot;))" office:value-type="string" office:string-value="https://osm.org/search?query=Chemin de la Forêt,uccle" calcext:value-type="string">
            <text:p>https://osm.org/search?query=Chemin de la Forê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a Truite</text:p>
          </table:table-cell>
          <table:table-cell table:style-name="ce2" office:value-type="string" calcext:value-type="string">
            <text:p>Forel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8];&quot;,uccle&quot;))" office:value-type="string" office:string-value="https://osm.org/search?query=Chemin de la Truite,uccle" calcext:value-type="string">
            <text:p>https://osm.org/search?query=Chemin de la Trui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Deux Montagnes</text:p>
          </table:table-cell>
          <table:table-cell table:style-name="ce2" office:value-type="string" calcext:value-type="string">
            <text:p>Twee Berg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69];&quot;,uccle&quot;))" office:value-type="string" office:string-value="https://osm.org/search?query=Chemin des Deux Montagnes,uccle" calcext:value-type="string">
            <text:p>https://osm.org/search?query=Chemin des Deux Montagn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Oiseleurs</text:p>
          </table:table-cell>
          <table:table-cell table:style-name="ce2" office:value-type="string" calcext:value-type="string">
            <text:p>Vogelvanger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0];&quot;,uccle&quot;))" office:value-type="string" office:string-value="https://osm.org/search?query=Chemin des Oiseleurs,uccle" calcext:value-type="string">
            <text:p>https://osm.org/search?query=Chemin des Oiseleu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Pins</text:p>
          </table:table-cell>
          <table:table-cell table:style-name="ce2" office:value-type="string" calcext:value-type="string">
            <text:p>Pijnbom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1];&quot;,uccle&quot;))" office:value-type="string" office:string-value="https://osm.org/search?query=Chemin des Pins,uccle" calcext:value-type="string">
            <text:p>https://osm.org/search?query=Chemin des Pi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Roses</text:p>
          </table:table-cell>
          <table:table-cell table:style-name="ce2" office:value-type="string" calcext:value-type="string">
            <text:p>Roz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2];&quot;,uccle&quot;))" office:value-type="string" office:string-value="https://osm.org/search?query=Chemin des Roses,uccle" calcext:value-type="string">
            <text:p>https://osm.org/search?query=Chemin des Ros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Tumuli</text:p>
          </table:table-cell>
          <table:table-cell table:style-name="ce2" office:value-type="string" calcext:value-type="string">
            <text:p>Tumuli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3];&quot;,uccle&quot;))" office:value-type="string" office:string-value="https://osm.org/search?query=Chemin des Tumuli,uccle" calcext:value-type="string">
            <text:p>https://osm.org/search?query=Chemin des Tumul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deux Montages</text:p>
          </table:table-cell>
          <table:table-cell table:style-name="ce2" office:value-type="string" calcext:value-type="string">
            <text:p>Tweeberg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4];&quot;,uccle&quot;))" office:value-type="string" office:string-value="https://osm.org/search?query=Chemin des deux Montages,uccle" calcext:value-type="string">
            <text:p>https://osm.org/search?query=Chemin des deux Montag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Fer à cheval</text:p>
          </table:table-cell>
          <table:table-cell table:style-name="ce2" office:value-type="string" calcext:value-type="string">
            <text:p>Hoefijze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5];&quot;,uccle&quot;))" office:value-type="string" office:string-value="https://osm.org/search?query=Chemin du Fer à cheval,uccle" calcext:value-type="string">
            <text:p>https://osm.org/search?query=Chemin du Fer à chev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Hangar</text:p>
          </table:table-cell>
          <table:table-cell table:style-name="ce2" office:value-type="string" calcext:value-type="string">
            <text:p>Hanga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6];&quot;,uccle&quot;))" office:value-type="string" office:string-value="https://osm.org/search?query=Chemin du Hangar,uccle" calcext:value-type="string">
            <text:p>https://osm.org/search?query=Chemin du Hanga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Moulin Rose</text:p>
          </table:table-cell>
          <table:table-cell table:style-name="ce2" office:value-type="string" calcext:value-type="string">
            <text:p>Roze Mol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7];&quot;,uccle&quot;))" office:value-type="string" office:string-value="https://osm.org/search?query=Chemin du Moulin Rose,uccle" calcext:value-type="string">
            <text:p>https://osm.org/search?query=Chemin du Moulin Ros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Pivert</text:p>
          </table:table-cell>
          <table:table-cell table:style-name="ce2" office:value-type="string" calcext:value-type="string">
            <text:p>Groene spech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8];&quot;,uccle&quot;))" office:value-type="string" office:string-value="https://osm.org/search?query=Chemin du Pivert,uccle" calcext:value-type="string">
            <text:p>https://osm.org/search?query=Chemin du Piv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uits</text:p>
          </table:table-cell>
          <table:table-cell table:style-name="ce2" office:value-type="string" calcext:value-type="string">
            <text:p>Borr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79];&quot;,uccle&quot;))" office:value-type="string" office:string-value="https://osm.org/search?query=Rue du Puits,uccle" calcext:value-type="string">
            <text:p>https://osm.org/search?query=Rue du Pui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Réservoir</text:p>
          </table:table-cell>
          <table:table-cell table:style-name="ce2" office:value-type="string" calcext:value-type="string">
            <text:p>Vergaarbak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0];&quot;,uccle&quot;))" office:value-type="string" office:string-value="https://osm.org/search?query=Chemin du Réservoir,uccle" calcext:value-type="string">
            <text:p>https://osm.org/search?query=Chemin du Réservoi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Vossegat</text:p>
          </table:table-cell>
          <table:table-cell table:style-name="ce2" office:value-type="string" calcext:value-type="string">
            <text:p>Vossega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1];&quot;,uccle&quot;))" office:value-type="string" office:string-value="https://osm.org/search?query=Chemin du Vossegat,uccle" calcext:value-type="string">
            <text:p>https://osm.org/search?query=Chemin du Vossega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ité du Vert Chasseur</text:p>
          </table:table-cell>
          <table:table-cell table:style-name="ce2" office:value-type="string" calcext:value-type="string">
            <text:p>Groene Jagersw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2];&quot;,uccle&quot;))" office:value-type="string" office:string-value="https://osm.org/search?query=Cité du Vert Chasseur,uccle" calcext:value-type="string">
            <text:p>https://osm.org/search?query=Cité du Vert Chasse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Andrée De Jongh</text:p>
          </table:table-cell>
          <table:table-cell table:style-name="ce2" office:value-type="string" calcext:value-type="string">
            <text:p>Andrée de Jonghgaarde</text:p>
          </table:table-cell>
          <table:table-cell table:style-name="ce4" office:value-type="string" calcext:value-type="string">
            <text:p>Q46102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283];&quot;,uccle&quot;))" office:value-type="string" office:string-value="https://osm.org/search?query=Clos Andrée De Jongh,uccle" calcext:value-type="string">
            <text:p>https://osm.org/search?query=Clos Andrée De Jongh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Andrée Dumont</text:p>
          </table:table-cell>
          <table:table-cell table:style-name="ce2" office:value-type="string" calcext:value-type="string">
            <text:p>Andrée Dumontgaarde</text:p>
          </table:table-cell>
          <table:table-cell table:style-name="ce2" office:value-type="string" calcext:value-type="string">
            <text:p>Q1626279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s://nl.wikipedia.org/wiki/Andr%C3%A9e_Dumon" xlink:type="simple">https://nl.wikipedia.org/wiki/Andr%C3%A9e_Dumon</text:a></text:p>
          </table:table-cell>
          <table:table-cell/>
          <table:table-cell table:style-name="ce10" table:formula="of:=HYPERLINK(CONCATENATE(&quot;https://osm.org/search?query=&quot;; [.C284];&quot;,uccle&quot;))" office:value-type="string" office:string-value="https://osm.org/search?query=Clos Andrée Dumont,uccle" calcext:value-type="string">
            <text:p>https://osm.org/search?query=Clos Andrée Dumon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Bourgmestre De Keyser</text:p>
          </table:table-cell>
          <table:table-cell table:style-name="ce2" office:value-type="string" calcext:value-type="string">
            <text:p>Burgemeester De Keysergaarde</text:p>
          </table:table-cell>
          <table:table-cell table:style-name="ce2" office:value-type="string" calcext:value-type="string">
            <text:p>no wikipage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8" office:value-type="string" calcext:value-type="string">
            <text:p>bourgmestre d' Uccle de 1953 à 1964</text:p>
          </table:table-cell>
          <table:table-cell table:style-name="ce10" table:formula="of:=HYPERLINK(CONCATENATE(&quot;https://osm.org/search?query=&quot;; [.C285];&quot;,uccle&quot;))" office:value-type="string" office:string-value="https://osm.org/search?query=Clos Bourgmestre De Keyser,uccle" calcext:value-type="string">
            <text:p>https://osm.org/search?query=Clos Bourgmestre De Keys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andoy</text:p>
          </table:table-cell>
          <table:table-cell table:style-name="ce2" office:value-type="string" calcext:value-type="string">
            <text:p>Dandoy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286];&quot;,uccle&quot;))" office:value-type="string" office:string-value="https://osm.org/search?query=Clos Dandoy,uccle" calcext:value-type="string">
            <text:p>https://osm.org/search?query=Clos Dando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Jean-Pierre De Launoit</text:p>
          </table:table-cell>
          <table:table-cell table:style-name="ce2" office:value-type="string" calcext:value-type="string">
            <text:p>Jean-Pierre De Launoitgaarde</text:p>
          </table:table-cell>
          <table:table-cell table:style-name="ce2" office:value-type="string" calcext:value-type="string">
            <text:p>Q39838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287];&quot;,uccle&quot;))" office:value-type="string" office:string-value="https://osm.org/search?query=Clos Jean-Pierre De Launoit,uccle" calcext:value-type="string">
            <text:p>https://osm.org/search?query=Clos Jean-Pierre De Launoi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 Wagram</text:p>
          </table:table-cell>
          <table:table-cell table:style-name="ce2" office:value-type="string" calcext:value-type="string">
            <text:p>Wagram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8];&quot;,uccle&quot;))" office:value-type="string" office:string-value="https://osm.org/search?query=Clos de Wagram,uccle" calcext:value-type="string">
            <text:p>https://osm.org/search?query=Clos de Wagram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 l'Abbé Froidure</text:p>
          </table:table-cell>
          <table:table-cell table:style-name="ce2" office:value-type="string" calcext:value-type="string">
            <text:p>Priester Froiduregaarde</text:p>
          </table:table-cell>
          <table:table-cell table:style-name="ce2" office:value-type="string" calcext:value-type="string">
            <text:p>Q26568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%C3%89douard_Froidure" xlink:type="simple">https://fr.wikipedia.org/wiki/%C3%89douard_Froidure</text:a></text:p>
          </table:table-cell>
          <table:table-cell/>
          <table:table-cell table:style-name="ce10" table:formula="of:=HYPERLINK(CONCATENATE(&quot;https://osm.org/search?query=&quot;; [.C289];&quot;,uccle&quot;))" office:value-type="string" office:string-value="https://osm.org/search?query=Clos de l'Abbé Froidure,uccle" calcext:value-type="string">
            <text:p>https://osm.org/search?query=Clos de l'Abbé Froidu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 la Charmeraie</text:p>
          </table:table-cell>
          <table:table-cell table:style-name="ce2" office:value-type="string" calcext:value-type="string">
            <text:p>Charmeraie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0];&quot;,uccle&quot;))" office:value-type="string" office:string-value="https://osm.org/search?query=Clos de la Charmeraie,uccle" calcext:value-type="string">
            <text:p>https://osm.org/search?query=Clos de la Charmera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 la Vigne Kersbeek</text:p>
          </table:table-cell>
          <table:table-cell table:style-name="ce2" office:value-type="string" calcext:value-type="string">
            <text:p>Kersbeek-Wijngaarder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1];&quot;,uccle&quot;))" office:value-type="string" office:string-value="https://osm.org/search?query=Clos de la Vigne Kersbeek,uccle" calcext:value-type="string">
            <text:p>https://osm.org/search?query=Clos de la Vigne Kers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Myosotis</text:p>
          </table:table-cell>
          <table:table-cell table:style-name="ce2" office:value-type="string" calcext:value-type="string">
            <text:p>Vergeet-mij-nietje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2];&quot;,uccle&quot;))" office:value-type="string" office:string-value="https://osm.org/search?query=Clos des Myosotis,uccle" calcext:value-type="string">
            <text:p>https://osm.org/search?query=Clos des Myosot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u Drossart</text:p>
          </table:table-cell>
          <table:table-cell table:number-columns-repeated="2"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293];&quot;,uccle&quot;))" office:value-type="string" office:string-value="https://osm.org/search?query=Clos du Drossart,uccle" calcext:value-type="string">
            <text:p>https://osm.org/search?query=Clos du Drossa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Trois Rois</text:p>
          </table:table-cell>
          <table:table-cell table:style-name="ce2" office:value-type="string" calcext:value-type="string">
            <text:p>Driekoning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294];&quot;,uccle&quot;))" office:value-type="string" office:string-value="https://osm.org/search?query=Rue des Trois Rois,uccle" calcext:value-type="string">
            <text:p>https://osm.org/search?query=Rue des Trois Ro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Saint-Hubert</text:p>
          </table:table-cell>
          <table:table-cell table:style-name="ce2" office:value-type="string" calcext:value-type="string">
            <text:p>Sint-Hubertusdreef</text:p>
          </table:table-cell>
          <table:table-cell table:style-name="ce2" office:value-type="string" calcext:value-type="string">
            <text:p>Q1598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295];&quot;,uccle&quot;))" office:value-type="string" office:string-value="https://osm.org/search?query=Drève Saint-Hubert,uccle" calcext:value-type="string">
            <text:p>https://osm.org/search?query=Drève Saint-Hub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Van Kerm</text:p>
          </table:table-cell>
          <table:table-cell table:style-name="ce2" office:value-type="string" calcext:value-type="string">
            <text:p>Van Kerm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6];&quot;,uccle&quot;))" office:value-type="string" office:string-value="https://osm.org/search?query=Drève Van Kerm,uccle" calcext:value-type="string">
            <text:p>https://osm.org/search?query=Drève Van Kerm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Boendael</text:p>
          </table:table-cell>
          <table:table-cell table:style-name="ce2" office:value-type="string" calcext:value-type="string">
            <text:p>Boendaal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7];&quot;,uccle&quot;))" office:value-type="string" office:string-value="https://osm.org/search?query=Drève de Boendael,uccle" calcext:value-type="string">
            <text:p>https://osm.org/search?query=Drève de Boe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Boondael</text:p>
          </table:table-cell>
          <table:table-cell table:style-name="ce2" office:value-type="string" calcext:value-type="string">
            <text:p>Boondael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8];&quot;,uccle&quot;))" office:value-type="string" office:string-value="https://osm.org/search?query=Drève de Boondael,uccle" calcext:value-type="string">
            <text:p>https://osm.org/search?query=Drève de Boo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Carloo</text:p>
          </table:table-cell>
          <table:table-cell table:style-name="ce2" office:value-type="string" calcext:value-type="string">
            <text:p>Carloo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9];&quot;,uccle&quot;))" office:value-type="string" office:string-value="https://osm.org/search?query=Drève de Carloo,uccle" calcext:value-type="string">
            <text:p>https://osm.org/search?query=Drève de Carlo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Lorraine</text:p>
          </table:table-cell>
          <table:table-cell table:style-name="ce2" office:value-type="string" calcext:value-type="string">
            <text:p>Lorrein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0];&quot;,uccle&quot;))" office:value-type="string" office:string-value="https://osm.org/search?query=Drève de Lorraine,uccle" calcext:value-type="string">
            <text:p>https://osm.org/search?query=Drève de Lorrai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Saint-Hubert</text:p>
          </table:table-cell>
          <table:table-cell table:style-name="ce2" office:value-type="string" calcext:value-type="string">
            <text:p>Sint-Hubertus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01];&quot;,uccle&quot;))" office:value-type="string" office:string-value="https://osm.org/search?query=Drève de Saint-Hubert,uccle" calcext:value-type="string">
            <text:p>https://osm.org/search?query=Drève de Saint-Hub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Touraine</text:p>
          </table:table-cell>
          <table:table-cell table:style-name="ce2" office:value-type="string" calcext:value-type="string">
            <text:p>Tourain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2];&quot;,uccle&quot;))" office:value-type="string" office:string-value="https://osm.org/search?query=Drève de Touraine,uccle" calcext:value-type="string">
            <text:p>https://osm.org/search?query=Drève de Tourai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l'Infante</text:p>
          </table:table-cell>
          <table:table-cell table:style-name="ce2" office:value-type="string" calcext:value-type="string">
            <text:p>Infant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3];&quot;,uccle&quot;))" office:value-type="string" office:string-value="https://osm.org/search?query=Drève de l'Infante,uccle" calcext:value-type="string">
            <text:p>https://osm.org/search?query=Drève de l'Infan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Bonniers</text:p>
          </table:table-cell>
          <table:table-cell table:style-name="ce2" office:value-type="string" calcext:value-type="string">
            <text:p>Bunder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4];&quot;,uccle&quot;))" office:value-type="string" office:string-value="https://osm.org/search?query=Drève des Bonniers,uccle" calcext:value-type="string">
            <text:p>https://osm.org/search?query=Drève des Bonni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Deux Triages</text:p>
          </table:table-cell>
          <table:table-cell table:style-name="ce2" office:value-type="string" calcext:value-type="string">
            <text:p>Tweegebied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5];&quot;,uccle&quot;))" office:value-type="string" office:string-value="https://osm.org/search?query=Drève des Deux Triages,uccle" calcext:value-type="string">
            <text:p>https://osm.org/search?query=Drève des Deux Triag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Deux Triages</text:p>
          </table:table-cell>
          <table:table-cell table:style-name="ce2" office:value-type="string" calcext:value-type="string">
            <text:p>Tweetriag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6];&quot;,uccle&quot;))" office:value-type="string" office:string-value="https://osm.org/search?query=Drève des Deux Triages,uccle" calcext:value-type="string">
            <text:p>https://osm.org/search?query=Drève des Deux Triag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Enfants Noyés</text:p>
          </table:table-cell>
          <table:table-cell table:style-name="ce2" office:value-type="string" calcext:value-type="string">
            <text:p>Verdronken kinder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7];&quot;,uccle&quot;))" office:value-type="string" office:string-value="https://osm.org/search?query=Drève des Enfants Noyés,uccle" calcext:value-type="string">
            <text:p>https://osm.org/search?query=Drève des Enfants Noyé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Gendarmes</text:p>
          </table:table-cell>
          <table:table-cell table:style-name="ce2" office:value-type="string" calcext:value-type="string">
            <text:p>Gendarm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8];&quot;,uccle&quot;))" office:value-type="string" office:string-value="https://osm.org/search?query=Drève des Gendarmes,uccle" calcext:value-type="string">
            <text:p>https://osm.org/search?query=Drève des Gendarm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Renards</text:p>
          </table:table-cell>
          <table:table-cell table:style-name="ce2" office:value-type="string" calcext:value-type="string">
            <text:p>Voss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9];&quot;,uccle&quot;))" office:value-type="string" office:string-value="https://osm.org/search?query=Drève des Renards,uccle" calcext:value-type="string">
            <text:p>https://osm.org/search?query=Drève des Renard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Rhododendrons</text:p>
          </table:table-cell>
          <table:table-cell table:style-name="ce2" office:value-type="string" calcext:value-type="string">
            <text:p>Rododendron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0];&quot;,uccle&quot;))" office:value-type="string" office:string-value="https://osm.org/search?query=Drève des Rhododendrons,uccle" calcext:value-type="string">
            <text:p>https://osm.org/search?query=Drève des Rhododendro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s Tumuli</text:p>
          </table:table-cell>
          <table:table-cell table:style-name="ce2" office:value-type="string" calcext:value-type="string">
            <text:p>Tumuli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1];&quot;,uccle&quot;))" office:value-type="string" office:string-value="https://osm.org/search?query=Drève des Tumuli,uccle" calcext:value-type="string">
            <text:p>https://osm.org/search?query=Drève des Tumuli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Caporal</text:p>
          </table:table-cell>
          <table:table-cell table:style-name="ce2" office:value-type="string" calcext:value-type="string">
            <text:p>Korporaal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2];&quot;,uccle&quot;))" office:value-type="string" office:string-value="https://osm.org/search?query=Drève du Caporal,uccle" calcext:value-type="string">
            <text:p>https://osm.org/search?query=Drève du Capor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Comte</text:p>
          </table:table-cell>
          <table:table-cell table:style-name="ce2" office:value-type="string" calcext:value-type="string">
            <text:p>Graaf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3];&quot;,uccle&quot;))" office:value-type="string" office:string-value="https://osm.org/search?query=Drève du Comte,uccle" calcext:value-type="string">
            <text:p>https://osm.org/search?query=Drève du Com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Fort Jaco</text:p>
          </table:table-cell>
          <table:table-cell table:style-name="ce2" office:value-type="string" calcext:value-type="string">
            <text:p>Fort Jaco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4];&quot;,uccle&quot;))" office:value-type="string" office:string-value="https://osm.org/search?query=Drève du Fort Jaco,uccle" calcext:value-type="string">
            <text:p>https://osm.org/search?query=Drève du Fort Jac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Haras</text:p>
          </table:table-cell>
          <table:table-cell table:style-name="ce2" office:value-type="string" calcext:value-type="string">
            <text:p>Hara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5];&quot;,uccle&quot;))" office:value-type="string" office:string-value="https://osm.org/search?query=Drève du Haras,uccle" calcext:value-type="string">
            <text:p>https://osm.org/search?query=Drève du Hara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Maréchal</text:p>
          </table:table-cell>
          <table:table-cell table:style-name="ce2" office:value-type="string" calcext:value-type="string">
            <text:p>Maarschalk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6];&quot;,uccle&quot;))" office:value-type="string" office:string-value="https://osm.org/search?query=Drève du Maréchal,uccle" calcext:value-type="string">
            <text:p>https://osm.org/search?query=Drève du Maréch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Renard</text:p>
          </table:table-cell>
          <table:table-cell table:style-name="ce2" office:value-type="string" calcext:value-type="string">
            <text:p>Voss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7];&quot;,uccle&quot;))" office:value-type="string" office:string-value="https://osm.org/search?query=Drève du Renard,uccle" calcext:value-type="string">
            <text:p>https://osm.org/search?query=Drève du Renar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Sénéchal</text:p>
          </table:table-cell>
          <table:table-cell table:style-name="ce2" office:value-type="string" calcext:value-type="string">
            <text:p>Landvoogd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8];&quot;,uccle&quot;))" office:value-type="string" office:string-value="https://osm.org/search?query=Drève du Sénéchal,uccle" calcext:value-type="string">
            <text:p>https://osm.org/search?query=Drève du Sénéch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eleytsbeek</text:p>
          </table:table-cell>
          <table:table-cell table:style-name="ce2" office:value-type="string" calcext:value-type="string">
            <text:p>Geleyts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19];&quot;,uccle&quot;))" office:value-type="string" office:string-value="https://osm.org/search?query=Rue Geleytsbeek,uccle" calcext:value-type="string">
            <text:p>https://osm.org/search?query=Rue Geleyts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on Air</text:p>
          </table:table-cell>
          <table:table-cell table:style-name="ce2" office:value-type="string" calcext:value-type="string">
            <text:p>Goede Lu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0];&quot;,uccle&quot;))" office:value-type="string" office:string-value="https://osm.org/search?query=Avenue Bon Air,uccle" calcext:value-type="string">
            <text:p>https://osm.org/search?query=Avenue Bon Ai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ic Vert</text:p>
          </table:table-cell>
          <table:table-cell table:style-name="ce2" office:value-type="string" calcext:value-type="string">
            <text:p>Groenspech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1];&quot;,uccle&quot;))" office:value-type="string" office:string-value="https://osm.org/search?query=Avenue du Pic Vert,uccle" calcext:value-type="string">
            <text:p>https://osm.org/search?query=Avenue du Pic V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rand'Route</text:p>
          </table:table-cell>
          <table:table-cell table:style-name="ce2" office:value-type="string" calcext:value-type="string">
            <text:p>Grote B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2];&quot;,uccle&quot;))" office:value-type="string" office:string-value="https://osm.org/search?query=Grand'Route,uccle" calcext:value-type="string">
            <text:p>https://osm.org/search?query=Grand'Rou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Homborch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3];&quot;,uccle&quot;))" office:value-type="string" office:string-value="https://osm.org/search?query=Homborch,uccle" calcext:value-type="string">
            <text:p>https://osm.org/search?query=Homborch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Kauw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4];&quot;,uccle&quot;))" office:value-type="string" office:string-value="https://osm.org/search?query=Kauwberg,uccle" calcext:value-type="string">
            <text:p>https://osm.org/search?query=Kauw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Kauwberg - Broek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5];&quot;,uccle&quot;))" office:value-type="string" office:string-value="https://osm.org/search?query=Kauwberg - Broekweg,uccle" calcext:value-type="string">
            <text:p>https://osm.org/search?query=Kauwberg - Broekwe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equime</text:p>
          </table:table-cell>
          <table:table-cell table:style-name="ce2" office:value-type="string" calcext:value-type="string">
            <text:p>Lequim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6];&quot;,uccle&quot;))" office:value-type="string" office:string-value="https://osm.org/search?query=Avenue Lequime,uccle" calcext:value-type="string">
            <text:p>https://osm.org/search?query=Avenue Lequim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number-columns-repeated="2" table:style-name="ce2" office:value-type="string" calcext:value-type="string">
            <text:p>Moens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7];&quot;,uccle&quot;))" office:value-type="string" office:string-value="https://osm.org/search?query=Moensberg,uccle" calcext:value-type="string">
            <text:p>https://osm.org/search?query=Moens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Montagne de Saint-Job</text:p>
          </table:table-cell>
          <table:table-cell table:style-name="ce2" office:value-type="string" calcext:value-type="string">
            <text:p>Berg van Sint-Job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8];&quot;,uccle&quot;))" office:value-type="string" office:string-value="https://osm.org/search?query=Montagne de Saint-Job,uccle" calcext:value-type="string">
            <text:p>https://osm.org/search?query=Montagne de Saint-Job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Nekkersgat</text:p>
          </table:table-cell>
          <table:table-cell table:style-name="ce2" office:value-type="string" calcext:value-type="string">
            <text:p>Nekkersga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29];&quot;,uccle&quot;))" office:value-type="string" office:string-value="https://osm.org/search?query=Avenue Nekkersgat,uccle" calcext:value-type="string">
            <text:p>https://osm.org/search?query=Avenue Nekkersga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Vieux Moulin</text:p>
          </table:table-cell>
          <table:table-cell table:style-name="ce2" office:value-type="string" calcext:value-type="string">
            <text:p>Oude Mo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30];&quot;,uccle&quot;))" office:value-type="string" office:string-value="https://osm.org/search?query=Rue du Vieux Moulin,uccle" calcext:value-type="string">
            <text:p>https://osm.org/search?query=Rue du Vieux Moul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rvis Chantecler</text:p>
          </table:table-cell>
          <table:table-cell table:style-name="ce2" office:value-type="string" calcext:value-type="string">
            <text:p>Canteclaervoo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31];&quot;,uccle&quot;))" office:value-type="string" office:string-value="https://osm.org/search?query=Parvis Chantecler,uccle" calcext:value-type="string">
            <text:p>https://osm.org/search?query=Parvis Chantecl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Paul Gilson</text:p>
          </table:table-cell>
          <table:table-cell table:style-name="ce2" office:value-type="string" calcext:value-type="string">
            <text:p>Paul Gilsonlaan</text:p>
          </table:table-cell>
          <table:table-cell table:style-name="ce2" office:value-type="string" calcext:value-type="string">
            <text:p>Q9587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32];&quot;,uccle&quot;))" office:value-type="string" office:string-value="https://osm.org/search?query=Avenue Paul Gilson,uccle" calcext:value-type="string">
            <text:p>https://osm.org/search?query=Avenue Paul Gils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erk</text:p>
          </table:table-cell>
          <table:table-cell table:style-name="ce2" office:value-type="string" calcext:value-type="string">
            <text:p>Perk 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33];&quot;,uccle&quot;))" office:value-type="string" office:string-value="https://osm.org/search?query=Rue Perk,uccle" calcext:value-type="string">
            <text:p>https://osm.org/search?query=Rue Per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Drève du Maréchal</text:p>
          </table:table-cell>
          <table:table-cell table:style-name="ce2" office:value-type="string" calcext:value-type="string">
            <text:p>Maarschalkdreefj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34];&quot;,uccle&quot;))" office:value-type="string" office:string-value="https://osm.org/search?query=Petite Drève du Maréchal,uccle" calcext:value-type="string">
            <text:p>https://osm.org/search?query=Petite Drève du Maréch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drève de Groenendael</text:p>
          </table:table-cell>
          <table:table-cell table:style-name="ce2" office:value-type="string" calcext:value-type="string">
            <text:p>Groenendaeldreefj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35];&quot;,uccle&quot;))" office:value-type="string" office:string-value="https://osm.org/search?query=Petite drève de Groenendael,uccle" calcext:value-type="string">
            <text:p>https://osm.org/search?query=Petite drève de Groene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drève du Maréchal</text:p>
          </table:table-cell>
          <table:table-cell table:style-name="ce2" office:value-type="string" calcext:value-type="string">
            <text:p>Kleine Maarschalkdree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36];&quot;,uccle&quot;))" office:value-type="string" office:string-value="https://osm.org/search?query=Petite drève du Maréchal,uccle" calcext:value-type="string">
            <text:p>https://osm.org/search?query=Petite drève du Marécha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Guy d'Arezzo</text:p>
          </table:table-cell>
          <table:table-cell table:style-name="ce2" office:value-type="string" calcext:value-type="string">
            <text:p>Guido van Arezzoplein</text:p>
          </table:table-cell>
          <table:table-cell table:style-name="ce2" office:value-type="string" calcext:value-type="string">
            <text:p>Q1922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37];&quot;,uccle&quot;))" office:value-type="string" office:string-value="https://osm.org/search?query=Place Guy d'Arezzo,uccle" calcext:value-type="string">
            <text:p>https://osm.org/search?query=Place Guy d'Arezz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Jean Vander Elst</text:p>
          </table:table-cell>
          <table:table-cell table:style-name="ce2" office:value-type="string" calcext:value-type="string">
            <text:p>Jean Vander Elst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38];&quot;,uccle&quot;))" office:value-type="string" office:string-value="https://osm.org/search?query=Place Jean Vander Elst,uccle" calcext:value-type="string">
            <text:p>https://osm.org/search?query=Place Jean Vander Els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éon Vanderkindere</text:p>
          </table:table-cell>
          <table:table-cell table:style-name="ce2" office:value-type="string" calcext:value-type="string">
            <text:p>Léon Vanderkindereplein</text:p>
          </table:table-cell>
          <table:table-cell table:style-name="ce2" office:value-type="string" calcext:value-type="string">
            <text:p>Q9780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39];&quot;,uccle&quot;))" office:value-type="string" office:string-value="https://osm.org/search?query=Place Léon Vanderkindere,uccle" calcext:value-type="string">
            <text:p>https://osm.org/search?query=Place Léon Vanderkinde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Léopold Rosy</text:p>
          </table:table-cell>
          <table:table-cell table:style-name="ce2" office:value-type="string" calcext:value-type="string">
            <text:p>Léopold Rosy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40];&quot;,uccle&quot;))" office:value-type="string" office:string-value="https://osm.org/search?query=Place Léopold Rosy,uccle" calcext:value-type="string">
            <text:p>https://osm.org/search?query=Place Léopold Ros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Olivier Strebelle</text:p>
          </table:table-cell>
          <table:table-cell table:style-name="ce2" office:value-type="string" calcext:value-type="string">
            <text:p>Olivier Strebelleplein</text:p>
          </table:table-cell>
          <table:table-cell table:style-name="ce2" office:value-type="string" calcext:value-type="string">
            <text:p>Q25328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41];&quot;,uccle&quot;))" office:value-type="string" office:string-value="https://osm.org/search?query=Place Olivier Strebelle,uccle" calcext:value-type="string">
            <text:p>https://osm.org/search?query=Place Olivier Strebe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Paul Craps</text:p>
          </table:table-cell>
          <table:table-cell table:style-name="ce2" office:value-type="string" calcext:value-type="string">
            <text:p>Paul Crapsplein</text:p>
          </table:table-cell>
          <table:table-cell table:style-name="ce2" office:value-type="string" calcext:value-type="string">
            <text:p>Q146550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42];&quot;,uccle&quot;))" office:value-type="string" office:string-value="https://osm.org/search?query=Place Paul Craps,uccle" calcext:value-type="string">
            <text:p>https://osm.org/search?query=Place Paul Crap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aint-Job</text:p>
          </table:table-cell>
          <table:table-cell table:style-name="ce2" office:value-type="string" calcext:value-type="string">
            <text:p>Sint-Jobsplein</text:p>
          </table:table-cell>
          <table:table-cell/>
          <table:table-cell table:content-validation-name="val1"/>
          <table:table-cell table:number-columns-repeated="2"/>
          <table:table-cell table:style-name="ce10" table:formula="of:=HYPERLINK(CONCATENATE(&quot;https://osm.org/search?query=&quot;; [.C343];&quot;,uccle&quot;))" office:value-type="string" office:string-value="https://osm.org/search?query=Place Saint-Job,uccle" calcext:value-type="string">
            <text:p>https://osm.org/search?query=Place Saint-Job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Saint-Job</text:p>
          </table:table-cell>
          <table:table-cell table:style-name="ce2" office:value-type="string" calcext:value-type="string">
            <text:p>Sint-Jobsplein</text:p>
          </table:table-cell>
          <table:table-cell/>
          <table:table-cell table:content-validation-name="val1"/>
          <table:table-cell table:number-columns-repeated="2"/>
          <table:table-cell table:style-name="ce10" table:formula="of:=HYPERLINK(CONCATENATE(&quot;https://osm.org/search?query=&quot;; [.C344];&quot;,uccle&quot;))" office:value-type="string" office:string-value="https://osm.org/search?query=Place de Saint-Job,uccle" calcext:value-type="string">
            <text:p>https://osm.org/search?query=Place de Saint-Job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a Sainte-Alliance</text:p>
          </table:table-cell>
          <table:table-cell table:style-name="ce2" office:value-type="string" calcext:value-type="string">
            <text:p>Heilig Verbon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45];&quot;,uccle&quot;))" office:value-type="string" office:string-value="https://osm.org/search?query=Place de la Sainte-Alliance,uccle" calcext:value-type="string">
            <text:p>https://osm.org/search?query=Place de la Sainte-Allianc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Chat Botté</text:p>
          </table:table-cell>
          <table:table-cell table:style-name="ce2" office:value-type="string" calcext:value-type="string">
            <text:p>Gelaarsde Kat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46];&quot;,uccle&quot;))" office:value-type="string" office:string-value="https://osm.org/search?query=Place du Chat Botté,uccle" calcext:value-type="string">
            <text:p>https://osm.org/search?query=Place du Chat Bott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Émile Danco</text:p>
          </table:table-cell>
          <table:table-cell table:style-name="ce2" office:value-type="string" calcext:value-type="string">
            <text:p>Émile Dancoplein</text:p>
          </table:table-cell>
          <table:table-cell table:style-name="ce2" office:value-type="string" calcext:value-type="string">
            <text:p>Q35884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47];&quot;,uccle&quot;))" office:value-type="string" office:string-value="https://osm.org/search?query=Place Émile Danco,uccle" calcext:value-type="string">
            <text:p>https://osm.org/search?query=Place Émile Danc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 Point Charles Solau</text:p>
          </table:table-cell>
          <table:table-cell table:style-name="ce2" office:value-type="string" calcext:value-type="string">
            <text:p>Charles Solauplein</text:p>
          </table:table-cell>
          <table:table-cell table:style-name="ce2" office:value-type="string" calcext:value-type="string">
            <text:p>Q180615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48];&quot;,uccle&quot;))" office:value-type="string" office:string-value="https://osm.org/search?query=Rond Point Charles Solau,uccle" calcext:value-type="string">
            <text:p>https://osm.org/search?query=Rond Point Charles Solau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Louis Thévenet</text:p>
          </table:table-cell>
          <table:table-cell table:style-name="ce2" office:value-type="string" calcext:value-type="string">
            <text:p>Louis Thévenetrondpunt</text:p>
          </table:table-cell>
          <table:table-cell table:style-name="ce2" office:value-type="string" calcext:value-type="string">
            <text:p>Q20320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49];&quot;,uccle&quot;))" office:value-type="string" office:string-value="https://osm.org/search?query=Rond-point Louis Thévenet,uccle" calcext:value-type="string">
            <text:p>https://osm.org/search?query=Rond-point Louis Thévene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nd-point Winston Churchill</text:p>
          </table:table-cell>
          <table:table-cell table:style-name="ce2" office:value-type="string" calcext:value-type="string">
            <text:p>Winston Churchillplein</text:p>
          </table:table-cell>
          <table:table-cell table:style-name="ce2" office:value-type="string" calcext:value-type="string">
            <text:p>Q801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0];&quot;,uccle&quot;))" office:value-type="string" office:string-value="https://osm.org/search?query=Rond-point Winston Churchill,uccle" calcext:value-type="string">
            <text:p>https://osm.org/search?query=Rond-point Winston Churchil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lphonse Asselbergs</text:p>
          </table:table-cell>
          <table:table-cell table:style-name="ce2" office:value-type="string" calcext:value-type="string">
            <text:p>Alphonse Asselbergsstraat</text:p>
          </table:table-cell>
          <table:table-cell table:style-name="ce2" office:value-type="string" calcext:value-type="string">
            <text:p>Q28396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1];&quot;,uccle&quot;))" office:value-type="string" office:string-value="https://osm.org/search?query=Rue Alphonse Asselbergs,uccle" calcext:value-type="string">
            <text:p>https://osm.org/search?query=Rue Alphonse Asselberg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uguste Danse</text:p>
          </table:table-cell>
          <table:table-cell table:style-name="ce2" office:value-type="string" calcext:value-type="string">
            <text:p>Auguste Dansestraat</text:p>
          </table:table-cell>
          <table:table-cell table:style-name="ce2" office:value-type="string" calcext:value-type="string">
            <text:p>Q19458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2];&quot;,uccle&quot;))" office:value-type="string" office:string-value="https://osm.org/search?query=Rue Auguste Danse,uccle" calcext:value-type="string">
            <text:p>https://osm.org/search?query=Rue Auguste Dans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aron Guillaume Van Hamme</text:p>
          </table:table-cell>
          <table:table-cell table:style-name="ce2" office:value-type="string" calcext:value-type="string">
            <text:p>Baron Guillaume Van Hamm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3];&quot;,uccle&quot;))" office:value-type="string" office:string-value="https://osm.org/search?query=Rue Baron Guillaume Van Hamme,uccle" calcext:value-type="string">
            <text:p>https://osm.org/search?query=Rue Baron Guillaume Van Hamm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aron Perelman</text:p>
          </table:table-cell>
          <table:table-cell table:style-name="ce2" office:value-type="string" calcext:value-type="string">
            <text:p>Baron Perelm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4];&quot;,uccle&quot;))" office:value-type="string" office:string-value="https://osm.org/search?query=Rue Baron Perelman,uccle" calcext:value-type="string">
            <text:p>https://osm.org/search?query=Rue Baron Perelma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aron Roger Vander Noot</text:p>
          </table:table-cell>
          <table:table-cell table:style-name="ce2" office:value-type="string" calcext:value-type="string">
            <text:p>Baron Roger Vander Noo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5];&quot;,uccle&quot;))" office:value-type="string" office:string-value="https://osm.org/search?query=Rue Baron Roger Vander Noot,uccle" calcext:value-type="string">
            <text:p>https://osm.org/search?query=Rue Baron Roger Vander Noo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Beeckman</text:p>
          </table:table-cell>
          <table:table-cell table:style-name="ce2" office:value-type="string" calcext:value-type="string">
            <text:p>Beeckm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6];&quot;,uccle&quot;))" office:value-type="string" office:string-value="https://osm.org/search?query=Rue Beeckman,uccle" calcext:value-type="string">
            <text:p>https://osm.org/search?query=Rue Beeckma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amille Van Exter</text:p>
          </table:table-cell>
          <table:table-cell table:style-name="ce2" office:value-type="string" calcext:value-type="string">
            <text:p>Camille Van Ext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7];&quot;,uccle&quot;))" office:value-type="string" office:string-value="https://osm.org/search?query=Rue Camille Van Exter,uccle" calcext:value-type="string">
            <text:p>https://osm.org/search?query=Rue Camille Van Ext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harles Bernaerts</text:p>
          </table:table-cell>
          <table:table-cell table:style-name="ce2" office:value-type="string" calcext:value-type="string">
            <text:p>Charles Bernaer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8];&quot;,uccle&quot;))" office:value-type="string" office:string-value="https://osm.org/search?query=Rue Charles Bernaerts,uccle" calcext:value-type="string">
            <text:p>https://osm.org/search?query=Rue Charles Bernaer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opernic</text:p>
          </table:table-cell>
          <table:table-cell table:style-name="ce2" office:value-type="string" calcext:value-type="string">
            <text:p>Copernicusstraat</text:p>
          </table:table-cell>
          <table:table-cell table:style-name="ce5" office:value-type="string" calcext:value-type="string">
            <text:p>Q6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59];&quot;,uccle&quot;))" office:value-type="string" office:string-value="https://osm.org/search?query=Rue Copernic,uccle" calcext:value-type="string">
            <text:p>https://osm.org/search?query=Rue Copernic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royer</text:p>
          </table:table-cell>
          <table:table-cell table:style-name="ce2" office:value-type="string" calcext:value-type="string">
            <text:p>De Broy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60];&quot;,uccle&quot;))" office:value-type="string" office:string-value="https://osm.org/search?query=Rue De Broyer,uccle" calcext:value-type="string">
            <text:p>https://osm.org/search?query=Rue De Broy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raetere</text:p>
          </table:table-cell>
          <table:table-cell table:style-name="ce2" office:value-type="string" calcext:value-type="string">
            <text:p>De Praeter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61];&quot;,uccle&quot;))" office:value-type="string" office:string-value="https://osm.org/search?query=Rue De Praetere,uccle" calcext:value-type="string">
            <text:p>https://osm.org/search?query=Rue De Praete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odonée</text:p>
          </table:table-cell>
          <table:table-cell table:style-name="ce2" office:value-type="string" calcext:value-type="string">
            <text:p>Dodoné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62];&quot;,uccle&quot;))" office:value-type="string" office:string-value="https://osm.org/search?query=Rue Dodonée,uccle" calcext:value-type="string">
            <text:p>https://osm.org/search?query=Rue Dodoné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dith Cavell</text:p>
          </table:table-cell>
          <table:table-cell table:style-name="ce2" office:value-type="string" calcext:value-type="string">
            <text:p>Edith Cavellstraat</text:p>
          </table:table-cell>
          <table:table-cell table:style-name="ce2" office:value-type="string" calcext:value-type="string">
            <text:p>Q237564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363];&quot;,uccle&quot;))" office:value-type="string" office:string-value="https://osm.org/search?query=Rue Edith Cavell,uccle" calcext:value-type="string">
            <text:p>https://osm.org/search?query=Rue Edith Cavel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dmond Picard</text:p>
          </table:table-cell>
          <table:table-cell table:style-name="ce2" office:value-type="string" calcext:value-type="string">
            <text:p>Edmond Picardstraat</text:p>
          </table:table-cell>
          <table:table-cell table:style-name="ce5" office:value-type="string" calcext:value-type="string">
            <text:p>Q25125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64];&quot;,uccle&quot;))" office:value-type="string" office:string-value="https://osm.org/search?query=Rue Edmond Picard,uccle" calcext:value-type="string">
            <text:p>https://osm.org/search?query=Rue Edmond Picar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douard Michiels</text:p>
          </table:table-cell>
          <table:table-cell table:style-name="ce2" office:value-type="string" calcext:value-type="string">
            <text:p>Edouard Michiel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65];&quot;,uccle&quot;))" office:value-type="string" office:string-value="https://osm.org/search?query=Rue Edouard Michiels,uccle" calcext:value-type="string">
            <text:p>https://osm.org/search?query=Rue Edouard Michiel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mile Regard</text:p>
          </table:table-cell>
          <table:table-cell table:style-name="ce2" office:value-type="string" calcext:value-type="string">
            <text:p>Emile Regar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66];&quot;,uccle&quot;))" office:value-type="string" office:string-value="https://osm.org/search?query=Rue Emile Regard,uccle" calcext:value-type="string">
            <text:p>https://osm.org/search?query=Rue Emile Regar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ngeland</text:p>
          </table:table-cell>
          <table:table-cell table:style-name="ce2" office:value-type="string" calcext:value-type="string">
            <text:p>Enge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67];&quot;,uccle&quot;))" office:value-type="string" office:string-value="https://osm.org/search?query=Rue Engeland,uccle" calcext:value-type="string">
            <text:p>https://osm.org/search?query=Rue Engelan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Ernest Gossart</text:p>
          </table:table-cell>
          <table:table-cell table:style-name="ce2" office:value-type="string" calcext:value-type="string">
            <text:p>Ernest Gossartstraat</text:p>
          </table:table-cell>
          <table:table-cell table:style-name="ce2" office:value-type="string" calcext:value-type="string">
            <text:p>Q112945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68];&quot;,uccle&quot;))" office:value-type="string" office:string-value="https://osm.org/search?query=Rue Ernest Gossart,uccle" calcext:value-type="string">
            <text:p>https://osm.org/search?query=Rue Ernest Gossa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z Merjay</text:p>
          </table:table-cell>
          <table:table-cell table:style-name="ce2" office:value-type="string" calcext:value-type="string">
            <text:p>Franz Merjaystraat</text:p>
          </table:table-cell>
          <table:table-cell table:style-name="ce5" office:value-type="string" calcext:value-type="string">
            <text:p>Q1686456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69];&quot;,uccle&quot;))" office:value-type="string" office:string-value="https://osm.org/search?query=Rue Franz Merjay,uccle" calcext:value-type="string">
            <text:p>https://osm.org/search?query=Rue Franz Merja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çois Vervloet</text:p>
          </table:table-cell>
          <table:table-cell table:style-name="ce2" office:value-type="string" calcext:value-type="string">
            <text:p>François Vervlo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70];&quot;,uccle&quot;))" office:value-type="string" office:string-value="https://osm.org/search?query=Rue François Vervloet,uccle" calcext:value-type="string">
            <text:p>https://osm.org/search?query=Rue François Vervloe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abrielle</text:p>
          </table:table-cell>
          <table:table-cell table:style-name="ce2" office:value-type="string" calcext:value-type="string">
            <text:p>Gabrielle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71];&quot;,uccle&quot;))" office:value-type="string" office:string-value="https://osm.org/search?query=Rue Gabrielle,uccle" calcext:value-type="string">
            <text:p>https://osm.org/search?query=Rue Gabrie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atti de Gamond</text:p>
          </table:table-cell>
          <table:table-cell table:style-name="ce2" office:value-type="string" calcext:value-type="string">
            <text:p>Gatti de Gamondstraat</text:p>
          </table:table-cell>
          <table:table-cell table:style-name="ce5" office:value-type="string" calcext:value-type="string">
            <text:p>Q240791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372];&quot;,uccle&quot;))" office:value-type="string" office:string-value="https://osm.org/search?query=Rue Gatti de Gamond,uccle" calcext:value-type="string">
            <text:p>https://osm.org/search?query=Rue Gatti de Gamon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eleytsbeek</text:p>
          </table:table-cell>
          <table:table-cell table:style-name="ce2" office:value-type="string" calcext:value-type="string">
            <text:p>Geleyts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73];&quot;,uccle&quot;))" office:value-type="string" office:string-value="https://osm.org/search?query=Rue Geleytsbeek,uccle" calcext:value-type="string">
            <text:p>https://osm.org/search?query=Rue Geleyts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eorges Ugeux</text:p>
          </table:table-cell>
          <table:table-cell table:style-name="ce2" office:value-type="string" calcext:value-type="string">
            <text:p>Georges Ugeu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74];&quot;,uccle&quot;))" office:value-type="string" office:string-value="https://osm.org/search?query=Rue Georges Ugeux,uccle" calcext:value-type="string">
            <text:p>https://osm.org/search?query=Rue Georges Ugeu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énéral Lotz</text:p>
          </table:table-cell>
          <table:table-cell table:style-name="ce2" office:value-type="string" calcext:value-type="string">
            <text:p>Generaal Lot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75];&quot;,uccle&quot;))" office:value-type="string" office:string-value="https://osm.org/search?query=Rue Général Lotz,uccle" calcext:value-type="string">
            <text:p>https://osm.org/search?query=Rue Général Lotz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énéral Mac Arthur</text:p>
          </table:table-cell>
          <table:table-cell table:style-name="ce2" office:value-type="string" calcext:value-type="string">
            <text:p>Generaal Mac Arthu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76];&quot;,uccle&quot;))" office:value-type="string" office:string-value="https://osm.org/search?query=Rue Général Mac Arthur,uccle" calcext:value-type="string">
            <text:p>https://osm.org/search?query=Rue Général Mac Arth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Ballegeer</text:p>
          </table:table-cell>
          <table:table-cell table:style-name="ce2" office:value-type="string" calcext:value-type="string">
            <text:p>Jean Ballege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77];&quot;,uccle&quot;))" office:value-type="string" office:string-value="https://osm.org/search?query=Rue Jean Ballegeer,uccle" calcext:value-type="string">
            <text:p>https://osm.org/search?query=Rue Jean Ballege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Benaets</text:p>
          </table:table-cell>
          <table:table-cell table:style-name="ce2" office:value-type="string" calcext:value-type="string">
            <text:p>Jean Benae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10" table:formula="of:=HYPERLINK(CONCATENATE(&quot;https://osm.org/search?query=&quot;; [.C378];&quot;,uccle&quot;))" office:value-type="string" office:string-value="https://osm.org/search?query=Rue Jean Benaets,uccle" calcext:value-type="string">
            <text:p>https://osm.org/search?query=Rue Jean Benae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 d'Osta</text:p>
          </table:table-cell>
          <table:table-cell table:style-name="ce2" office:value-type="string" calcext:value-type="string">
            <text:p>Jean d'Ostastraat</text:p>
          </table:table-cell>
          <table:table-cell table:style-name="ce2" office:value-type="string" calcext:value-type="string">
            <text:p>Q31752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79];&quot;,uccle&quot;))" office:value-type="string" office:string-value="https://osm.org/search?query=Rue Jean d'Osta,uccle" calcext:value-type="string">
            <text:p>https://osm.org/search?query=Rue Jean d'Ost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ean-Baptiste Labarre</text:p>
          </table:table-cell>
          <table:table-cell table:style-name="ce2" office:value-type="string" calcext:value-type="string">
            <text:p>Jean-Baptiste Labarr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0];&quot;,uccle&quot;))" office:value-type="string" office:string-value="https://osm.org/search?query=Rue Jean-Baptiste Labarre,uccle" calcext:value-type="string">
            <text:p>https://osm.org/search?query=Rue Jean-Baptiste Labar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Bens</text:p>
          </table:table-cell>
          <table:table-cell table:style-name="ce2" office:value-type="string" calcext:value-type="string">
            <text:p>Joseph B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1];&quot;,uccle&quot;))" office:value-type="string" office:string-value="https://osm.org/search?query=Rue Joseph Bens,uccle" calcext:value-type="string">
            <text:p>https://osm.org/search?query=Rue Joseph Be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Cuylits</text:p>
          </table:table-cell>
          <table:table-cell table:style-name="ce2" office:value-type="string" calcext:value-type="string">
            <text:p>Joseph Cuyli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2];&quot;,uccle&quot;))" office:value-type="string" office:string-value="https://osm.org/search?query=Rue Joseph Cuylits,uccle" calcext:value-type="string">
            <text:p>https://osm.org/search?query=Rue Joseph Cuylit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Hazard</text:p>
          </table:table-cell>
          <table:table-cell table:style-name="ce2" office:value-type="string" calcext:value-type="string">
            <text:p>Joseph Hazard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3];&quot;,uccle&quot;))" office:value-type="string" office:string-value="https://osm.org/search?query=Rue Joseph Hazard,uccle" calcext:value-type="string">
            <text:p>https://osm.org/search?query=Rue Joseph Hazar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Stallaert</text:p>
          </table:table-cell>
          <table:table-cell table:style-name="ce2" office:value-type="string" calcext:value-type="string">
            <text:p>Joseph Stallaertstraat</text:p>
          </table:table-cell>
          <table:table-cell table:style-name="ce2" office:value-type="string" calcext:value-type="string">
            <text:p>Q6456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4];&quot;,uccle&quot;))" office:value-type="string" office:string-value="https://osm.org/search?query=Rue Joseph Stallaert,uccle" calcext:value-type="string">
            <text:p>https://osm.org/search?query=Rue Joseph Stalla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eph Vanderlinden</text:p>
          </table:table-cell>
          <table:table-cell table:style-name="ce2" office:value-type="string" calcext:value-type="string">
            <text:p>Joseph Vanderlindenstraat</text:p>
          </table:table-cell>
          <table:table-cell table:style-name="ce2" office:value-type="string" calcext:value-type="string">
            <text:p>Q2768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5];&quot;,uccle&quot;))" office:value-type="string" office:string-value="https://osm.org/search?query=Rue Joseph Vanderlinden,uccle" calcext:value-type="string">
            <text:p>https://osm.org/search?query=Rue Joseph Vanderlinde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ules Lejeune</text:p>
          </table:table-cell>
          <table:table-cell table:style-name="ce2" office:value-type="string" calcext:value-type="string">
            <text:p>Jules Lejeu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86];&quot;,uccle&quot;))" office:value-type="string" office:string-value="https://osm.org/search?query=Rue Jules Lejeune,uccle" calcext:value-type="string">
            <text:p>https://osm.org/search?query=Rue Jules Lejeu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Keyenbempt</text:p>
          </table:table-cell>
          <table:table-cell table:style-name="ce2" office:value-type="string" calcext:value-type="string">
            <text:p>Keyenbemp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87];&quot;,uccle&quot;))" office:value-type="string" office:string-value="https://osm.org/search?query=Rue Keyenbempt,uccle" calcext:value-type="string">
            <text:p>https://osm.org/search?query=Rue Keyenbemp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Kinsendael</text:p>
          </table:table-cell>
          <table:table-cell table:style-name="ce2" office:value-type="string" calcext:value-type="string">
            <text:p>Kinsenda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88];&quot;,uccle&quot;))" office:value-type="string" office:string-value="https://osm.org/search?query=Rue Kinsendael,uccle" calcext:value-type="string">
            <text:p>https://osm.org/search?query=Rue Kinse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angeveld</text:p>
          </table:table-cell>
          <table:table-cell table:style-name="ce2" office:value-type="string" calcext:value-type="string">
            <text:p>Lange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89];&quot;,uccle&quot;))" office:value-type="string" office:string-value="https://osm.org/search?query=Rue Langeveld,uccle" calcext:value-type="string">
            <text:p>https://osm.org/search?query=Rue Langevel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ijkweg</text:p>
          </table:table-cell>
          <table:table-cell table:style-name="ce2" office:value-type="string" calcext:value-type="string">
            <text:p>Lijkwe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90];&quot;,uccle&quot;))" office:value-type="string" office:string-value="https://osm.org/search?query=Rue Lijkweg,uccle" calcext:value-type="string">
            <text:p>https://osm.org/search?query=Rue Lijkwe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incoln</text:p>
          </table:table-cell>
          <table:table-cell table:style-name="ce2" office:value-type="string" calcext:value-type="string">
            <text:p>Lincolnstraat</text:p>
          </table:table-cell>
          <table:table-cell table:style-name="ce5" office:value-type="string" calcext:value-type="string">
            <text:p>Q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91];&quot;,uccle&quot;))" office:value-type="string" office:string-value="https://osm.org/search?query=Rue Lincoln,uccle" calcext:value-type="string">
            <text:p>https://osm.org/search?query=Rue Lincol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rianne</text:p>
          </table:table-cell>
          <table:table-cell table:style-name="ce2" office:value-type="string" calcext:value-type="string">
            <text:p>Marianne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6" office:value-type="string" calcext:value-type="string">
            <text:p><text:a xlink:href="http://www.ebru.be/Streets/streets1180/bruxelles-1180-rue-marianne.html" xlink:type="simple">http://www.ebru.be/Streets/streets1180/bruxelles-1180-rue-marianne.html</text:a></text:p>
          </table:table-cell>
          <table:table-cell/>
          <table:table-cell table:style-name="ce10" table:formula="of:=HYPERLINK(CONCATENATE(&quot;https://osm.org/search?query=&quot;; [.C392];&quot;,uccle&quot;))" office:value-type="string" office:string-value="https://osm.org/search?query=Rue Marianne,uccle" calcext:value-type="string">
            <text:p>https://osm.org/search?query=Rue Marian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rie Depage</text:p>
          </table:table-cell>
          <table:table-cell table:style-name="ce2" office:value-type="string" calcext:value-type="string">
            <text:p>Marie Depagestraat</text:p>
          </table:table-cell>
          <table:table-cell table:style-name="ce2" office:value-type="string" calcext:value-type="string">
            <text:p>Q189730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393];&quot;,uccle&quot;))" office:value-type="string" office:string-value="https://osm.org/search?query=Rue Marie Depage,uccle" calcext:value-type="string">
            <text:p>https://osm.org/search?query=Rue Marie Depag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eyerbeer</text:p>
          </table:table-cell>
          <table:table-cell table:style-name="ce2" office:value-type="string" calcext:value-type="string">
            <text:p>Meyerbeerstraat</text:p>
          </table:table-cell>
          <table:table-cell table:style-name="ce2" office:value-type="string" calcext:value-type="string">
            <text:p>Q1052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94];&quot;,uccle&quot;))" office:value-type="string" office:string-value="https://osm.org/search?query=Rue Meyerbeer,uccle" calcext:value-type="string">
            <text:p>https://osm.org/search?query=Rue Meyerbe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ignot Delstanche</text:p>
          </table:table-cell>
          <table:table-cell table:style-name="ce2" office:value-type="string" calcext:value-type="string">
            <text:p>Mignot Delstanchestraat</text:p>
          </table:table-cell>
          <table:table-cell table:style-name="ce2" office:value-type="string" calcext:value-type="string">
            <text:p>Q854267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95];&quot;,uccle&quot;))" office:value-type="string" office:string-value="https://osm.org/search?query=Rue Mignot Delstanche,uccle" calcext:value-type="string">
            <text:p>https://osm.org/search?query=Rue Mignot Delstanch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lensteen</text:p>
          </table:table-cell>
          <table:table-cell table:style-name="ce2" office:value-type="string" calcext:value-type="string">
            <text:p>Molenste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396];&quot;,uccle&quot;))" office:value-type="string" office:string-value="https://osm.org/search?query=Rue Molensteen,uccle" calcext:value-type="string">
            <text:p>https://osm.org/search?query=Rue Molenstee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olenvelt</text:p>
          </table:table-cell>
          <table:table-cell table:style-name="ce2" office:value-type="string" calcext:value-type="string">
            <text:p>Molenvel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97];&quot;,uccle&quot;))" office:value-type="string" office:string-value="https://osm.org/search?query=Rue Molenvelt,uccle" calcext:value-type="string">
            <text:p>https://osm.org/search?query=Rue Molenvel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penkasteel</text:p>
          </table:table-cell>
          <table:table-cell table:style-name="ce2" office:value-type="string" calcext:value-type="string">
            <text:p>Papenkaste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 </text:p>
          </table:table-cell>
          <table:table-cell table:style-name="ce2" office:value-type="string" calcext:value-type="string">
            <text:p/>
            <text:p/>
          </table:table-cell>
          <table:table-cell table:style-name="ce10" table:formula="of:=HYPERLINK(CONCATENATE(&quot;https://osm.org/search?query=&quot;; [.C398];&quot;,uccle&quot;))" office:value-type="string" office:string-value="https://osm.org/search?query=Rue Papenkasteel,uccle" calcext:value-type="string">
            <text:p>https://osm.org/search?query=Rue Papenkaste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aul Hankar</text:p>
          </table:table-cell>
          <table:table-cell table:style-name="ce2" office:value-type="string" calcext:value-type="string">
            <text:p>Paul Hankarstraat</text:p>
          </table:table-cell>
          <table:table-cell table:style-name="ce2" office:value-type="string" calcext:value-type="string">
            <text:p>Q10756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Paul_Hankar" xlink:type="simple">https://fr.wikipedia.org/wiki/Paul_Hankar</text:a></text:p>
          </table:table-cell>
          <table:table-cell/>
          <table:table-cell table:style-name="ce10" table:formula="of:=HYPERLINK(CONCATENATE(&quot;https://osm.org/search?query=&quot;; [.C399];&quot;,uccle&quot;))" office:value-type="string" office:string-value="https://osm.org/search?query=Rue Paul Hankar,uccle" calcext:value-type="string">
            <text:p>https://osm.org/search?query=Rue Paul Hanka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ierre de Puysselaer</text:p>
          </table:table-cell>
          <table:table-cell table:style-name="ce2" office:value-type="string" calcext:value-type="string">
            <text:p>Pierre de Puyssela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00];&quot;,uccle&quot;))" office:value-type="string" office:string-value="https://osm.org/search?query=Rue Pierre de Puysselaer,uccle" calcext:value-type="string">
            <text:p>https://osm.org/search?query=Rue Pierre de Puyssela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rofesseur Hustin</text:p>
          </table:table-cell>
          <table:table-cell table:style-name="ce2" office:value-type="string" calcext:value-type="string">
            <text:p>Professor Hust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01];&quot;,uccle&quot;))" office:value-type="string" office:string-value="https://osm.org/search?query=Rue Professeur Hustin,uccle" calcext:value-type="string">
            <text:p>https://osm.org/search?query=Rue Professeur Hust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ittweger</text:p>
          </table:table-cell>
          <table:table-cell table:style-name="ce2" office:value-type="string" calcext:value-type="string">
            <text:p>Rittweg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02];&quot;,uccle&quot;))" office:value-type="string" office:string-value="https://osm.org/search?query=Rue Rittweger,uccle" calcext:value-type="string">
            <text:p>https://osm.org/search?query=Rue Rittweg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bert Scott</text:p>
          </table:table-cell>
          <table:table-cell table:style-name="ce2" office:value-type="string" calcext:value-type="string">
            <text:p>Robert Scottstraat</text:p>
          </table:table-cell>
          <table:table-cell table:style-name="ce2" office:value-type="string" calcext:value-type="string">
            <text:p>Q10252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03];&quot;,uccle&quot;))" office:value-type="string" office:string-value="https://osm.org/search?query=Rue Robert Scott,uccle" calcext:value-type="string">
            <text:p>https://osm.org/search?query=Rue Robert Scot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berts Jones</text:p>
          </table:table-cell>
          <table:table-cell table:style-name="ce2" office:value-type="string" calcext:value-type="string">
            <text:p>Roberts Jonesstraat</text:p>
          </table:table-cell>
          <table:table-cell table:style-name="ce2" office:value-type="string" calcext:value-type="string">
            <text:p>Q6468339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04];&quot;,uccle&quot;))" office:value-type="string" office:string-value="https://osm.org/search?query=Rue Roberts Jones,uccle" calcext:value-type="string">
            <text:p>https://osm.org/search?query=Rue Roberts Jon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osendael</text:p>
          </table:table-cell>
          <table:table-cell table:style-name="ce2" office:value-type="string" calcext:value-type="string">
            <text:p>Roosenda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05];&quot;,uccle&quot;))" office:value-type="string" office:string-value="https://osm.org/search?query=Rue Roosendael,uccle" calcext:value-type="string">
            <text:p>https://osm.org/search?query=Rue Roose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tanley</text:p>
          </table:table-cell>
          <table:table-cell table:style-name="ce2" office:value-type="string" calcext:value-type="string">
            <text:p>Stanleystraat</text:p>
          </table:table-cell>
          <table:table-cell table:style-name="ce2" office:value-type="string" calcext:value-type="string">
            <text:p>Q1714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Henry_Morton_Stanley" xlink:type="simple">https://fr.wikipedia.org/wiki/Henry_Morton_Stanley</text:a></text:p>
          </table:table-cell>
          <table:table-cell/>
          <table:table-cell table:style-name="ce10" table:formula="of:=HYPERLINK(CONCATENATE(&quot;https://osm.org/search?query=&quot;; [.C406];&quot;,uccle&quot;))" office:value-type="string" office:string-value="https://osm.org/search?query=Rue Stanley,uccle" calcext:value-type="string">
            <text:p>https://osm.org/search?query=Rue Stanley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teenvelt</text:p>
          </table:table-cell>
          <table:table-cell table:style-name="ce2" office:value-type="string" calcext:value-type="string">
            <text:p>Steenvel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07];&quot;,uccle&quot;))" office:value-type="string" office:string-value="https://osm.org/search?query=Rue Steenvelt,uccle" calcext:value-type="string">
            <text:p>https://osm.org/search?query=Rue Steenvel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derkindere</text:p>
          </table:table-cell>
          <table:table-cell table:style-name="ce2" office:value-type="string" calcext:value-type="string">
            <text:p>Vanderkinderestraat</text:p>
          </table:table-cell>
          <table:table-cell table:style-name="ce2" office:value-type="string" calcext:value-type="string">
            <text:p>Q28316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Albert_Vanderkindere" xlink:type="simple">https://fr.wikipedia.org/wiki/Albert_Vanderkindere</text:a></text:p>
          </table:table-cell>
          <table:table-cell/>
          <table:table-cell table:style-name="ce10" table:formula="of:=HYPERLINK(CONCATENATE(&quot;https://osm.org/search?query=&quot;; [.C408];&quot;,uccle&quot;))" office:value-type="string" office:string-value="https://osm.org/search?query=Rue Vanderkindere,uccle" calcext:value-type="string">
            <text:p>https://osm.org/search?query=Rue Vanderkinde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ictor Allard</text:p>
          </table:table-cell>
          <table:table-cell table:style-name="ce2" office:value-type="string" calcext:value-type="string">
            <text:p>Victor Allardstraat</text:p>
          </table:table-cell>
          <table:table-cell table:style-name="ce2" office:value-type="string" calcext:value-type="string">
            <text:p>Q7345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Victor_Allard" xlink:type="simple">https://fr.wikipedia.org/wiki/Victor_Allard</text:a></text:p>
          </table:table-cell>
          <table:table-cell/>
          <table:table-cell table:style-name="ce10" table:formula="of:=HYPERLINK(CONCATENATE(&quot;https://osm.org/search?query=&quot;; [.C409];&quot;,uccle&quot;))" office:value-type="string" office:string-value="https://osm.org/search?query=Rue Victor Allard,uccle" calcext:value-type="string">
            <text:p>https://osm.org/search?query=Rue Victor Allard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ictor Gambier</text:p>
          </table:table-cell>
          <table:table-cell table:style-name="ce2" office:value-type="string" calcext:value-type="string">
            <text:p>Victor Gamb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10" table:formula="of:=HYPERLINK(CONCATENATE(&quot;https://osm.org/search?query=&quot;; [.C410];&quot;,uccle&quot;))" office:value-type="string" office:string-value="https://osm.org/search?query=Rue Victor Gambier,uccle" calcext:value-type="string">
            <text:p>https://osm.org/search?query=Rue Victor Gambi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Zandbeek</text:p>
          </table:table-cell>
          <table:table-cell table:style-name="ce2" office:value-type="string" calcext:value-type="string">
            <text:p>Zand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1];&quot;,uccle&quot;))" office:value-type="string" office:string-value="https://osm.org/search?query=Rue Zandbeek,uccle" calcext:value-type="string">
            <text:p>https://osm.org/search?query=Rue Zand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Zeecrabbe</text:p>
          </table:table-cell>
          <table:table-cell table:style-name="ce2" office:value-type="string" calcext:value-type="string">
            <text:p>Zeecrabb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2];&quot;,uccle&quot;))" office:value-type="string" office:string-value="https://osm.org/search?query=Rue Zeecrabbe,uccle" calcext:value-type="string">
            <text:p>https://osm.org/search?query=Rue Zeecrabb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Zwartebeek</text:p>
          </table:table-cell>
          <table:table-cell table:style-name="ce2" office:value-type="string" calcext:value-type="string">
            <text:p>Zwarte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3];&quot;,uccle&quot;))" office:value-type="string" office:string-value="https://osm.org/search?query=Rue Zwartebeek,uccle" calcext:value-type="string">
            <text:p>https://osm.org/search?query=Rue Zwarte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oetendael</text:p>
          </table:table-cell>
          <table:table-cell table:style-name="ce2" office:value-type="string" calcext:value-type="string">
            <text:p>Boetenda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4];&quot;,uccle&quot;))" office:value-type="string" office:string-value="https://osm.org/search?query=Rue de Boetendael,uccle" calcext:value-type="string">
            <text:p>https://osm.org/search?query=Rue de Boetenda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Calevoet</text:p>
          </table:table-cell>
          <table:table-cell table:style-name="ce2" office:value-type="string" calcext:value-type="string">
            <text:p>Calevo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5];&quot;,uccle&quot;))" office:value-type="string" office:string-value="https://osm.org/search?query=Rue de Calevoet,uccle" calcext:value-type="string">
            <text:p>https://osm.org/search?query=Rue de Calevoe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Huldenberg</text:p>
          </table:table-cell>
          <table:table-cell table:style-name="ce2" office:value-type="string" calcext:value-type="string">
            <text:p>de Huld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6];&quot;,uccle&quot;))" office:value-type="string" office:string-value="https://osm.org/search?query=Rue de Huldenberg,uccle" calcext:value-type="string">
            <text:p>https://osm.org/search?query=Rue de Hulden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inkebeek</text:p>
          </table:table-cell>
          <table:table-cell table:style-name="ce2" office:value-type="string" calcext:value-type="string">
            <text:p>Linke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7];&quot;,uccle&quot;))" office:value-type="string" office:string-value="https://osm.org/search?query=Rue de Linkebeek,uccle" calcext:value-type="string">
            <text:p>https://osm.org/search?query=Rue de Linke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Nieuwenhove</text:p>
          </table:table-cell>
          <table:table-cell table:style-name="ce2" office:value-type="string" calcext:value-type="string">
            <text:p>Nieuwenhov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8];&quot;,uccle&quot;))" office:value-type="string" office:string-value="https://osm.org/search?query=Rue de Nieuwenhove,uccle" calcext:value-type="string">
            <text:p>https://osm.org/search?query=Rue de Nieuwenhov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Percke</text:p>
          </table:table-cell>
          <table:table-cell table:style-name="ce2" office:value-type="string" calcext:value-type="string">
            <text:p>de Perck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19];&quot;,uccle&quot;))" office:value-type="string" office:string-value="https://osm.org/search?query=Rue de Percke,uccle" calcext:value-type="string">
            <text:p>https://osm.org/search?query=Rue de Perck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Stalle</text:p>
          </table:table-cell>
          <table:table-cell table:style-name="ce2" office:value-type="string" calcext:value-type="string">
            <text:p>Sta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0];&quot;,uccle&quot;))" office:value-type="string" office:string-value="https://osm.org/search?query=Rue de Stalle,uccle" calcext:value-type="string">
            <text:p>https://osm.org/search?query=Rue de Sta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Verrewinkel</text:p>
          </table:table-cell>
          <table:table-cell table:style-name="ce2" office:value-type="string" calcext:value-type="string">
            <text:p>Verrewink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1];&quot;,uccle&quot;))" office:value-type="string" office:string-value="https://osm.org/search?query=Rue de Verrewinkel,uccle" calcext:value-type="string">
            <text:p>https://osm.org/search?query=Rue de Verrewinkel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Wansijn</text:p>
          </table:table-cell>
          <table:table-cell table:style-name="ce2" office:value-type="string" calcext:value-type="string">
            <text:p>de Wansij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22];&quot;,uccle&quot;))" office:value-type="string" office:string-value="https://osm.org/search?query=Rue de Wansijn,uccle" calcext:value-type="string">
            <text:p>https://osm.org/search?query=Rue de Wansij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ntilope</text:p>
          </table:table-cell>
          <table:table-cell table:style-name="ce2" office:value-type="string" calcext:value-type="string">
            <text:p>Antilop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3];&quot;,uccle&quot;))" office:value-type="string" office:string-value="https://osm.org/search?query=Rue de l'Antilope,uccle" calcext:value-type="string">
            <text:p>https://osm.org/search?query=Rue de l'Antilop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némone</text:p>
          </table:table-cell>
          <table:table-cell table:style-name="ce2" office:value-type="string" calcext:value-type="string">
            <text:p>Anemo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4];&quot;,uccle&quot;))" office:value-type="string" office:string-value="https://osm.org/search?query=Rue de l'Anémone,uccle" calcext:value-type="string">
            <text:p>https://osm.org/search?query=Rue de l'Anémo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rbrisseau</text:p>
          </table:table-cell>
          <table:table-cell table:style-name="ce2" office:value-type="string" calcext:value-type="string">
            <text:p>Hee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5];&quot;,uccle&quot;))" office:value-type="string" office:string-value="https://osm.org/search?query=Rue de l'Arbrisseau,uccle" calcext:value-type="string">
            <text:p>https://osm.org/search?query=Rue de l'Arbrisseau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Yser</text:p>
          </table:table-cell>
          <table:table-cell table:style-name="ce2" office:value-type="string" calcext:value-type="string">
            <text:p>Ijz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6];&quot;,uccle&quot;))" office:value-type="string" office:string-value="https://osm.org/search?query=Rue de l'Yser,uccle" calcext:value-type="string">
            <text:p>https://osm.org/search?query=Rue de l'Ys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quateur</text:p>
          </table:table-cell>
          <table:table-cell table:style-name="ce2" office:value-type="string" calcext:value-type="string">
            <text:p>Evenaa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7];&quot;,uccle&quot;))" office:value-type="string" office:string-value="https://osm.org/search?query=Rue de l'Équateur,uccle" calcext:value-type="string">
            <text:p>https://osm.org/search?query=Rue de l'Équateu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toile</text:p>
          </table:table-cell>
          <table:table-cell table:style-name="ce2" office:value-type="string" calcext:value-type="string">
            <text:p>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8];&quot;,uccle&quot;))" office:value-type="string" office:string-value="https://osm.org/search?query=Rue de l'Étoile,uccle" calcext:value-type="string">
            <text:p>https://osm.org/search?query=Rue de l'Étoi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Bascule</text:p>
          </table:table-cell>
          <table:table-cell table:style-name="ce2" office:value-type="string" calcext:value-type="string">
            <text:p>Bascu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29];&quot;,uccle&quot;))" office:value-type="string" office:string-value="https://osm.org/search?query=Rue de la Bascule,uccle" calcext:value-type="string">
            <text:p>https://osm.org/search?query=Rue de la Bascu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ueillette</text:p>
          </table:table-cell>
          <table:table-cell table:style-name="ce2" office:value-type="string" calcext:value-type="string">
            <text:p>Plu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0];&quot;,uccle&quot;))" office:value-type="string" office:string-value="https://osm.org/search?query=Rue de la Cueillette,uccle" calcext:value-type="string">
            <text:p>https://osm.org/search?query=Rue de la Cueillet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auvette</text:p>
          </table:table-cell>
          <table:table-cell table:style-name="ce2" office:value-type="string" calcext:value-type="string">
            <text:p>Grasmu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1];&quot;,uccle&quot;))" office:value-type="string" office:string-value="https://osm.org/search?query=Rue de la Fauvette,uccle" calcext:value-type="string">
            <text:p>https://osm.org/search?query=Rue de la Fauvet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ourragère</text:p>
          </table:table-cell>
          <table:table-cell table:style-name="ce2" office:value-type="string" calcext:value-type="string">
            <text:p>Fourragèr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2];&quot;,uccle&quot;))" office:value-type="string" office:string-value="https://osm.org/search?query=Rue de la Fourragère,uccle" calcext:value-type="string">
            <text:p>https://osm.org/search?query=Rue de la Fourrag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agnanerie</text:p>
          </table:table-cell>
          <table:table-cell table:style-name="ce2" office:value-type="string" calcext:value-type="string">
            <text:p>Zijdeteel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3];&quot;,uccle&quot;))" office:value-type="string" office:string-value="https://osm.org/search?query=Rue de la Magnanerie,uccle" calcext:value-type="string">
            <text:p>https://osm.org/search?query=Rue de la Magnaner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Mutualité</text:p>
          </table:table-cell>
          <table:table-cell table:style-name="ce2" office:value-type="string" calcext:value-type="string">
            <text:p>Onderlinge Bijst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4];&quot;,uccle&quot;))" office:value-type="string" office:string-value="https://osm.org/search?query=Rue de la Mutualité,uccle" calcext:value-type="string">
            <text:p>https://osm.org/search?query=Rue de la Mutualit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rimevère</text:p>
          </table:table-cell>
          <table:table-cell table:style-name="ce2" office:value-type="string" calcext:value-type="string">
            <text:p>Sleutelblo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5];&quot;,uccle&quot;))" office:value-type="string" office:string-value="https://osm.org/search?query=Rue de la Primevère,uccle" calcext:value-type="string">
            <text:p>https://osm.org/search?query=Rue de la Primevè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êcherie</text:p>
          </table:table-cell>
          <table:table-cell table:style-name="ce2" office:value-type="string" calcext:value-type="string">
            <text:p>Viss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6];&quot;,uccle&quot;))" office:value-type="string" office:string-value="https://osm.org/search?query=Rue de la Pêcherie,uccle" calcext:value-type="string">
            <text:p>https://osm.org/search?query=Rue de la Pêcheri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Seconde Reine</text:p>
          </table:table-cell>
          <table:table-cell table:style-name="ce2" office:value-type="string" calcext:value-type="string">
            <text:p>Tweede Konin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437];&quot;,uccle&quot;))" office:value-type="string" office:string-value="https://osm.org/search?query=Rue de la Seconde Reine,uccle" calcext:value-type="string">
            <text:p>https://osm.org/search?query=Rue de la Seconde Rei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Astronomes</text:p>
          </table:table-cell>
          <table:table-cell table:style-name="ce2" office:value-type="string" calcext:value-type="string">
            <text:p>Sterrenkundi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8];&quot;,uccle&quot;))" office:value-type="string" office:string-value="https://osm.org/search?query=Rue des Astronomes,uccle" calcext:value-type="string">
            <text:p>https://osm.org/search?query=Rue des Astronom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alkans</text:p>
          </table:table-cell>
          <table:table-cell table:style-name="ce2" office:value-type="string" calcext:value-type="string">
            <text:p>Balk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39];&quot;,uccle&quot;))" office:value-type="string" office:string-value="https://osm.org/search?query=Rue des Balkans,uccle" calcext:value-type="string">
            <text:p>https://osm.org/search?query=Rue des Balka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Bigarreaux</text:p>
          </table:table-cell>
          <table:table-cell table:style-name="ce2" office:value-type="string" calcext:value-type="string">
            <text:p>Vleesker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0];&quot;,uccle&quot;))" office:value-type="string" office:string-value="https://osm.org/search?query=Rue des Bigarreaux,uccle" calcext:value-type="string">
            <text:p>https://osm.org/search?query=Rue des Bigarreau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abris</text:p>
          </table:table-cell>
          <table:table-cell table:style-name="ce2" office:value-type="string" calcext:value-type="string">
            <text:p>Geit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1];&quot;,uccle&quot;))" office:value-type="string" office:string-value="https://osm.org/search?query=Rue des Cabris,uccle" calcext:value-type="string">
            <text:p>https://osm.org/search?query=Rue des Cabr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armélites</text:p>
          </table:table-cell>
          <table:table-cell table:style-name="ce2" office:value-type="string" calcext:value-type="string">
            <text:p>Karmelie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2];&quot;,uccle&quot;))" office:value-type="string" office:string-value="https://osm.org/search?query=Rue des Carmélites,uccle" calcext:value-type="string">
            <text:p>https://osm.org/search?query=Rue des Carmélit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ottages</text:p>
          </table:table-cell>
          <table:table-cell table:style-name="ce2" office:value-type="string" calcext:value-type="string">
            <text:p>Landhuis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3];&quot;,uccle&quot;))" office:value-type="string" office:string-value="https://osm.org/search?query=Rue des Cottages,uccle" calcext:value-type="string">
            <text:p>https://osm.org/search?query=Rue des Cottag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Glaïeuls</text:p>
          </table:table-cell>
          <table:table-cell table:style-name="ce2" office:value-type="string" calcext:value-type="string">
            <text:p>Lisbloe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4];&quot;,uccle&quot;))" office:value-type="string" office:string-value="https://osm.org/search?query=Rue des Glaïeuls,uccle" calcext:value-type="string">
            <text:p>https://osm.org/search?query=Rue des Glaïeul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Griottes</text:p>
          </table:table-cell>
          <table:table-cell table:style-name="ce2" office:value-type="string" calcext:value-type="string">
            <text:p>Noordkriek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5];&quot;,uccle&quot;))" office:value-type="string" office:string-value="https://osm.org/search?query=Rue des Griottes,uccle" calcext:value-type="string">
            <text:p>https://osm.org/search?query=Rue des Griott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yosotis</text:p>
          </table:table-cell>
          <table:table-cell table:style-name="ce2" office:value-type="string" calcext:value-type="string">
            <text:p>Vergeet-mij-niet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6];&quot;,uccle&quot;))" office:value-type="string" office:string-value="https://osm.org/search?query=Rue des Myosotis,uccle" calcext:value-type="string">
            <text:p>https://osm.org/search?query=Rue des Myosot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olders</text:p>
          </table:table-cell>
          <table:table-cell table:style-name="ce2" office:value-type="string" calcext:value-type="string">
            <text:p>Pol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7];&quot;,uccle&quot;))" office:value-type="string" office:string-value="https://osm.org/search?query=Rue des Polders,uccle" calcext:value-type="string">
            <text:p>https://osm.org/search?query=Rue des Pold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Poussins</text:p>
          </table:table-cell>
          <table:table-cell table:style-name="ce2" office:value-type="string" calcext:value-type="string">
            <text:p>Kippek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8];&quot;,uccle&quot;))" office:value-type="string" office:string-value="https://osm.org/search?query=Rue des Poussins,uccle" calcext:value-type="string">
            <text:p>https://osm.org/search?query=Rue des Poussi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Trois Arbres</text:p>
          </table:table-cell>
          <table:table-cell table:style-name="ce2" office:value-type="string" calcext:value-type="string">
            <text:p>Drie Bo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49];&quot;,uccle&quot;))" office:value-type="string" office:string-value="https://osm.org/search?query=Rue des Trois Arbres,uccle" calcext:value-type="string">
            <text:p>https://osm.org/search?query=Rue des Trois Arbr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Trois Rois</text:p>
          </table:table-cell>
          <table:table-cell table:style-name="ce2" office:value-type="string" calcext:value-type="string">
            <text:p>Drie Kon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0];&quot;,uccle&quot;))" office:value-type="string" office:string-value="https://osm.org/search?query=Rue des Trois Rois,uccle" calcext:value-type="string">
            <text:p>https://osm.org/search?query=Rue des Trois Ro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Bourdon</text:p>
          </table:table-cell>
          <table:table-cell table:style-name="ce2" office:value-type="string" calcext:value-type="string">
            <text:p>Horz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1];&quot;,uccle&quot;))" office:value-type="string" office:string-value="https://osm.org/search?query=Rue du Bourdon,uccle" calcext:value-type="string">
            <text:p>https://osm.org/search?query=Rue du Bourd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amois</text:p>
          </table:table-cell>
          <table:table-cell table:style-name="ce2" office:value-type="string" calcext:value-type="string">
            <text:p>Gem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2];&quot;,uccle&quot;))" office:value-type="string" office:string-value="https://osm.org/search?query=Rue du Chamois,uccle" calcext:value-type="string">
            <text:p>https://osm.org/search?query=Rue du Chamoi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hâteau d'Or</text:p>
          </table:table-cell>
          <table:table-cell table:style-name="ce2" office:value-type="string" calcext:value-type="string">
            <text:p>Gulden Kast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3];&quot;,uccle&quot;))" office:value-type="string" office:string-value="https://osm.org/search?query=Rue du Château d'Or,uccle" calcext:value-type="string">
            <text:p>https://osm.org/search?query=Rue du Château d'O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Framboisier</text:p>
          </table:table-cell>
          <table:table-cell table:style-name="ce2" office:value-type="string" calcext:value-type="string">
            <text:p>Frambozenstrui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4];&quot;,uccle&quot;))" office:value-type="string" office:string-value="https://osm.org/search?query=Rue du Framboisier,uccle" calcext:value-type="string">
            <text:p>https://osm.org/search?query=Rue du Framboisi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Ham</text:p>
          </table:table-cell>
          <table:table-cell table:style-name="ce2" office:value-type="string" calcext:value-type="string">
            <text:p>Ha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5];&quot;,uccle&quot;))" office:value-type="string" office:string-value="https://osm.org/search?query=Rue du Ham,uccle" calcext:value-type="string">
            <text:p>https://osm.org/search?query=Rue du Ham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Kriekenput</text:p>
          </table:table-cell>
          <table:table-cell table:style-name="ce2" office:value-type="string" calcext:value-type="string">
            <text:p>Kriekenp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6];&quot;,uccle&quot;))" office:value-type="string" office:string-value="https://osm.org/search?query=Rue du Kriekenput,uccle" calcext:value-type="string">
            <text:p>https://osm.org/search?query=Rue du Kriekenpu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Lama</text:p>
          </table:table-cell>
          <table:table-cell table:style-name="ce2" office:value-type="string" calcext:value-type="string">
            <text:p>Lam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7];&quot;,uccle&quot;))" office:value-type="string" office:string-value="https://osm.org/search?query=Rue du Lama,uccle" calcext:value-type="string">
            <text:p>https://osm.org/search?query=Rue du Lam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elkriek</text:p>
          </table:table-cell>
          <table:table-cell table:style-name="ce2" office:value-type="string" calcext:value-type="string">
            <text:p>Melkri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8];&quot;,uccle&quot;))" office:value-type="string" office:string-value="https://osm.org/search?query=Rue du Melkriek,uccle" calcext:value-type="string">
            <text:p>https://osm.org/search?query=Rue du Melkri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erlo</text:p>
          </table:table-cell>
          <table:table-cell table:style-name="ce2" office:value-type="string" calcext:value-type="string">
            <text:p>Merl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59];&quot;,uccle&quot;))" office:value-type="string" office:string-value="https://osm.org/search?query=Rue du Merlo,uccle" calcext:value-type="string">
            <text:p>https://osm.org/search?query=Rue du Merl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acifique</text:p>
          </table:table-cell>
          <table:table-cell table:style-name="ce2" office:value-type="string" calcext:value-type="string">
            <text:p>Stille Oceaa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0];&quot;,uccle&quot;))" office:value-type="string" office:string-value="https://osm.org/search?query=Rue du Pacifique,uccle" calcext:value-type="string">
            <text:p>https://osm.org/search?query=Rue du Pacifiqu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Roetaert</text:p>
          </table:table-cell>
          <table:table-cell table:style-name="ce2" office:value-type="string" calcext:value-type="string">
            <text:p>Roeta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1];&quot;,uccle&quot;))" office:value-type="string" office:string-value="https://osm.org/search?query=Rue du Roetaert,uccle" calcext:value-type="string">
            <text:p>https://osm.org/search?query=Rue du Roetaer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Wagon</text:p>
          </table:table-cell>
          <table:table-cell table:style-name="ce2" office:value-type="string" calcext:value-type="string">
            <text:p>Wa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2];&quot;,uccle&quot;))" office:value-type="string" office:string-value="https://osm.org/search?query=Rue du Wagon,uccle" calcext:value-type="string">
            <text:p>https://osm.org/search?query=Rue du Wag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Wolvenberg</text:p>
          </table:table-cell>
          <table:table-cell table:style-name="ce2" office:value-type="string" calcext:value-type="string">
            <text:p>Wolv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3];&quot;,uccle&quot;))" office:value-type="string" office:string-value="https://osm.org/search?query=Rue du Wolvenberg,uccle" calcext:value-type="string">
            <text:p>https://osm.org/search?query=Rue du Wolvenberg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gide Van Ophem</text:p>
          </table:table-cell>
          <table:table-cell table:style-name="ce2" office:value-type="string" calcext:value-type="string">
            <text:p>Égide Van Op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4];&quot;,uccle&quot;))" office:value-type="string" office:string-value="https://osm.org/search?query=Rue Égide Van Ophem,uccle" calcext:value-type="string">
            <text:p>https://osm.org/search?query=Rue Égide Van Ophem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Émile Claus</text:p>
          </table:table-cell>
          <table:table-cell table:style-name="ce2" office:value-type="string" calcext:value-type="string">
            <text:p>Émile Clausstraat</text:p>
          </table:table-cell>
          <table:table-cell table:style-name="ce2" office:value-type="string" calcext:value-type="string">
            <text:p>Q73300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65];&quot;,uccle&quot;))" office:value-type="string" office:string-value="https://osm.org/search?query=Rue Émile Claus,uccle" calcext:value-type="string">
            <text:p>https://osm.org/search?query=Rue Émile Clau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Grasdelle</text:p>
          </table:table-cell>
          <table:table-cell table:style-name="ce2" office:value-type="string" calcext:value-type="string">
            <text:p>Grasdelle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6];&quot;,uccle&quot;))" office:value-type="string" office:string-value="https://osm.org/search?query=Sentier de Grasdelle,uccle" calcext:value-type="string">
            <text:p>https://osm.org/search?query=Sentier de Grasde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Waterloo</text:p>
          </table:table-cell>
          <table:table-cell table:style-name="ce2" office:value-type="string" calcext:value-type="string">
            <text:p>Waterloo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7];&quot;,uccle&quot;))" office:value-type="string" office:string-value="https://osm.org/search?query=Sentier de Waterloo,uccle" calcext:value-type="string">
            <text:p>https://osm.org/search?query=Sentier de Waterloo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Cambre</text:p>
          </table:table-cell>
          <table:table-cell table:style-name="ce2" office:value-type="string" calcext:value-type="string">
            <text:p>Ter Kamen voe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68];&quot;,uccle&quot;))" office:value-type="string" office:string-value="https://osm.org/search?query=Sentier de la Cambre,uccle" calcext:value-type="string">
            <text:p>https://osm.org/search?query=Sentier de la Cambr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Duchesse</text:p>
          </table:table-cell>
          <table:table-cell table:style-name="ce2" office:value-type="string" calcext:value-type="string">
            <text:p>Hertoginnenpad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10" table:formula="of:=HYPERLINK(CONCATENATE(&quot;https://osm.org/search?query=&quot;; [.C469];&quot;,uccle&quot;))" office:value-type="string" office:string-value="https://osm.org/search?query=Sentier de la Duchesse,uccle" calcext:value-type="string">
            <text:p>https://osm.org/search?query=Sentier de la Duchess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Fontaine</text:p>
          </table:table-cell>
          <table:table-cell table:style-name="ce2" office:value-type="string" calcext:value-type="string">
            <text:p>Fontein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0];&quot;,uccle&quot;))" office:value-type="string" office:string-value="https://osm.org/search?query=Sentier de la Fontaine,uccle" calcext:value-type="string">
            <text:p>https://osm.org/search?query=Sentier de la Fontain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Petite Espinette</text:p>
          </table:table-cell>
          <table:table-cell table:style-name="ce2" office:value-type="string" calcext:value-type="string">
            <text:p>Kleine Hutvoe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1];&quot;,uccle&quot;))" office:value-type="string" office:string-value="https://osm.org/search?query=Sentier de la Petite Espinette,uccle" calcext:value-type="string">
            <text:p>https://osm.org/search?query=Sentier de la Petite Espinett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la Source Laineuse</text:p>
          </table:table-cell>
          <table:table-cell table:style-name="ce2" office:value-type="string" calcext:value-type="string">
            <text:p>Wollenborre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2];&quot;,uccle&quot;))" office:value-type="string" office:string-value="https://osm.org/search?query=Sentier de la Source Laineuse,uccle" calcext:value-type="string">
            <text:p>https://osm.org/search?query=Sentier de la Source Laineus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Bouleaux</text:p>
          </table:table-cell>
          <table:table-cell table:style-name="ce2" office:value-type="string" calcext:value-type="string">
            <text:p>Berkenvoe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3];&quot;,uccle&quot;))" office:value-type="string" office:string-value="https://osm.org/search?query=Sentier des Bouleaux,uccle" calcext:value-type="string">
            <text:p>https://osm.org/search?query=Sentier des Bouleaux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Endymions</text:p>
          </table:table-cell>
          <table:table-cell table:style-name="ce2" office:value-type="string" calcext:value-type="string">
            <text:p>Boshyacintenvoe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4];&quot;,uccle&quot;))" office:value-type="string" office:string-value="https://osm.org/search?query=Sentier des Endymions,uccle" calcext:value-type="string">
            <text:p>https://osm.org/search?query=Sentier des Endymion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Sables</text:p>
          </table:table-cell>
          <table:table-cell table:style-name="ce2" office:value-type="string" calcext:value-type="string">
            <text:p>Zavelvoe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5];&quot;,uccle&quot;))" office:value-type="string" office:string-value="https://osm.org/search?query=Sentier des Sables,uccle" calcext:value-type="string">
            <text:p>https://osm.org/search?query=Sentier des Sabl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s Sorbiers</text:p>
          </table:table-cell>
          <table:table-cell table:style-name="ce2" office:value-type="string" calcext:value-type="string">
            <text:p>Lijsterbesbomenvoet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6];&quot;,uccle&quot;))" office:value-type="string" office:string-value="https://osm.org/search?query=Sentier des Sorbiers,uccle" calcext:value-type="string">
            <text:p>https://osm.org/search?query=Sentier des Sorbier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Bocq</text:p>
          </table:table-cell>
          <table:table-cell table:style-name="ce2" office:value-type="string" calcext:value-type="string">
            <text:p>Bocqvoetwe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77];&quot;,uccle&quot;))" office:value-type="string" office:string-value="https://osm.org/search?query=Sentier du Bocq,uccle" calcext:value-type="string">
            <text:p>https://osm.org/search?query=Sentier du Bocq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Crabbegat</text:p>
          </table:table-cell>
          <table:table-cell table:style-name="ce2" office:value-type="string" calcext:value-type="string">
            <text:p>Crabbega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8];&quot;,uccle&quot;))" office:value-type="string" office:string-value="https://osm.org/search?query=Sentier du Crabbegat,uccle" calcext:value-type="string">
            <text:p>https://osm.org/search?query=Sentier du Crabbega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Vuylbeek</text:p>
          </table:table-cell>
          <table:table-cell table:style-name="ce2" office:value-type="string" calcext:value-type="string">
            <text:p>Vuilbeek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79];&quot;,uccle&quot;))" office:value-type="string" office:string-value="https://osm.org/search?query=Sentier du Vuylbeek,uccle" calcext:value-type="string">
            <text:p>https://osm.org/search?query=Sentier du Vuyl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u Vuylbeek</text:p>
          </table:table-cell>
          <table:table-cell table:style-name="ce2" office:value-type="string" calcext:value-type="string">
            <text:p>Vuilbeekvoet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0];&quot;,uccle&quot;))" office:value-type="string" office:string-value="https://osm.org/search?query=Sentier du Vuylbeek,uccle" calcext:value-type="string">
            <text:p>https://osm.org/search?query=Sentier du Vuylbeek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Charles Lagrange</text:p>
          </table:table-cell>
          <table:table-cell table:style-name="ce2" office:value-type="string" calcext:value-type="string">
            <text:p>Charles Lagrangesquare</text:p>
          </table:table-cell>
          <table:table-cell table:style-name="ce2" office:value-type="string" calcext:value-type="string">
            <text:p>Q29593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Charles_Henri_Lagrange" xlink:type="simple">https://fr.wikipedia.org/wiki/Charles_Henri_Lagrange</text:a></text:p>
          </table:table-cell>
          <table:table-cell/>
          <table:table-cell table:style-name="ce10" table:formula="of:=HYPERLINK(CONCATENATE(&quot;https://osm.org/search?query=&quot;; [.C481];&quot;,uccle&quot;))" office:value-type="string" office:string-value="https://osm.org/search?query=Square Charles Lagrange,uccle" calcext:value-type="string">
            <text:p>https://osm.org/search?query=Square Charles Lagrang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 Fré</text:p>
          </table:table-cell>
          <table:table-cell table:number-columns-repeated="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2];&quot;,uccle&quot;))" office:value-type="string" office:string-value="https://osm.org/search?query=Square De Fré,uccle" calcext:value-type="string">
            <text:p>https://osm.org/search?query=Square De Fr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 Fré</text:p>
          </table:table-cell>
          <table:table-cell table:style-name="ce2" office:value-type="string" calcext:value-type="string">
            <text:p>De Fré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3];&quot;,uccle&quot;))" office:value-type="string" office:string-value="https://osm.org/search?query=Square De Fré,uccle" calcext:value-type="string">
            <text:p>https://osm.org/search?query=Square De Fr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Masséna</text:p>
          </table:table-cell>
          <table:table-cell table:style-name="ce2" office:value-type="string" calcext:value-type="string">
            <text:p>Masséna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4];&quot;,uccle&quot;))" office:value-type="string" office:string-value="https://osm.org/search?query=Square Masséna,uccle" calcext:value-type="string">
            <text:p>https://osm.org/search?query=Square Masséna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Van Bever</text:p>
          </table:table-cell>
          <table:table-cell table:style-name="ce2" office:value-type="string" calcext:value-type="string">
            <text:p>Van Beversquare</text:p>
          </table:table-cell>
          <table:table-cell table:style-name="ce2" office:value-type="string" calcext:value-type="string">
            <text:p/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e page Wikipédia</text:p>
          </table:table-cell>
          <table:table-cell/>
          <table:table-cell table:style-name="ce10" table:formula="of:=HYPERLINK(CONCATENATE(&quot;https://osm.org/search?query=&quot;; [.C485];&quot;,uccle&quot;))" office:value-type="string" office:string-value="https://osm.org/search?query=Square Van Bever,uccle" calcext:value-type="string">
            <text:p>https://osm.org/search?query=Square Van Bever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s Héros</text:p>
          </table:table-cell>
          <table:table-cell table:style-name="ce2" office:value-type="string" calcext:value-type="string">
            <text:p>Helden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86];&quot;,uccle&quot;))" office:value-type="string" office:string-value="https://osm.org/search?query=Square des Héros,uccle" calcext:value-type="string">
            <text:p>https://osm.org/search?query=Square des Héro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s Mirabelles</text:p>
          </table:table-cell>
          <table:table-cell table:style-name="ce2" office:value-type="string" calcext:value-type="string">
            <text:p>Mirabelle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7];&quot;,uccle&quot;))" office:value-type="string" office:string-value="https://osm.org/search?query=Square des Mirabelles,uccle" calcext:value-type="string">
            <text:p>https://osm.org/search?query=Square des Mirabell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des Mérises</text:p>
          </table:table-cell>
          <table:table-cell table:style-name="ce2" office:value-type="string" calcext:value-type="string">
            <text:p>Wilde Kersen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8];&quot;,uccle&quot;))" office:value-type="string" office:string-value="https://osm.org/search?query=Square des Mérises,uccle" calcext:value-type="string">
            <text:p>https://osm.org/search?query=Square des Mérises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Étoile</text:p>
          </table:table-cell>
          <table:table-cell table:style-name="ce2" office:value-type="string" calcext:value-type="string">
            <text:p>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89];&quot;,uccle&quot;))" office:value-type="string" office:string-value="https://osm.org/search?query=Rue de l'Étoile,uccle" calcext:value-type="string">
            <text:p>https://osm.org/search?query=Rue de l'Étoi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allon d'Ohain</text:p>
          </table:table-cell>
          <table:table-cell table:style-name="ce2" office:value-type="string" calcext:value-type="string">
            <text:p>Ohaind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0];&quot;,uccle&quot;))" office:value-type="string" office:string-value="https://osm.org/search?query=Vallon d'Ohain,uccle" calcext:value-type="string">
            <text:p>https://osm.org/search?query=Vallon d'Oha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enelle Robert Brout</text:p>
          </table:table-cell>
          <table:table-cell table:style-name="ce2" office:value-type="string" calcext:value-type="string">
            <text:p>Robert Broutsteeg</text:p>
          </table:table-cell>
          <table:table-cell table:style-name="ce5" office:value-type="string" calcext:value-type="string">
            <text:p>Q15183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491];&quot;,uccle&quot;))" office:value-type="string" office:string-value="https://osm.org/search?query=Venelle Robert Brout,uccle" calcext:value-type="string">
            <text:p>https://osm.org/search?query=Venelle Robert Brout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enelle de Saint-Job</text:p>
          </table:table-cell>
          <table:table-cell table:style-name="ce2" office:value-type="string" calcext:value-type="string">
            <text:p>Sint-Job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2];&quot;,uccle&quot;))" office:value-type="string" office:string-value="https://osm.org/search?query=Venelle de Saint-Job,uccle" calcext:value-type="string">
            <text:p>https://osm.org/search?query=Venelle de Saint-Job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enelle du Boson</text:p>
          </table:table-cell>
          <table:table-cell table:style-name="ce2" office:value-type="string" calcext:value-type="string">
            <text:p>Boson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3];&quot;,uccle&quot;))" office:value-type="string" office:string-value="https://osm.org/search?query=Venelle du Boson,uccle" calcext:value-type="string">
            <text:p>https://osm.org/search?query=Venelle du Boso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rolongée de Stalle</text:p>
          </table:table-cell>
          <table:table-cell table:style-name="ce2" office:value-type="string" calcext:value-type="string">
            <text:p>Verlengde Sta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4];&quot;,uccle&quot;))" office:value-type="string" office:string-value="https://osm.org/search?query=Rue Prolongée de Stalle,uccle" calcext:value-type="string">
            <text:p>https://osm.org/search?query=Rue Prolongée de Stalle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ieille Rue du Moulin</text:p>
          </table:table-cell>
          <table:table-cell table:style-name="ce2" office:value-type="string" calcext:value-type="string">
            <text:p>Oude Mo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5];&quot;,uccle&quot;))" office:value-type="string" office:string-value="https://osm.org/search?query=Vieille Rue du Moulin,uccle" calcext:value-type="string">
            <text:p>https://osm.org/search?query=Vieille Rue du Moul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ieux Chemin</text:p>
          </table:table-cell>
          <table:table-cell table:style-name="ce2" office:value-type="string" calcext:value-type="string">
            <text:p>Oude 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6];&quot;,uccle&quot;))" office:value-type="string" office:string-value="https://osm.org/search?query=Vieux Chemin,uccle" calcext:value-type="string">
            <text:p>https://osm.org/search?query=Vieux Chemin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Liberté</text:p>
          </table:table-cell>
          <table:table-cell table:style-name="ce2" office:value-type="string" calcext:value-type="string">
            <text:p>Vrij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7];&quot;,uccle&quot;))" office:value-type="string" office:string-value="https://osm.org/search?query=Rue de la Liberté,uccle" calcext:value-type="string">
            <text:p>https://osm.org/search?query=Rue de la Liberté,uccl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entier de Waterloo</text:p>
          </table:table-cell>
          <table:table-cell table:style-name="ce2" office:value-type="string" calcext:value-type="string">
            <text:p>Waterloopa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498];&quot;,uccle&quot;))" office:value-type="string" office:string-value="https://osm.org/search?query=Sentier de Waterloo,uccle" calcext:value-type="string">
            <text:p>https://osm.org/search?query=Sentier de Waterloo,uccle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content-validation-name="val1"/>
          <table:table-cell table:number-columns-repeated="1018"/>
        </table:table-row>
        <table:table-row table:style-name="ro3" table:number-rows-repeated="10480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ccle" style:display-name="PageStyle_ucc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35" meta:object-count="0"/>
    <meta:generator>LibreOfficeDev/6.0.5.2$Linux_X86_64 LibreOffice_project/</meta:generator>
  </office:meta>
</office:document-meta>
</file>